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0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00"/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quenc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3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total reads</text:p>
          </table:table-cell>
          <table:table-cell table:style-name="ce1" office:value-type="string" calcext:value-type="string">
            <text:p>after filtering (&lt;18, no-adapter found removed, quality and artifact filtering)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complexit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exp5_1.fastq</text:p>
          </table:table-cell>
          <table:table-cell office:value-type="float" office:value="25580902" calcext:value-type="float">
            <text:p>25580902</text:p>
          </table:table-cell>
          <table:table-cell office:value-type="float" office:value="23662841" calcext:value-type="float">
            <text:p>23662841</text:p>
          </table:table-cell>
          <table:table-cell table:formula="of:=1-[.C3]/[.B3]" office:value-type="percentage" office:value="0.0749801942089454" calcext:value-type="percentage">
            <text:p>7.50%</text:p>
          </table:table-cell>
          <table:table-cell office:value-type="percentage" office:value="0.082934" calcext:value-type="percentage">
            <text:p>8.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5_2.fastq</text:p>
          </table:table-cell>
          <table:table-cell office:value-type="float" office:value="39423030" calcext:value-type="float">
            <text:p>39423030</text:p>
          </table:table-cell>
          <table:table-cell office:value-type="float" office:value="37346923" calcext:value-type="float">
            <text:p>37346923</text:p>
          </table:table-cell>
          <table:table-cell table:formula="of:=1-[.C4]/[.B4]" office:value-type="percentage" office:value="0.0526622890224319" calcext:value-type="percentage">
            <text:p>5.27%</text:p>
          </table:table-cell>
          <table:table-cell office:value-type="percentage" office:value="0.070304" calcext:value-type="percentage">
            <text:p>7.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5_3.fastq</text:p>
          </table:table-cell>
          <table:table-cell office:value-type="float" office:value="16606918" calcext:value-type="float">
            <text:p>16606918</text:p>
          </table:table-cell>
          <table:table-cell office:value-type="float" office:value="12293728" calcext:value-type="float">
            <text:p>12293728</text:p>
          </table:table-cell>
          <table:table-cell table:formula="of:=1-[.C5]/[.B5]" office:value-type="percentage" office:value="0.259722484328519" calcext:value-type="percentage">
            <text:p>25.97%</text:p>
          </table:table-cell>
          <table:table-cell office:value-type="percentage" office:value="0.10105" calcext:value-type="percentage">
            <text:p>10.1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bp35_1.fastq</text:p>
          </table:table-cell>
          <table:table-cell office:value-type="float" office:value="14107800" calcext:value-type="float">
            <text:p>14107800</text:p>
          </table:table-cell>
          <table:table-cell office:value-type="float" office:value="7261472" calcext:value-type="float">
            <text:p>7261472</text:p>
          </table:table-cell>
          <table:table-cell table:formula="of:=1-[.C6]/[.B6]" office:value-type="percentage" office:value="0.485286720821106" calcext:value-type="percentage">
            <text:p>48.53%</text:p>
          </table:table-cell>
          <table:table-cell office:value-type="percentage" office:value="0.115039" calcext:value-type="percentage">
            <text:p>11.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bp35_2.fastq</text:p>
          </table:table-cell>
          <table:table-cell office:value-type="float" office:value="25965551" calcext:value-type="float">
            <text:p>25965551</text:p>
          </table:table-cell>
          <table:table-cell office:value-type="float" office:value="22122147" calcext:value-type="float">
            <text:p>22122147</text:p>
          </table:table-cell>
          <table:table-cell table:formula="of:=1-[.C7]/[.B7]" office:value-type="percentage" office:value="0.148019350715877" calcext:value-type="percentage">
            <text:p>14.80%</text:p>
          </table:table-cell>
          <table:table-cell office:value-type="percentage" office:value="0.106063" calcext:value-type="percentage">
            <text:p>10.6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bp35_3.fastq</text:p>
          </table:table-cell>
          <table:table-cell office:value-type="float" office:value="32233131" calcext:value-type="float">
            <text:p>32233131</text:p>
          </table:table-cell>
          <table:table-cell office:value-type="float" office:value="21309230" calcext:value-type="float">
            <text:p>21309230</text:p>
          </table:table-cell>
          <table:table-cell table:formula="of:=1-[.C8]/[.B8]" office:value-type="percentage" office:value="0.338902882254907" calcext:value-type="percentage">
            <text:p>33.89%</text:p>
          </table:table-cell>
          <table:table-cell office:value-type="percentage" office:value="0.108616" calcext:value-type="percentage">
            <text:p>10.8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T_1.fastq</text:p>
          </table:table-cell>
          <table:table-cell office:value-type="float" office:value="13826696" calcext:value-type="float">
            <text:p>13826696</text:p>
          </table:table-cell>
          <table:table-cell office:value-type="float" office:value="10577152" calcext:value-type="float">
            <text:p>10577152</text:p>
          </table:table-cell>
          <table:table-cell table:formula="of:=1-[.C9]/[.B9]" office:value-type="percentage" office:value="0.235019559264194" calcext:value-type="percentage">
            <text:p>23.50%</text:p>
          </table:table-cell>
          <table:table-cell office:value-type="percentage" office:value="0.100922" calcext:value-type="percentage">
            <text:p>10.0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T_2.fastq</text:p>
          </table:table-cell>
          <table:table-cell office:value-type="float" office:value="21412622" calcext:value-type="float">
            <text:p>21412622</text:p>
          </table:table-cell>
          <table:table-cell office:value-type="float" office:value="17398315" calcext:value-type="float">
            <text:p>17398315</text:p>
          </table:table-cell>
          <table:table-cell table:formula="of:=1-[.C10]/[.B10]" office:value-type="percentage" office:value="0.187473864713999" calcext:value-type="percentage">
            <text:p>18.75%</text:p>
          </table:table-cell>
          <table:table-cell office:value-type="percentage" office:value="0.089652" calcext:value-type="percentage">
            <text:p>8.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T_3.fastq</text:p>
          </table:table-cell>
          <table:table-cell office:value-type="float" office:value="14168509" calcext:value-type="float">
            <text:p>14168509</text:p>
          </table:table-cell>
          <table:table-cell office:value-type="float" office:value="11826616" calcext:value-type="float">
            <text:p>11826616</text:p>
          </table:table-cell>
          <table:table-cell table:formula="of:=1-[.C11]/[.B11]" office:value-type="percentage" office:value="0.165288598821513" calcext:value-type="percentage">
            <text:p>16.53%</text:p>
          </table:table-cell>
          <table:table-cell office:value-type="percentage" office:value="0.107121" calcext:value-type="percentage">
            <text:p>10.71%</text:p>
          </table:table-cell>
          <table:table-cell table:number-columns-repeated="1019"/>
        </table:table-row>
      </table:table>
      <table:table table:name="adapters" table:style-name="ta1">
        <table:shapes>
          <draw:frame draw:z-index="0" draw:style-name="gr1" draw:text-style-name="P1" svg:width="6.2988in" svg:height="3.5429in" svg:x="7.7583in" svg:y="0.437in">
            <draw:object draw:notify-on-update-of-ranges="adapters.A1:adapters.A1 adapters.A2:adapters.A47 adapters.B1:adapters.B1 adapters.B2:adapters.B47 adapters.C1:adapters.C1 adapters.C2:adapters.C47 adapters.D1:adapters.D1 adapters.D2:adapters.D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.5413in" svg:y="4.3272in">
            <draw:object draw:notify-on-update-of-ranges="adapters.A2:adapters.A47 adapters.E1:adapters.E1 adapters.E2:adapters.E47 adapters.F1:adapters.F1 adapters.F2:adapters.F47 adapters.G1:adapters.G1 adapters.G2:adapters.G4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0.4039in" svg:y="0.1543in">
            <draw:object draw:notify-on-update-of-ranges="adapters.A2:adapters.A47 adapters.H1:adapters.H1 adapters.H2:adapters.H47 adapters.I1:adapters.I1 adapters.I2:adapters.I47 adapters.J1:adapters.J1 adapters.J2:adapters.J4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1" table:default-cell-style-name="Default"/>
        <table:table-row table:style-name="ro1">
          <table:table-cell/>
          <table:table-cell office:value-type="string" calcext:value-type="string">
            <text:p>exp5_1</text:p>
          </table:table-cell>
          <table:table-cell office:value-type="string" calcext:value-type="string">
            <text:p>exp5_2</text:p>
          </table:table-cell>
          <table:table-cell office:value-type="string" calcext:value-type="string">
            <text:p>exp5_3</text:p>
          </table:table-cell>
          <table:table-cell office:value-type="string" calcext:value-type="string">
            <text:p>rbp35_1</text:p>
          </table:table-cell>
          <table:table-cell office:value-type="string" calcext:value-type="string">
            <text:p>rbp35_2</text:p>
          </table:table-cell>
          <table:table-cell office:value-type="string" calcext:value-type="string">
            <text:p>rbp35_3</text:p>
          </table:table-cell>
          <table:table-cell office:value-type="string" calcext:value-type="string">
            <text:p>WT_1</text:p>
          </table:table-cell>
          <table:table-cell office:value-type="string" calcext:value-type="string">
            <text:p>WT_2</text:p>
          </table:table-cell>
          <table:table-cell office:value-type="string" calcext:value-type="string">
            <text:p>WT_3</text:p>
          </table:table-cell>
          <table:table-cell table:number-columns-repeated="2"/>
          <table:table-cell office:value-type="string" calcext:value-type="string">
            <text:p>exp5_1</text:p>
          </table:table-cell>
          <table:table-cell office:value-type="string" calcext:value-type="string">
            <text:p>exp5_2</text:p>
          </table:table-cell>
          <table:table-cell office:value-type="string" calcext:value-type="string">
            <text:p>exp5_3</text:p>
          </table:table-cell>
          <table:table-cell office:value-type="string" calcext:value-type="string">
            <text:p>rbp35_1</text:p>
          </table:table-cell>
          <table:table-cell office:value-type="string" calcext:value-type="string">
            <text:p>rbp35_2</text:p>
          </table:table-cell>
          <table:table-cell office:value-type="string" calcext:value-type="string">
            <text:p>rbp35_3</text:p>
          </table:table-cell>
          <table:table-cell office:value-type="string" calcext:value-type="string">
            <text:p>WT_1</text:p>
          </table:table-cell>
          <table:table-cell office:value-type="string" calcext:value-type="string">
            <text:p>WT_2</text:p>
          </table:table-cell>
          <table:table-cell office:value-type="string" calcext:value-type="string">
            <text:p>WT_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M2]/[.M$48]" office:value-type="float" office:value="0.009096" calcext:value-type="float">
            <text:p>0.009096</text:p>
          </table:table-cell>
          <table:table-cell table:formula="of:=[.N2]/[.N$48]" office:value-type="float" office:value="0.008415" calcext:value-type="float">
            <text:p>0.008415</text:p>
          </table:table-cell>
          <table:table-cell table:formula="of:=[.O2]/[.O$48]" office:value-type="float" office:value="0.007841" calcext:value-type="float">
            <text:p>0.007841</text:p>
          </table:table-cell>
          <table:table-cell table:formula="of:=[.P2]/[.P$48]" office:value-type="float" office:value="0.010708" calcext:value-type="float">
            <text:p>0.010708</text:p>
          </table:table-cell>
          <table:table-cell table:formula="of:=[.Q2]/[.Q$48]" office:value-type="float" office:value="0.011036" calcext:value-type="float">
            <text:p>0.011036</text:p>
          </table:table-cell>
          <table:table-cell table:formula="of:=[.R2]/[.R$48]" office:value-type="float" office:value="0.008054" calcext:value-type="float">
            <text:p>0.008054</text:p>
          </table:table-cell>
          <table:table-cell table:formula="of:=[.S2]/[.S$48]" office:value-type="float" office:value="0.009693" calcext:value-type="float">
            <text:p>0.009693</text:p>
          </table:table-cell>
          <table:table-cell table:formula="of:=[.T2]/[.T$48]" office:value-type="float" office:value="0.009745" calcext:value-type="float">
            <text:p>0.009745</text:p>
          </table:table-cell>
          <table:table-cell table:formula="of:=[.U2]/[.U$48]" office:value-type="float" office:value="0.008756" calcext:value-type="float">
            <text:p>0.008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96" calcext:value-type="float">
            <text:p>9096</text:p>
          </table:table-cell>
          <table:table-cell office:value-type="float" office:value="8415" calcext:value-type="float">
            <text:p>8415</text:p>
          </table:table-cell>
          <table:table-cell office:value-type="float" office:value="7841" calcext:value-type="float">
            <text:p>7841</text:p>
          </table:table-cell>
          <table:table-cell office:value-type="float" office:value="10708" calcext:value-type="float">
            <text:p>10708</text:p>
          </table:table-cell>
          <table:table-cell office:value-type="float" office:value="11036" calcext:value-type="float">
            <text:p>11036</text:p>
          </table:table-cell>
          <table:table-cell office:value-type="float" office:value="8054" calcext:value-type="float">
            <text:p>8054</text:p>
          </table:table-cell>
          <table:table-cell office:value-type="float" office:value="9693" calcext:value-type="float">
            <text:p>9693</text:p>
          </table:table-cell>
          <table:table-cell office:value-type="float" office:value="9745" calcext:value-type="float">
            <text:p>9745</text:p>
          </table:table-cell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3]/[.M$48]" office:value-type="float" office:value="0.000335" calcext:value-type="float">
            <text:p>0.000335</text:p>
          </table:table-cell>
          <table:table-cell table:formula="of:=[.N3]/[.N$48]" office:value-type="float" office:value="0.000105" calcext:value-type="float">
            <text:p>0.000105</text:p>
          </table:table-cell>
          <table:table-cell table:formula="of:=[.O3]/[.O$48]" office:value-type="float" office:value="0.000051" calcext:value-type="float">
            <text:p>0.000051</text:p>
          </table:table-cell>
          <table:table-cell table:formula="of:=[.P3]/[.P$48]" office:value-type="float" office:value="0.00062" calcext:value-type="float">
            <text:p>0.00062</text:p>
          </table:table-cell>
          <table:table-cell table:formula="of:=[.Q3]/[.Q$48]" office:value-type="float" office:value="0.000482" calcext:value-type="float">
            <text:p>0.000482</text:p>
          </table:table-cell>
          <table:table-cell table:formula="of:=[.R3]/[.R$48]" office:value-type="float" office:value="0.000176" calcext:value-type="float">
            <text:p>0.000176</text:p>
          </table:table-cell>
          <table:table-cell table:formula="of:=[.S3]/[.S$48]" office:value-type="float" office:value="0.000213" calcext:value-type="float">
            <text:p>0.000213</text:p>
          </table:table-cell>
          <table:table-cell table:formula="of:=[.T3]/[.T$48]" office:value-type="float" office:value="0.000166" calcext:value-type="float">
            <text:p>0.000166</text:p>
          </table:table-cell>
          <table:table-cell table:formula="of:=[.U3]/[.U$48]" office:value-type="float" office:value="0.00006" calcext:value-type="float">
            <text:p>0.00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620" calcext:value-type="float">
            <text:p>620</text:p>
          </table:table-cell>
          <table:table-cell office:value-type="float" office:value="482" calcext:value-type="float">
            <text:p>482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4]/[.M$48]" office:value-type="float" office:value="0.000455" calcext:value-type="float">
            <text:p>0.000455</text:p>
          </table:table-cell>
          <table:table-cell table:formula="of:=[.N4]/[.N$48]" office:value-type="float" office:value="0.000063" calcext:value-type="float">
            <text:p>0.000063</text:p>
          </table:table-cell>
          <table:table-cell table:formula="of:=[.O4]/[.O$48]" office:value-type="float" office:value="0.000039" calcext:value-type="float">
            <text:p>0.000039</text:p>
          </table:table-cell>
          <table:table-cell table:formula="of:=[.P4]/[.P$48]" office:value-type="float" office:value="0.001065" calcext:value-type="float">
            <text:p>0.001065</text:p>
          </table:table-cell>
          <table:table-cell table:formula="of:=[.Q4]/[.Q$48]" office:value-type="float" office:value="0.000478" calcext:value-type="float">
            <text:p>0.000478</text:p>
          </table:table-cell>
          <table:table-cell table:formula="of:=[.R4]/[.R$48]" office:value-type="float" office:value="0.000114" calcext:value-type="float">
            <text:p>0.000114</text:p>
          </table:table-cell>
          <table:table-cell table:formula="of:=[.S4]/[.S$48]" office:value-type="float" office:value="0.000193" calcext:value-type="float">
            <text:p>0.000193</text:p>
          </table:table-cell>
          <table:table-cell table:formula="of:=[.T4]/[.T$48]" office:value-type="float" office:value="0.000276" calcext:value-type="float">
            <text:p>0.000276</text:p>
          </table:table-cell>
          <table:table-cell table:formula="of:=[.U4]/[.U$48]" office:value-type="float" office:value="0.000027" calcext:value-type="float">
            <text:p>0.0000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065" calcext:value-type="float">
            <text:p>1065</text:p>
          </table:table-cell>
          <table:table-cell office:value-type="float" office:value="478" calcext:value-type="float">
            <text:p>478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5]/[.M$48]" office:value-type="float" office:value="0.000287" calcext:value-type="float">
            <text:p>0.000287</text:p>
          </table:table-cell>
          <table:table-cell table:formula="of:=[.N5]/[.N$48]" office:value-type="float" office:value="0.000132" calcext:value-type="float">
            <text:p>0.000132</text:p>
          </table:table-cell>
          <table:table-cell table:formula="of:=[.O5]/[.O$48]" office:value-type="float" office:value="0.000112" calcext:value-type="float">
            <text:p>0.000112</text:p>
          </table:table-cell>
          <table:table-cell table:formula="of:=[.P5]/[.P$48]" office:value-type="float" office:value="0.000492" calcext:value-type="float">
            <text:p>0.000492</text:p>
          </table:table-cell>
          <table:table-cell table:formula="of:=[.Q5]/[.Q$48]" office:value-type="float" office:value="0.00045" calcext:value-type="float">
            <text:p>0.00045</text:p>
          </table:table-cell>
          <table:table-cell table:formula="of:=[.R5]/[.R$48]" office:value-type="float" office:value="0.000192" calcext:value-type="float">
            <text:p>0.000192</text:p>
          </table:table-cell>
          <table:table-cell table:formula="of:=[.S5]/[.S$48]" office:value-type="float" office:value="0.000246" calcext:value-type="float">
            <text:p>0.000246</text:p>
          </table:table-cell>
          <table:table-cell table:formula="of:=[.T5]/[.T$48]" office:value-type="float" office:value="0.000223" calcext:value-type="float">
            <text:p>0.000223</text:p>
          </table:table-cell>
          <table:table-cell table:formula="of:=[.U5]/[.U$48]" office:value-type="float" office:value="0.0001" calcext:value-type="float">
            <text:p>0.00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492" calcext:value-type="float">
            <text:p>492</text:p>
          </table:table-cell>
          <table:table-cell office:value-type="float" office:value="450" calcext:value-type="float">
            <text:p>450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M6]/[.M$48]" office:value-type="float" office:value="0.000072" calcext:value-type="float">
            <text:p>0.000072</text:p>
          </table:table-cell>
          <table:table-cell table:formula="of:=[.N6]/[.N$48]" office:value-type="float" office:value="0.000065" calcext:value-type="float">
            <text:p>0.000065</text:p>
          </table:table-cell>
          <table:table-cell table:formula="of:=[.O6]/[.O$48]" office:value-type="float" office:value="0.000139" calcext:value-type="float">
            <text:p>0.000139</text:p>
          </table:table-cell>
          <table:table-cell table:formula="of:=[.P6]/[.P$48]" office:value-type="float" office:value="0.000358" calcext:value-type="float">
            <text:p>0.000358</text:p>
          </table:table-cell>
          <table:table-cell table:formula="of:=[.Q6]/[.Q$48]" office:value-type="float" office:value="0.000075" calcext:value-type="float">
            <text:p>0.000075</text:p>
          </table:table-cell>
          <table:table-cell table:formula="of:=[.R6]/[.R$48]" office:value-type="float" office:value="0.000151" calcext:value-type="float">
            <text:p>0.000151</text:p>
          </table:table-cell>
          <table:table-cell table:formula="of:=[.S6]/[.S$48]" office:value-type="float" office:value="0.0001" calcext:value-type="float">
            <text:p>0.0001</text:p>
          </table:table-cell>
          <table:table-cell table:formula="of:=[.T6]/[.T$48]" office:value-type="float" office:value="0.00009" calcext:value-type="float">
            <text:p>0.00009</text:p>
          </table:table-cell>
          <table:table-cell table:formula="of:=[.U6]/[.U$48]" office:value-type="float" office:value="0.000064" calcext:value-type="float">
            <text:p>0.0000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M7]/[.M$48]" office:value-type="float" office:value="0.000826" calcext:value-type="float">
            <text:p>0.000826</text:p>
          </table:table-cell>
          <table:table-cell table:formula="of:=[.N7]/[.N$48]" office:value-type="float" office:value="0.000559" calcext:value-type="float">
            <text:p>0.000559</text:p>
          </table:table-cell>
          <table:table-cell table:formula="of:=[.O7]/[.O$48]" office:value-type="float" office:value="0.002202" calcext:value-type="float">
            <text:p>0.002202</text:p>
          </table:table-cell>
          <table:table-cell table:formula="of:=[.P7]/[.P$48]" office:value-type="float" office:value="0.003623" calcext:value-type="float">
            <text:p>0.003623</text:p>
          </table:table-cell>
          <table:table-cell table:formula="of:=[.Q7]/[.Q$48]" office:value-type="float" office:value="0.000724" calcext:value-type="float">
            <text:p>0.000724</text:p>
          </table:table-cell>
          <table:table-cell table:formula="of:=[.R7]/[.R$48]" office:value-type="float" office:value="0.001572" calcext:value-type="float">
            <text:p>0.001572</text:p>
          </table:table-cell>
          <table:table-cell table:formula="of:=[.S7]/[.S$48]" office:value-type="float" office:value="0.001288" calcext:value-type="float">
            <text:p>0.001288</text:p>
          </table:table-cell>
          <table:table-cell table:formula="of:=[.T7]/[.T$48]" office:value-type="float" office:value="0.001137" calcext:value-type="float">
            <text:p>0.001137</text:p>
          </table:table-cell>
          <table:table-cell table:formula="of:=[.U7]/[.U$48]" office:value-type="float" office:value="0.001078" calcext:value-type="float">
            <text:p>0.0010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6" calcext:value-type="float">
            <text:p>826</text:p>
          </table:table-cell>
          <table:table-cell office:value-type="float" office:value="559" calcext:value-type="float">
            <text:p>559</text:p>
          </table:table-cell>
          <table:table-cell office:value-type="float" office:value="2202" calcext:value-type="float">
            <text:p>2202</text:p>
          </table:table-cell>
          <table:table-cell office:value-type="float" office:value="3623" calcext:value-type="float">
            <text:p>3623</text:p>
          </table:table-cell>
          <table:table-cell office:value-type="float" office:value="724" calcext:value-type="float">
            <text:p>724</text:p>
          </table:table-cell>
          <table:table-cell office:value-type="float" office:value="1572" calcext:value-type="float">
            <text:p>1572</text:p>
          </table:table-cell>
          <table:table-cell office:value-type="float" office:value="1288" calcext:value-type="float">
            <text:p>1288</text:p>
          </table:table-cell>
          <table:table-cell office:value-type="float" office:value="1137" calcext:value-type="float">
            <text:p>113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M8]/[.M$48]" office:value-type="float" office:value="0.000255" calcext:value-type="float">
            <text:p>0.000255</text:p>
          </table:table-cell>
          <table:table-cell table:formula="of:=[.N8]/[.N$48]" office:value-type="float" office:value="0.00014" calcext:value-type="float">
            <text:p>0.00014</text:p>
          </table:table-cell>
          <table:table-cell table:formula="of:=[.O8]/[.O$48]" office:value-type="float" office:value="0.005175" calcext:value-type="float">
            <text:p>0.005175</text:p>
          </table:table-cell>
          <table:table-cell table:formula="of:=[.P8]/[.P$48]" office:value-type="float" office:value="0.006994" calcext:value-type="float">
            <text:p>0.006994</text:p>
          </table:table-cell>
          <table:table-cell table:formula="of:=[.Q8]/[.Q$48]" office:value-type="float" office:value="0.000535" calcext:value-type="float">
            <text:p>0.000535</text:p>
          </table:table-cell>
          <table:table-cell table:formula="of:=[.R8]/[.R$48]" office:value-type="float" office:value="0.004078" calcext:value-type="float">
            <text:p>0.004078</text:p>
          </table:table-cell>
          <table:table-cell table:formula="of:=[.S8]/[.S$48]" office:value-type="float" office:value="0.002796" calcext:value-type="float">
            <text:p>0.002796</text:p>
          </table:table-cell>
          <table:table-cell table:formula="of:=[.T8]/[.T$48]" office:value-type="float" office:value="0.000671" calcext:value-type="float">
            <text:p>0.000671</text:p>
          </table:table-cell>
          <table:table-cell table:formula="of:=[.U8]/[.U$48]" office:value-type="float" office:value="0.001674" calcext:value-type="float">
            <text:p>0.0016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5175" calcext:value-type="float">
            <text:p>5175</text:p>
          </table:table-cell>
          <table:table-cell office:value-type="float" office:value="6994" calcext:value-type="float">
            <text:p>6994</text:p>
          </table:table-cell>
          <table:table-cell office:value-type="float" office:value="535" calcext:value-type="float">
            <text:p>535</text:p>
          </table:table-cell>
          <table:table-cell office:value-type="float" office:value="4078" calcext:value-type="float">
            <text:p>4078</text:p>
          </table:table-cell>
          <table:table-cell office:value-type="float" office:value="2796" calcext:value-type="float">
            <text:p>2796</text:p>
          </table:table-cell>
          <table:table-cell office:value-type="float" office:value="671" calcext:value-type="float">
            <text:p>671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M9]/[.M$48]" office:value-type="float" office:value="0.00034" calcext:value-type="float">
            <text:p>0.00034</text:p>
          </table:table-cell>
          <table:table-cell table:formula="of:=[.N9]/[.N$48]" office:value-type="float" office:value="0.000127" calcext:value-type="float">
            <text:p>0.000127</text:p>
          </table:table-cell>
          <table:table-cell table:formula="of:=[.O9]/[.O$48]" office:value-type="float" office:value="0.003244" calcext:value-type="float">
            <text:p>0.003244</text:p>
          </table:table-cell>
          <table:table-cell table:formula="of:=[.P9]/[.P$48]" office:value-type="float" office:value="0.005447" calcext:value-type="float">
            <text:p>0.005447</text:p>
          </table:table-cell>
          <table:table-cell table:formula="of:=[.Q9]/[.Q$48]" office:value-type="float" office:value="0.000557" calcext:value-type="float">
            <text:p>0.000557</text:p>
          </table:table-cell>
          <table:table-cell table:formula="of:=[.R9]/[.R$48]" office:value-type="float" office:value="0.003154" calcext:value-type="float">
            <text:p>0.003154</text:p>
          </table:table-cell>
          <table:table-cell table:formula="of:=[.S9]/[.S$48]" office:value-type="float" office:value="0.002335" calcext:value-type="float">
            <text:p>0.002335</text:p>
          </table:table-cell>
          <table:table-cell table:formula="of:=[.T9]/[.T$48]" office:value-type="float" office:value="0.000799" calcext:value-type="float">
            <text:p>0.000799</text:p>
          </table:table-cell>
          <table:table-cell table:formula="of:=[.U9]/[.U$48]" office:value-type="float" office:value="0.000989" calcext:value-type="float">
            <text:p>0.0009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float" office:value="127" calcext:value-type="float">
            <text:p>127</text:p>
          </table:table-cell>
          <table:table-cell office:value-type="float" office:value="3244" calcext:value-type="float">
            <text:p>3244</text:p>
          </table:table-cell>
          <table:table-cell office:value-type="float" office:value="5447" calcext:value-type="float">
            <text:p>5447</text:p>
          </table:table-cell>
          <table:table-cell office:value-type="float" office:value="557" calcext:value-type="float">
            <text:p>557</text:p>
          </table:table-cell>
          <table:table-cell office:value-type="float" office:value="3154" calcext:value-type="float">
            <text:p>3154</text:p>
          </table:table-cell>
          <table:table-cell office:value-type="float" office:value="2335" calcext:value-type="float">
            <text:p>2335</text:p>
          </table:table-cell>
          <table:table-cell office:value-type="float" office:value="799" calcext:value-type="float">
            <text:p>799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M10]/[.M$48]" office:value-type="float" office:value="0.001527" calcext:value-type="float">
            <text:p>0.001527</text:p>
          </table:table-cell>
          <table:table-cell table:formula="of:=[.N10]/[.N$48]" office:value-type="float" office:value="0.000552" calcext:value-type="float">
            <text:p>0.000552</text:p>
          </table:table-cell>
          <table:table-cell table:formula="of:=[.O10]/[.O$48]" office:value-type="float" office:value="0.010416" calcext:value-type="float">
            <text:p>0.010416</text:p>
          </table:table-cell>
          <table:table-cell table:formula="of:=[.P10]/[.P$48]" office:value-type="float" office:value="0.023672" calcext:value-type="float">
            <text:p>0.023672</text:p>
          </table:table-cell>
          <table:table-cell table:formula="of:=[.Q10]/[.Q$48]" office:value-type="float" office:value="0.002297" calcext:value-type="float">
            <text:p>0.002297</text:p>
          </table:table-cell>
          <table:table-cell table:formula="of:=[.R10]/[.R$48]" office:value-type="float" office:value="0.010641" calcext:value-type="float">
            <text:p>0.010641</text:p>
          </table:table-cell>
          <table:table-cell table:formula="of:=[.S10]/[.S$48]" office:value-type="float" office:value="0.009049" calcext:value-type="float">
            <text:p>0.009049</text:p>
          </table:table-cell>
          <table:table-cell table:formula="of:=[.T10]/[.T$48]" office:value-type="float" office:value="0.003032" calcext:value-type="float">
            <text:p>0.003032</text:p>
          </table:table-cell>
          <table:table-cell table:formula="of:=[.U10]/[.U$48]" office:value-type="float" office:value="0.00328" calcext:value-type="float">
            <text:p>0.003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27" calcext:value-type="float">
            <text:p>1527</text:p>
          </table:table-cell>
          <table:table-cell office:value-type="float" office:value="552" calcext:value-type="float">
            <text:p>552</text:p>
          </table:table-cell>
          <table:table-cell office:value-type="float" office:value="10416" calcext:value-type="float">
            <text:p>10416</text:p>
          </table:table-cell>
          <table:table-cell office:value-type="float" office:value="23672" calcext:value-type="float">
            <text:p>23672</text:p>
          </table:table-cell>
          <table:table-cell office:value-type="float" office:value="2297" calcext:value-type="float">
            <text:p>2297</text:p>
          </table:table-cell>
          <table:table-cell office:value-type="float" office:value="10641" calcext:value-type="float">
            <text:p>10641</text:p>
          </table:table-cell>
          <table:table-cell office:value-type="float" office:value="9049" calcext:value-type="float">
            <text:p>9049</text:p>
          </table:table-cell>
          <table:table-cell office:value-type="float" office:value="3032" calcext:value-type="float">
            <text:p>3032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M11]/[.M$48]" office:value-type="float" office:value="0.020499" calcext:value-type="float">
            <text:p>0.020499</text:p>
          </table:table-cell>
          <table:table-cell table:formula="of:=[.N11]/[.N$48]" office:value-type="float" office:value="0.007861" calcext:value-type="float">
            <text:p>0.007861</text:p>
          </table:table-cell>
          <table:table-cell table:formula="of:=[.O11]/[.O$48]" office:value-type="float" office:value="0.170506" calcext:value-type="float">
            <text:p>0.170506</text:p>
          </table:table-cell>
          <table:table-cell table:formula="of:=[.P11]/[.P$48]" office:value-type="float" office:value="0.342003" calcext:value-type="float">
            <text:p>0.342003</text:p>
          </table:table-cell>
          <table:table-cell table:formula="of:=[.Q11]/[.Q$48]" office:value-type="float" office:value="0.037756" calcext:value-type="float">
            <text:p>0.037756</text:p>
          </table:table-cell>
          <table:table-cell table:formula="of:=[.R11]/[.R$48]" office:value-type="float" office:value="0.145129" calcext:value-type="float">
            <text:p>0.145129</text:p>
          </table:table-cell>
          <table:table-cell table:formula="of:=[.S11]/[.S$48]" office:value-type="float" office:value="0.139036" calcext:value-type="float">
            <text:p>0.139036</text:p>
          </table:table-cell>
          <table:table-cell table:formula="of:=[.T11]/[.T$48]" office:value-type="float" office:value="0.039692" calcext:value-type="float">
            <text:p>0.039692</text:p>
          </table:table-cell>
          <table:table-cell table:formula="of:=[.U11]/[.U$48]" office:value-type="float" office:value="0.047985" calcext:value-type="float">
            <text:p>0.0479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499" calcext:value-type="float">
            <text:p>20499</text:p>
          </table:table-cell>
          <table:table-cell office:value-type="float" office:value="7861" calcext:value-type="float">
            <text:p>7861</text:p>
          </table:table-cell>
          <table:table-cell office:value-type="float" office:value="170506" calcext:value-type="float">
            <text:p>170506</text:p>
          </table:table-cell>
          <table:table-cell office:value-type="float" office:value="342003" calcext:value-type="float">
            <text:p>342003</text:p>
          </table:table-cell>
          <table:table-cell office:value-type="float" office:value="37756" calcext:value-type="float">
            <text:p>37756</text:p>
          </table:table-cell>
          <table:table-cell office:value-type="float" office:value="145129" calcext:value-type="float">
            <text:p>145129</text:p>
          </table:table-cell>
          <table:table-cell office:value-type="float" office:value="139036" calcext:value-type="float">
            <text:p>139036</text:p>
          </table:table-cell>
          <table:table-cell office:value-type="float" office:value="39692" calcext:value-type="float">
            <text:p>39692</text:p>
          </table:table-cell>
          <table:table-cell office:value-type="float" office:value="47985" calcext:value-type="float">
            <text:p>47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M12]/[.M$48]" office:value-type="float" office:value="0.000299" calcext:value-type="float">
            <text:p>0.000299</text:p>
          </table:table-cell>
          <table:table-cell table:formula="of:=[.N12]/[.N$48]" office:value-type="float" office:value="0.000276" calcext:value-type="float">
            <text:p>0.000276</text:p>
          </table:table-cell>
          <table:table-cell table:formula="of:=[.O12]/[.O$48]" office:value-type="float" office:value="0.001517" calcext:value-type="float">
            <text:p>0.001517</text:p>
          </table:table-cell>
          <table:table-cell table:formula="of:=[.P12]/[.P$48]" office:value-type="float" office:value="0.002768" calcext:value-type="float">
            <text:p>0.002768</text:p>
          </table:table-cell>
          <table:table-cell table:formula="of:=[.Q12]/[.Q$48]" office:value-type="float" office:value="0.000434" calcext:value-type="float">
            <text:p>0.000434</text:p>
          </table:table-cell>
          <table:table-cell table:formula="of:=[.R12]/[.R$48]" office:value-type="float" office:value="0.001454" calcext:value-type="float">
            <text:p>0.001454</text:p>
          </table:table-cell>
          <table:table-cell table:formula="of:=[.S12]/[.S$48]" office:value-type="float" office:value="0.001203" calcext:value-type="float">
            <text:p>0.001203</text:p>
          </table:table-cell>
          <table:table-cell table:formula="of:=[.T12]/[.T$48]" office:value-type="float" office:value="0.000556" calcext:value-type="float">
            <text:p>0.000556</text:p>
          </table:table-cell>
          <table:table-cell table:formula="of:=[.U12]/[.U$48]" office:value-type="float" office:value="0.000626" calcext:value-type="float">
            <text:p>0.0006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517" calcext:value-type="float">
            <text:p>1517</text:p>
          </table:table-cell>
          <table:table-cell office:value-type="float" office:value="2768" calcext:value-type="float">
            <text:p>2768</text:p>
          </table:table-cell>
          <table:table-cell office:value-type="float" office:value="434" calcext:value-type="float">
            <text:p>434</text:p>
          </table:table-cell>
          <table:table-cell office:value-type="float" office:value="1454" calcext:value-type="float">
            <text:p>1454</text:p>
          </table:table-cell>
          <table:table-cell office:value-type="float" office:value="1203" calcext:value-type="float">
            <text:p>1203</text:p>
          </table:table-cell>
          <table:table-cell office:value-type="float" office:value="556" calcext:value-type="float">
            <text:p>55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M13]/[.M$48]" office:value-type="float" office:value="0.000085" calcext:value-type="float">
            <text:p>0.000085</text:p>
          </table:table-cell>
          <table:table-cell table:formula="of:=[.N13]/[.N$48]" office:value-type="float" office:value="0.000067" calcext:value-type="float">
            <text:p>0.000067</text:p>
          </table:table-cell>
          <table:table-cell table:formula="of:=[.O13]/[.O$48]" office:value-type="float" office:value="0.000149" calcext:value-type="float">
            <text:p>0.000149</text:p>
          </table:table-cell>
          <table:table-cell table:formula="of:=[.P13]/[.P$48]" office:value-type="float" office:value="0.00019" calcext:value-type="float">
            <text:p>0.00019</text:p>
          </table:table-cell>
          <table:table-cell table:formula="of:=[.Q13]/[.Q$48]" office:value-type="float" office:value="0.000141" calcext:value-type="float">
            <text:p>0.000141</text:p>
          </table:table-cell>
          <table:table-cell table:formula="of:=[.R13]/[.R$48]" office:value-type="float" office:value="0.000477" calcext:value-type="float">
            <text:p>0.000477</text:p>
          </table:table-cell>
          <table:table-cell table:formula="of:=[.S13]/[.S$48]" office:value-type="float" office:value="0.000108" calcext:value-type="float">
            <text:p>0.000108</text:p>
          </table:table-cell>
          <table:table-cell table:formula="of:=[.T13]/[.T$48]" office:value-type="float" office:value="0.000119" calcext:value-type="float">
            <text:p>0.000119</text:p>
          </table:table-cell>
          <table:table-cell table:formula="of:=[.U13]/[.U$48]" office:value-type="float" office:value="0.000107" calcext:value-type="float">
            <text:p>0.0001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M14]/[.M$48]" office:value-type="float" office:value="0.000274" calcext:value-type="float">
            <text:p>0.000274</text:p>
          </table:table-cell>
          <table:table-cell table:formula="of:=[.N14]/[.N$48]" office:value-type="float" office:value="0.000322" calcext:value-type="float">
            <text:p>0.000322</text:p>
          </table:table-cell>
          <table:table-cell table:formula="of:=[.O14]/[.O$48]" office:value-type="float" office:value="0.000282" calcext:value-type="float">
            <text:p>0.000282</text:p>
          </table:table-cell>
          <table:table-cell table:formula="of:=[.P14]/[.P$48]" office:value-type="float" office:value="0.00031" calcext:value-type="float">
            <text:p>0.00031</text:p>
          </table:table-cell>
          <table:table-cell table:formula="of:=[.Q14]/[.Q$48]" office:value-type="float" office:value="0.000654" calcext:value-type="float">
            <text:p>0.000654</text:p>
          </table:table-cell>
          <table:table-cell table:formula="of:=[.R14]/[.R$48]" office:value-type="float" office:value="0.001882" calcext:value-type="float">
            <text:p>0.001882</text:p>
          </table:table-cell>
          <table:table-cell table:formula="of:=[.S14]/[.S$48]" office:value-type="float" office:value="0.000201" calcext:value-type="float">
            <text:p>0.000201</text:p>
          </table:table-cell>
          <table:table-cell table:formula="of:=[.T14]/[.T$48]" office:value-type="float" office:value="0.000357" calcext:value-type="float">
            <text:p>0.000357</text:p>
          </table:table-cell>
          <table:table-cell table:formula="of:=[.U14]/[.U$48]" office:value-type="float" office:value="0.000243" calcext:value-type="float">
            <text:p>0.0002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322" calcext:value-type="float">
            <text:p>322</text:p>
          </table:table-cell>
          <table:table-cell office:value-type="float" office:value="282" calcext:value-type="float">
            <text:p>282</text:p>
          </table:table-cell>
          <table:table-cell office:value-type="float" office:value="310" calcext:value-type="float">
            <text:p>310</text:p>
          </table:table-cell>
          <table:table-cell office:value-type="float" office:value="654" calcext:value-type="float">
            <text:p>654</text:p>
          </table:table-cell>
          <table:table-cell office:value-type="float" office:value="1882" calcext:value-type="float">
            <text:p>1882</text:p>
          </table:table-cell>
          <table:table-cell office:value-type="float" office:value="201" calcext:value-type="float">
            <text:p>201</text:p>
          </table:table-cell>
          <table:table-cell office:value-type="float" office:value="357" calcext:value-type="float">
            <text:p>35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M15]/[.M$48]" office:value-type="float" office:value="0.000319" calcext:value-type="float">
            <text:p>0.000319</text:p>
          </table:table-cell>
          <table:table-cell table:formula="of:=[.N15]/[.N$48]" office:value-type="float" office:value="0.000314" calcext:value-type="float">
            <text:p>0.000314</text:p>
          </table:table-cell>
          <table:table-cell table:formula="of:=[.O15]/[.O$48]" office:value-type="float" office:value="0.00024" calcext:value-type="float">
            <text:p>0.00024</text:p>
          </table:table-cell>
          <table:table-cell table:formula="of:=[.P15]/[.P$48]" office:value-type="float" office:value="0.000347" calcext:value-type="float">
            <text:p>0.000347</text:p>
          </table:table-cell>
          <table:table-cell table:formula="of:=[.Q15]/[.Q$48]" office:value-type="float" office:value="0.000608" calcext:value-type="float">
            <text:p>0.000608</text:p>
          </table:table-cell>
          <table:table-cell table:formula="of:=[.R15]/[.R$48]" office:value-type="float" office:value="0.00119" calcext:value-type="float">
            <text:p>0.00119</text:p>
          </table:table-cell>
          <table:table-cell table:formula="of:=[.S15]/[.S$48]" office:value-type="float" office:value="0.000273" calcext:value-type="float">
            <text:p>0.000273</text:p>
          </table:table-cell>
          <table:table-cell table:formula="of:=[.T15]/[.T$48]" office:value-type="float" office:value="0.000357" calcext:value-type="float">
            <text:p>0.000357</text:p>
          </table:table-cell>
          <table:table-cell table:formula="of:=[.U15]/[.U$48]" office:value-type="float" office:value="0.000256" calcext:value-type="float">
            <text:p>0.0002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240" calcext:value-type="float">
            <text:p>240</text:p>
          </table:table-cell>
          <table:table-cell office:value-type="float" office:value="347" calcext:value-type="float">
            <text:p>347</text:p>
          </table:table-cell>
          <table:table-cell office:value-type="float" office:value="608" calcext:value-type="float">
            <text:p>608</text:p>
          </table:table-cell>
          <table:table-cell office:value-type="float" office:value="1190" calcext:value-type="float">
            <text:p>1190</text:p>
          </table:table-cell>
          <table:table-cell office:value-type="float" office:value="273" calcext:value-type="float">
            <text:p>273</text:p>
          </table:table-cell>
          <table:table-cell office:value-type="float" office:value="357" calcext:value-type="float">
            <text:p>35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M16]/[.M$48]" office:value-type="float" office:value="0.000455" calcext:value-type="float">
            <text:p>0.000455</text:p>
          </table:table-cell>
          <table:table-cell table:formula="of:=[.N16]/[.N$48]" office:value-type="float" office:value="0.000279" calcext:value-type="float">
            <text:p>0.000279</text:p>
          </table:table-cell>
          <table:table-cell table:formula="of:=[.O16]/[.O$48]" office:value-type="float" office:value="0.000198" calcext:value-type="float">
            <text:p>0.000198</text:p>
          </table:table-cell>
          <table:table-cell table:formula="of:=[.P16]/[.P$48]" office:value-type="float" office:value="0.000401" calcext:value-type="float">
            <text:p>0.000401</text:p>
          </table:table-cell>
          <table:table-cell table:formula="of:=[.Q16]/[.Q$48]" office:value-type="float" office:value="0.000809" calcext:value-type="float">
            <text:p>0.000809</text:p>
          </table:table-cell>
          <table:table-cell table:formula="of:=[.R16]/[.R$48]" office:value-type="float" office:value="0.001037" calcext:value-type="float">
            <text:p>0.001037</text:p>
          </table:table-cell>
          <table:table-cell table:formula="of:=[.S16]/[.S$48]" office:value-type="float" office:value="0.000304" calcext:value-type="float">
            <text:p>0.000304</text:p>
          </table:table-cell>
          <table:table-cell table:formula="of:=[.T16]/[.T$48]" office:value-type="float" office:value="0.000424" calcext:value-type="float">
            <text:p>0.000424</text:p>
          </table:table-cell>
          <table:table-cell table:formula="of:=[.U16]/[.U$48]" office:value-type="float" office:value="0.000179" calcext:value-type="float">
            <text:p>0.0001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office:value-type="float" office:value="279" calcext:value-type="float">
            <text:p>279</text:p>
          </table:table-cell>
          <table:table-cell office:value-type="float" office:value="198" calcext:value-type="float">
            <text:p>198</text:p>
          </table:table-cell>
          <table:table-cell office:value-type="float" office:value="401" calcext:value-type="float">
            <text:p>401</text:p>
          </table:table-cell>
          <table:table-cell office:value-type="float" office:value="809" calcext:value-type="float">
            <text:p>809</text:p>
          </table:table-cell>
          <table:table-cell office:value-type="float" office:value="1037" calcext:value-type="float">
            <text:p>1037</text:p>
          </table:table-cell>
          <table:table-cell office:value-type="float" office:value="304" calcext:value-type="float">
            <text:p>304</text:p>
          </table:table-cell>
          <table:table-cell office:value-type="float" office:value="424" calcext:value-type="float">
            <text:p>4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M17]/[.M$48]" office:value-type="float" office:value="0.000284" calcext:value-type="float">
            <text:p>0.000284</text:p>
          </table:table-cell>
          <table:table-cell table:formula="of:=[.N17]/[.N$48]" office:value-type="float" office:value="0.000233" calcext:value-type="float">
            <text:p>0.000233</text:p>
          </table:table-cell>
          <table:table-cell table:formula="of:=[.O17]/[.O$48]" office:value-type="float" office:value="0.000117" calcext:value-type="float">
            <text:p>0.000117</text:p>
          </table:table-cell>
          <table:table-cell table:formula="of:=[.P17]/[.P$48]" office:value-type="float" office:value="0.000332" calcext:value-type="float">
            <text:p>0.000332</text:p>
          </table:table-cell>
          <table:table-cell table:formula="of:=[.Q17]/[.Q$48]" office:value-type="float" office:value="0.000574" calcext:value-type="float">
            <text:p>0.000574</text:p>
          </table:table-cell>
          <table:table-cell table:formula="of:=[.R17]/[.R$48]" office:value-type="float" office:value="0.000642" calcext:value-type="float">
            <text:p>0.000642</text:p>
          </table:table-cell>
          <table:table-cell table:formula="of:=[.S17]/[.S$48]" office:value-type="float" office:value="0.000194" calcext:value-type="float">
            <text:p>0.000194</text:p>
          </table:table-cell>
          <table:table-cell table:formula="of:=[.T17]/[.T$48]" office:value-type="float" office:value="0.000311" calcext:value-type="float">
            <text:p>0.000311</text:p>
          </table:table-cell>
          <table:table-cell table:formula="of:=[.U17]/[.U$48]" office:value-type="float" office:value="0.000105" calcext:value-type="float">
            <text:p>0.0001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float" office:value="332" calcext:value-type="float">
            <text:p>332</text:p>
          </table:table-cell>
          <table:table-cell office:value-type="float" office:value="574" calcext:value-type="float">
            <text:p>574</text:p>
          </table:table-cell>
          <table:table-cell office:value-type="float" office:value="642" calcext:value-type="float">
            <text:p>642</text:p>
          </table:table-cell>
          <table:table-cell office:value-type="float" office:value="194" calcext:value-type="float">
            <text:p>194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M18]/[.M$48]" office:value-type="float" office:value="0.000368" calcext:value-type="float">
            <text:p>0.000368</text:p>
          </table:table-cell>
          <table:table-cell table:formula="of:=[.N18]/[.N$48]" office:value-type="float" office:value="0.000209" calcext:value-type="float">
            <text:p>0.000209</text:p>
          </table:table-cell>
          <table:table-cell table:formula="of:=[.O18]/[.O$48]" office:value-type="float" office:value="0.000122" calcext:value-type="float">
            <text:p>0.000122</text:p>
          </table:table-cell>
          <table:table-cell table:formula="of:=[.P18]/[.P$48]" office:value-type="float" office:value="0.000466" calcext:value-type="float">
            <text:p>0.000466</text:p>
          </table:table-cell>
          <table:table-cell table:formula="of:=[.Q18]/[.Q$48]" office:value-type="float" office:value="0.000699" calcext:value-type="float">
            <text:p>0.000699</text:p>
          </table:table-cell>
          <table:table-cell table:formula="of:=[.R18]/[.R$48]" office:value-type="float" office:value="0.000885" calcext:value-type="float">
            <text:p>0.000885</text:p>
          </table:table-cell>
          <table:table-cell table:formula="of:=[.S18]/[.S$48]" office:value-type="float" office:value="0.000283" calcext:value-type="float">
            <text:p>0.000283</text:p>
          </table:table-cell>
          <table:table-cell table:formula="of:=[.T18]/[.T$48]" office:value-type="float" office:value="0.000519" calcext:value-type="float">
            <text:p>0.000519</text:p>
          </table:table-cell>
          <table:table-cell table:formula="of:=[.U18]/[.U$48]" office:value-type="float" office:value="0.00016" calcext:value-type="float">
            <text:p>0.000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466" calcext:value-type="float">
            <text:p>466</text:p>
          </table:table-cell>
          <table:table-cell office:value-type="float" office:value="699" calcext:value-type="float">
            <text:p>699</text:p>
          </table:table-cell>
          <table:table-cell office:value-type="float" office:value="885" calcext:value-type="float">
            <text:p>885</text:p>
          </table:table-cell>
          <table:table-cell office:value-type="float" office:value="283" calcext:value-type="float">
            <text:p>283</text:p>
          </table:table-cell>
          <table:table-cell office:value-type="float" office:value="519" calcext:value-type="float">
            <text:p>51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M19]/[.M$48]" office:value-type="float" office:value="0.000406" calcext:value-type="float">
            <text:p>0.000406</text:p>
          </table:table-cell>
          <table:table-cell table:formula="of:=[.N19]/[.N$48]" office:value-type="float" office:value="0.000198" calcext:value-type="float">
            <text:p>0.000198</text:p>
          </table:table-cell>
          <table:table-cell table:formula="of:=[.O19]/[.O$48]" office:value-type="float" office:value="0.000122" calcext:value-type="float">
            <text:p>0.000122</text:p>
          </table:table-cell>
          <table:table-cell table:formula="of:=[.P19]/[.P$48]" office:value-type="float" office:value="0.00039" calcext:value-type="float">
            <text:p>0.00039</text:p>
          </table:table-cell>
          <table:table-cell table:formula="of:=[.Q19]/[.Q$48]" office:value-type="float" office:value="0.000672" calcext:value-type="float">
            <text:p>0.000672</text:p>
          </table:table-cell>
          <table:table-cell table:formula="of:=[.R19]/[.R$48]" office:value-type="float" office:value="0.001173" calcext:value-type="float">
            <text:p>0.001173</text:p>
          </table:table-cell>
          <table:table-cell table:formula="of:=[.S19]/[.S$48]" office:value-type="float" office:value="0.000306" calcext:value-type="float">
            <text:p>0.000306</text:p>
          </table:table-cell>
          <table:table-cell table:formula="of:=[.T19]/[.T$48]" office:value-type="float" office:value="0.000808" calcext:value-type="float">
            <text:p>0.000808</text:p>
          </table:table-cell>
          <table:table-cell table:formula="of:=[.U19]/[.U$48]" office:value-type="float" office:value="0.000314" calcext:value-type="float">
            <text:p>0.0003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office:value-type="float" office:value="198" calcext:value-type="float">
            <text:p>198</text:p>
          </table:table-cell>
          <table:table-cell office:value-type="float" office:value="122" calcext:value-type="float">
            <text:p>122</text:p>
          </table:table-cell>
          <table:table-cell office:value-type="float" office:value="390" calcext:value-type="float">
            <text:p>390</text:p>
          </table:table-cell>
          <table:table-cell office:value-type="float" office:value="672" calcext:value-type="float">
            <text:p>672</text:p>
          </table:table-cell>
          <table:table-cell office:value-type="float" office:value="1173" calcext:value-type="float">
            <text:p>1173</text:p>
          </table:table-cell>
          <table:table-cell office:value-type="float" office:value="306" calcext:value-type="float">
            <text:p>306</text:p>
          </table:table-cell>
          <table:table-cell office:value-type="float" office:value="808" calcext:value-type="float">
            <text:p>80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M20]/[.M$48]" office:value-type="float" office:value="0.000377" calcext:value-type="float">
            <text:p>0.000377</text:p>
          </table:table-cell>
          <table:table-cell table:formula="of:=[.N20]/[.N$48]" office:value-type="float" office:value="0.000233" calcext:value-type="float">
            <text:p>0.000233</text:p>
          </table:table-cell>
          <table:table-cell table:formula="of:=[.O20]/[.O$48]" office:value-type="float" office:value="0.000122" calcext:value-type="float">
            <text:p>0.000122</text:p>
          </table:table-cell>
          <table:table-cell table:formula="of:=[.P20]/[.P$48]" office:value-type="float" office:value="0.000372" calcext:value-type="float">
            <text:p>0.000372</text:p>
          </table:table-cell>
          <table:table-cell table:formula="of:=[.Q20]/[.Q$48]" office:value-type="float" office:value="0.000655" calcext:value-type="float">
            <text:p>0.000655</text:p>
          </table:table-cell>
          <table:table-cell table:formula="of:=[.R20]/[.R$48]" office:value-type="float" office:value="0.001963" calcext:value-type="float">
            <text:p>0.001963</text:p>
          </table:table-cell>
          <table:table-cell table:formula="of:=[.S20]/[.S$48]" office:value-type="float" office:value="0.000243" calcext:value-type="float">
            <text:p>0.000243</text:p>
          </table:table-cell>
          <table:table-cell table:formula="of:=[.T20]/[.T$48]" office:value-type="float" office:value="0.001214" calcext:value-type="float">
            <text:p>0.001214</text:p>
          </table:table-cell>
          <table:table-cell table:formula="of:=[.U20]/[.U$48]" office:value-type="float" office:value="0.000794" calcext:value-type="float">
            <text:p>0.0007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7" calcext:value-type="float">
            <text:p>377</text:p>
          </table:table-cell>
          <table:table-cell office:value-type="float" office:value="233" calcext:value-type="float">
            <text:p>233</text:p>
          </table:table-cell>
          <table:table-cell office:value-type="float" office:value="122" calcext:value-type="float">
            <text:p>122</text:p>
          </table:table-cell>
          <table:table-cell office:value-type="float" office:value="372" calcext:value-type="float">
            <text:p>372</text:p>
          </table:table-cell>
          <table:table-cell office:value-type="float" office:value="655" calcext:value-type="float">
            <text:p>655</text:p>
          </table:table-cell>
          <table:table-cell office:value-type="float" office:value="1963" calcext:value-type="float">
            <text:p>1963</text:p>
          </table:table-cell>
          <table:table-cell office:value-type="float" office:value="243" calcext:value-type="float">
            <text:p>243</text:p>
          </table:table-cell>
          <table:table-cell office:value-type="float" office:value="1214" calcext:value-type="float">
            <text:p>121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M21]/[.M$48]" office:value-type="float" office:value="0.000474" calcext:value-type="float">
            <text:p>0.000474</text:p>
          </table:table-cell>
          <table:table-cell table:formula="of:=[.N21]/[.N$48]" office:value-type="float" office:value="0.000384" calcext:value-type="float">
            <text:p>0.000384</text:p>
          </table:table-cell>
          <table:table-cell table:formula="of:=[.O21]/[.O$48]" office:value-type="float" office:value="0.000259" calcext:value-type="float">
            <text:p>0.000259</text:p>
          </table:table-cell>
          <table:table-cell table:formula="of:=[.P21]/[.P$48]" office:value-type="float" office:value="0.000456" calcext:value-type="float">
            <text:p>0.000456</text:p>
          </table:table-cell>
          <table:table-cell table:formula="of:=[.Q21]/[.Q$48]" office:value-type="float" office:value="0.000896" calcext:value-type="float">
            <text:p>0.000896</text:p>
          </table:table-cell>
          <table:table-cell table:formula="of:=[.R21]/[.R$48]" office:value-type="float" office:value="0.003774" calcext:value-type="float">
            <text:p>0.003774</text:p>
          </table:table-cell>
          <table:table-cell table:formula="of:=[.S21]/[.S$48]" office:value-type="float" office:value="0.000512" calcext:value-type="float">
            <text:p>0.000512</text:p>
          </table:table-cell>
          <table:table-cell table:formula="of:=[.T21]/[.T$48]" office:value-type="float" office:value="0.002668" calcext:value-type="float">
            <text:p>0.002668</text:p>
          </table:table-cell>
          <table:table-cell table:formula="of:=[.U21]/[.U$48]" office:value-type="float" office:value="0.00237" calcext:value-type="float">
            <text:p>0.00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74" calcext:value-type="float">
            <text:p>474</text:p>
          </table:table-cell>
          <table:table-cell office:value-type="float" office:value="384" calcext:value-type="float">
            <text:p>384</text:p>
          </table:table-cell>
          <table:table-cell office:value-type="float" office:value="259" calcext:value-type="float">
            <text:p>259</text:p>
          </table:table-cell>
          <table:table-cell office:value-type="float" office:value="456" calcext:value-type="float">
            <text:p>456</text:p>
          </table:table-cell>
          <table:table-cell office:value-type="float" office:value="896" calcext:value-type="float">
            <text:p>896</text:p>
          </table:table-cell>
          <table:table-cell office:value-type="float" office:value="3774" calcext:value-type="float">
            <text:p>3774</text:p>
          </table:table-cell>
          <table:table-cell office:value-type="float" office:value="512" calcext:value-type="float">
            <text:p>512</text:p>
          </table:table-cell>
          <table:table-cell office:value-type="float" office:value="2668" calcext:value-type="float">
            <text:p>266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M22]/[.M$48]" office:value-type="float" office:value="0.000434" calcext:value-type="float">
            <text:p>0.000434</text:p>
          </table:table-cell>
          <table:table-cell table:formula="of:=[.N22]/[.N$48]" office:value-type="float" office:value="0.000437" calcext:value-type="float">
            <text:p>0.000437</text:p>
          </table:table-cell>
          <table:table-cell table:formula="of:=[.O22]/[.O$48]" office:value-type="float" office:value="0.000349" calcext:value-type="float">
            <text:p>0.000349</text:p>
          </table:table-cell>
          <table:table-cell table:formula="of:=[.P22]/[.P$48]" office:value-type="float" office:value="0.000751" calcext:value-type="float">
            <text:p>0.000751</text:p>
          </table:table-cell>
          <table:table-cell table:formula="of:=[.Q22]/[.Q$48]" office:value-type="float" office:value="0.001797" calcext:value-type="float">
            <text:p>0.001797</text:p>
          </table:table-cell>
          <table:table-cell table:formula="of:=[.R22]/[.R$48]" office:value-type="float" office:value="0.007129" calcext:value-type="float">
            <text:p>0.007129</text:p>
          </table:table-cell>
          <table:table-cell table:formula="of:=[.S22]/[.S$48]" office:value-type="float" office:value="0.000607" calcext:value-type="float">
            <text:p>0.000607</text:p>
          </table:table-cell>
          <table:table-cell table:formula="of:=[.T22]/[.T$48]" office:value-type="float" office:value="0.005475" calcext:value-type="float">
            <text:p>0.005475</text:p>
          </table:table-cell>
          <table:table-cell table:formula="of:=[.U22]/[.U$48]" office:value-type="float" office:value="0.004741" calcext:value-type="float">
            <text:p>0.0047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349" calcext:value-type="float">
            <text:p>349</text:p>
          </table:table-cell>
          <table:table-cell office:value-type="float" office:value="751" calcext:value-type="float">
            <text:p>751</text:p>
          </table:table-cell>
          <table:table-cell office:value-type="float" office:value="1797" calcext:value-type="float">
            <text:p>1797</text:p>
          </table:table-cell>
          <table:table-cell office:value-type="float" office:value="7129" calcext:value-type="float">
            <text:p>7129</text:p>
          </table:table-cell>
          <table:table-cell office:value-type="float" office:value="607" calcext:value-type="float">
            <text:p>607</text:p>
          </table:table-cell>
          <table:table-cell office:value-type="float" office:value="5475" calcext:value-type="float">
            <text:p>5475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M23]/[.M$48]" office:value-type="float" office:value="0.000332" calcext:value-type="float">
            <text:p>0.000332</text:p>
          </table:table-cell>
          <table:table-cell table:formula="of:=[.N23]/[.N$48]" office:value-type="float" office:value="0.000435" calcext:value-type="float">
            <text:p>0.000435</text:p>
          </table:table-cell>
          <table:table-cell table:formula="of:=[.O23]/[.O$48]" office:value-type="float" office:value="0.000453" calcext:value-type="float">
            <text:p>0.000453</text:p>
          </table:table-cell>
          <table:table-cell table:formula="of:=[.P23]/[.P$48]" office:value-type="float" office:value="0.00131" calcext:value-type="float">
            <text:p>0.00131</text:p>
          </table:table-cell>
          <table:table-cell table:formula="of:=[.Q23]/[.Q$48]" office:value-type="float" office:value="0.001601" calcext:value-type="float">
            <text:p>0.001601</text:p>
          </table:table-cell>
          <table:table-cell table:formula="of:=[.R23]/[.R$48]" office:value-type="float" office:value="0.008708" calcext:value-type="float">
            <text:p>0.008708</text:p>
          </table:table-cell>
          <table:table-cell table:formula="of:=[.S23]/[.S$48]" office:value-type="float" office:value="0.000789" calcext:value-type="float">
            <text:p>0.000789</text:p>
          </table:table-cell>
          <table:table-cell table:formula="of:=[.T23]/[.T$48]" office:value-type="float" office:value="0.004973" calcext:value-type="float">
            <text:p>0.004973</text:p>
          </table:table-cell>
          <table:table-cell table:formula="of:=[.U23]/[.U$48]" office:value-type="float" office:value="0.005487" calcext:value-type="float">
            <text:p>0.0054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32" calcext:value-type="float">
            <text:p>332</text:p>
          </table:table-cell>
          <table:table-cell office:value-type="float" office:value="435" calcext:value-type="float">
            <text:p>435</text:p>
          </table:table-cell>
          <table:table-cell office:value-type="float" office:value="453" calcext:value-type="float">
            <text:p>453</text:p>
          </table:table-cell>
          <table:table-cell office:value-type="float" office:value="1310" calcext:value-type="float">
            <text:p>1310</text:p>
          </table:table-cell>
          <table:table-cell office:value-type="float" office:value="1601" calcext:value-type="float">
            <text:p>1601</text:p>
          </table:table-cell>
          <table:table-cell office:value-type="float" office:value="8708" calcext:value-type="float">
            <text:p>8708</text:p>
          </table:table-cell>
          <table:table-cell office:value-type="float" office:value="789" calcext:value-type="float">
            <text:p>789</text:p>
          </table:table-cell>
          <table:table-cell office:value-type="float" office:value="4973" calcext:value-type="float">
            <text:p>4973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M24]/[.M$48]" office:value-type="float" office:value="0.000248" calcext:value-type="float">
            <text:p>0.000248</text:p>
          </table:table-cell>
          <table:table-cell table:formula="of:=[.N24]/[.N$48]" office:value-type="float" office:value="0.000514" calcext:value-type="float">
            <text:p>0.000514</text:p>
          </table:table-cell>
          <table:table-cell table:formula="of:=[.O24]/[.O$48]" office:value-type="float" office:value="0.000903" calcext:value-type="float">
            <text:p>0.000903</text:p>
          </table:table-cell>
          <table:table-cell table:formula="of:=[.P24]/[.P$48]" office:value-type="float" office:value="0.002755" calcext:value-type="float">
            <text:p>0.002755</text:p>
          </table:table-cell>
          <table:table-cell table:formula="of:=[.Q24]/[.Q$48]" office:value-type="float" office:value="0.003069" calcext:value-type="float">
            <text:p>0.003069</text:p>
          </table:table-cell>
          <table:table-cell table:formula="of:=[.R24]/[.R$48]" office:value-type="float" office:value="0.011831" calcext:value-type="float">
            <text:p>0.011831</text:p>
          </table:table-cell>
          <table:table-cell table:formula="of:=[.S24]/[.S$48]" office:value-type="float" office:value="0.00156" calcext:value-type="float">
            <text:p>0.00156</text:p>
          </table:table-cell>
          <table:table-cell table:formula="of:=[.T24]/[.T$48]" office:value-type="float" office:value="0.006927" calcext:value-type="float">
            <text:p>0.006927</text:p>
          </table:table-cell>
          <table:table-cell table:formula="of:=[.U24]/[.U$48]" office:value-type="float" office:value="0.008034" calcext:value-type="float">
            <text:p>0.0080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514" calcext:value-type="float">
            <text:p>514</text:p>
          </table:table-cell>
          <table:table-cell office:value-type="float" office:value="903" calcext:value-type="float">
            <text:p>903</text:p>
          </table:table-cell>
          <table:table-cell office:value-type="float" office:value="2755" calcext:value-type="float">
            <text:p>2755</text:p>
          </table:table-cell>
          <table:table-cell office:value-type="float" office:value="3069" calcext:value-type="float">
            <text:p>3069</text:p>
          </table:table-cell>
          <table:table-cell office:value-type="float" office:value="11831" calcext:value-type="float">
            <text:p>11831</text:p>
          </table:table-cell>
          <table:table-cell office:value-type="float" office:value="1560" calcext:value-type="float">
            <text:p>1560</text:p>
          </table:table-cell>
          <table:table-cell office:value-type="float" office:value="6927" calcext:value-type="float">
            <text:p>6927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M25]/[.M$48]" office:value-type="float" office:value="0.000755" calcext:value-type="float">
            <text:p>0.000755</text:p>
          </table:table-cell>
          <table:table-cell table:formula="of:=[.N25]/[.N$48]" office:value-type="float" office:value="0.000878" calcext:value-type="float">
            <text:p>0.000878</text:p>
          </table:table-cell>
          <table:table-cell table:formula="of:=[.O25]/[.O$48]" office:value-type="float" office:value="0.003694" calcext:value-type="float">
            <text:p>0.003694</text:p>
          </table:table-cell>
          <table:table-cell table:formula="of:=[.P25]/[.P$48]" office:value-type="float" office:value="0.025913" calcext:value-type="float">
            <text:p>0.025913</text:p>
          </table:table-cell>
          <table:table-cell table:formula="of:=[.Q25]/[.Q$48]" office:value-type="float" office:value="0.015392" calcext:value-type="float">
            <text:p>0.015392</text:p>
          </table:table-cell>
          <table:table-cell table:formula="of:=[.R25]/[.R$48]" office:value-type="float" office:value="0.033347" calcext:value-type="float">
            <text:p>0.033347</text:p>
          </table:table-cell>
          <table:table-cell table:formula="of:=[.S25]/[.S$48]" office:value-type="float" office:value="0.006215" calcext:value-type="float">
            <text:p>0.006215</text:p>
          </table:table-cell>
          <table:table-cell table:formula="of:=[.T25]/[.T$48]" office:value-type="float" office:value="0.044012" calcext:value-type="float">
            <text:p>0.044012</text:p>
          </table:table-cell>
          <table:table-cell table:formula="of:=[.U25]/[.U$48]" office:value-type="float" office:value="0.015814" calcext:value-type="float">
            <text:p>0.0158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55" calcext:value-type="float">
            <text:p>755</text:p>
          </table:table-cell>
          <table:table-cell office:value-type="float" office:value="878" calcext:value-type="float">
            <text:p>878</text:p>
          </table:table-cell>
          <table:table-cell office:value-type="float" office:value="3694" calcext:value-type="float">
            <text:p>3694</text:p>
          </table:table-cell>
          <table:table-cell office:value-type="float" office:value="25913" calcext:value-type="float">
            <text:p>25913</text:p>
          </table:table-cell>
          <table:table-cell office:value-type="float" office:value="15392" calcext:value-type="float">
            <text:p>15392</text:p>
          </table:table-cell>
          <table:table-cell office:value-type="float" office:value="33347" calcext:value-type="float">
            <text:p>33347</text:p>
          </table:table-cell>
          <table:table-cell office:value-type="float" office:value="6215" calcext:value-type="float">
            <text:p>6215</text:p>
          </table:table-cell>
          <table:table-cell office:value-type="float" office:value="44012" calcext:value-type="float">
            <text:p>44012</text:p>
          </table:table-cell>
          <table:table-cell office:value-type="float" office:value="15814" calcext:value-type="float">
            <text:p>158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M26]/[.M$48]" office:value-type="float" office:value="0.000709" calcext:value-type="float">
            <text:p>0.000709</text:p>
          </table:table-cell>
          <table:table-cell table:formula="of:=[.N26]/[.N$48]" office:value-type="float" office:value="0.000795" calcext:value-type="float">
            <text:p>0.000795</text:p>
          </table:table-cell>
          <table:table-cell table:formula="of:=[.O26]/[.O$48]" office:value-type="float" office:value="0.005097" calcext:value-type="float">
            <text:p>0.005097</text:p>
          </table:table-cell>
          <table:table-cell table:formula="of:=[.P26]/[.P$48]" office:value-type="float" office:value="0.00814" calcext:value-type="float">
            <text:p>0.00814</text:p>
          </table:table-cell>
          <table:table-cell table:formula="of:=[.Q26]/[.Q$48]" office:value-type="float" office:value="0.007881" calcext:value-type="float">
            <text:p>0.007881</text:p>
          </table:table-cell>
          <table:table-cell table:formula="of:=[.R26]/[.R$48]" office:value-type="float" office:value="0.017802" calcext:value-type="float">
            <text:p>0.017802</text:p>
          </table:table-cell>
          <table:table-cell table:formula="of:=[.S26]/[.S$48]" office:value-type="float" office:value="0.008241" calcext:value-type="float">
            <text:p>0.008241</text:p>
          </table:table-cell>
          <table:table-cell table:formula="of:=[.T26]/[.T$48]" office:value-type="float" office:value="0.009953" calcext:value-type="float">
            <text:p>0.009953</text:p>
          </table:table-cell>
          <table:table-cell table:formula="of:=[.U26]/[.U$48]" office:value-type="float" office:value="0.009865" calcext:value-type="float">
            <text:p>0.0098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9" calcext:value-type="float">
            <text:p>709</text:p>
          </table:table-cell>
          <table:table-cell office:value-type="float" office:value="795" calcext:value-type="float">
            <text:p>795</text:p>
          </table:table-cell>
          <table:table-cell office:value-type="float" office:value="5097" calcext:value-type="float">
            <text:p>5097</text:p>
          </table:table-cell>
          <table:table-cell office:value-type="float" office:value="8140" calcext:value-type="float">
            <text:p>8140</text:p>
          </table:table-cell>
          <table:table-cell office:value-type="float" office:value="7881" calcext:value-type="float">
            <text:p>7881</text:p>
          </table:table-cell>
          <table:table-cell office:value-type="float" office:value="17802" calcext:value-type="float">
            <text:p>17802</text:p>
          </table:table-cell>
          <table:table-cell office:value-type="float" office:value="8241" calcext:value-type="float">
            <text:p>8241</text:p>
          </table:table-cell>
          <table:table-cell office:value-type="float" office:value="9953" calcext:value-type="float">
            <text:p>9953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M27]/[.M$48]" office:value-type="float" office:value="0.002554" calcext:value-type="float">
            <text:p>0.002554</text:p>
          </table:table-cell>
          <table:table-cell table:formula="of:=[.N27]/[.N$48]" office:value-type="float" office:value="0.001667" calcext:value-type="float">
            <text:p>0.001667</text:p>
          </table:table-cell>
          <table:table-cell table:formula="of:=[.O27]/[.O$48]" office:value-type="float" office:value="0.010546" calcext:value-type="float">
            <text:p>0.010546</text:p>
          </table:table-cell>
          <table:table-cell table:formula="of:=[.P27]/[.P$48]" office:value-type="float" office:value="0.013282" calcext:value-type="float">
            <text:p>0.013282</text:p>
          </table:table-cell>
          <table:table-cell table:formula="of:=[.Q27]/[.Q$48]" office:value-type="float" office:value="0.012795" calcext:value-type="float">
            <text:p>0.012795</text:p>
          </table:table-cell>
          <table:table-cell table:formula="of:=[.R27]/[.R$48]" office:value-type="float" office:value="0.02212" calcext:value-type="float">
            <text:p>0.02212</text:p>
          </table:table-cell>
          <table:table-cell table:formula="of:=[.S27]/[.S$48]" office:value-type="float" office:value="0.013569" calcext:value-type="float">
            <text:p>0.013569</text:p>
          </table:table-cell>
          <table:table-cell table:formula="of:=[.T27]/[.T$48]" office:value-type="float" office:value="0.013538" calcext:value-type="float">
            <text:p>0.013538</text:p>
          </table:table-cell>
          <table:table-cell table:formula="of:=[.U27]/[.U$48]" office:value-type="float" office:value="0.012739" calcext:value-type="float">
            <text:p>0.0127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54" calcext:value-type="float">
            <text:p>2554</text:p>
          </table:table-cell>
          <table:table-cell office:value-type="float" office:value="1667" calcext:value-type="float">
            <text:p>1667</text:p>
          </table:table-cell>
          <table:table-cell office:value-type="float" office:value="10546" calcext:value-type="float">
            <text:p>10546</text:p>
          </table:table-cell>
          <table:table-cell office:value-type="float" office:value="13282" calcext:value-type="float">
            <text:p>13282</text:p>
          </table:table-cell>
          <table:table-cell office:value-type="float" office:value="12795" calcext:value-type="float">
            <text:p>12795</text:p>
          </table:table-cell>
          <table:table-cell office:value-type="float" office:value="22120" calcext:value-type="float">
            <text:p>22120</text:p>
          </table:table-cell>
          <table:table-cell office:value-type="float" office:value="13569" calcext:value-type="float">
            <text:p>13569</text:p>
          </table:table-cell>
          <table:table-cell office:value-type="float" office:value="13538" calcext:value-type="float">
            <text:p>13538</text:p>
          </table:table-cell>
          <table:table-cell office:value-type="float" office:value="12739" calcext:value-type="float">
            <text:p>127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M28]/[.M$48]" office:value-type="float" office:value="0.009673" calcext:value-type="float">
            <text:p>0.009673</text:p>
          </table:table-cell>
          <table:table-cell table:formula="of:=[.N28]/[.N$48]" office:value-type="float" office:value="0.006207" calcext:value-type="float">
            <text:p>0.006207</text:p>
          </table:table-cell>
          <table:table-cell table:formula="of:=[.O28]/[.O$48]" office:value-type="float" office:value="0.018722" calcext:value-type="float">
            <text:p>0.018722</text:p>
          </table:table-cell>
          <table:table-cell table:formula="of:=[.P28]/[.P$48]" office:value-type="float" office:value="0.019675" calcext:value-type="float">
            <text:p>0.019675</text:p>
          </table:table-cell>
          <table:table-cell table:formula="of:=[.Q28]/[.Q$48]" office:value-type="float" office:value="0.024756" calcext:value-type="float">
            <text:p>0.024756</text:p>
          </table:table-cell>
          <table:table-cell table:formula="of:=[.R28]/[.R$48]" office:value-type="float" office:value="0.035299" calcext:value-type="float">
            <text:p>0.035299</text:p>
          </table:table-cell>
          <table:table-cell table:formula="of:=[.S28]/[.S$48]" office:value-type="float" office:value="0.018199" calcext:value-type="float">
            <text:p>0.018199</text:p>
          </table:table-cell>
          <table:table-cell table:formula="of:=[.T28]/[.T$48]" office:value-type="float" office:value="0.020725" calcext:value-type="float">
            <text:p>0.020725</text:p>
          </table:table-cell>
          <table:table-cell table:formula="of:=[.U28]/[.U$48]" office:value-type="float" office:value="0.020205" calcext:value-type="float">
            <text:p>0.02020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673" calcext:value-type="float">
            <text:p>9673</text:p>
          </table:table-cell>
          <table:table-cell office:value-type="float" office:value="6207" calcext:value-type="float">
            <text:p>6207</text:p>
          </table:table-cell>
          <table:table-cell office:value-type="float" office:value="18722" calcext:value-type="float">
            <text:p>18722</text:p>
          </table:table-cell>
          <table:table-cell office:value-type="float" office:value="19675" calcext:value-type="float">
            <text:p>19675</text:p>
          </table:table-cell>
          <table:table-cell office:value-type="float" office:value="24756" calcext:value-type="float">
            <text:p>24756</text:p>
          </table:table-cell>
          <table:table-cell office:value-type="float" office:value="35299" calcext:value-type="float">
            <text:p>35299</text:p>
          </table:table-cell>
          <table:table-cell office:value-type="float" office:value="18199" calcext:value-type="float">
            <text:p>18199</text:p>
          </table:table-cell>
          <table:table-cell office:value-type="float" office:value="20725" calcext:value-type="float">
            <text:p>20725</text:p>
          </table:table-cell>
          <table:table-cell office:value-type="float" office:value="20205" calcext:value-type="float">
            <text:p>202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M29]/[.M$48]" office:value-type="float" office:value="0.048276" calcext:value-type="float">
            <text:p>0.048276</text:p>
          </table:table-cell>
          <table:table-cell table:formula="of:=[.N29]/[.N$48]" office:value-type="float" office:value="0.036486" calcext:value-type="float">
            <text:p>0.036486</text:p>
          </table:table-cell>
          <table:table-cell table:formula="of:=[.O29]/[.O$48]" office:value-type="float" office:value="0.060628" calcext:value-type="float">
            <text:p>0.060628</text:p>
          </table:table-cell>
          <table:table-cell table:formula="of:=[.P29]/[.P$48]" office:value-type="float" office:value="0.049732" calcext:value-type="float">
            <text:p>0.049732</text:p>
          </table:table-cell>
          <table:table-cell table:formula="of:=[.Q29]/[.Q$48]" office:value-type="float" office:value="0.074138" calcext:value-type="float">
            <text:p>0.074138</text:p>
          </table:table-cell>
          <table:table-cell table:formula="of:=[.R29]/[.R$48]" office:value-type="float" office:value="0.085869" calcext:value-type="float">
            <text:p>0.085869</text:p>
          </table:table-cell>
          <table:table-cell table:formula="of:=[.S29]/[.S$48]" office:value-type="float" office:value="0.050692" calcext:value-type="float">
            <text:p>0.050692</text:p>
          </table:table-cell>
          <table:table-cell table:formula="of:=[.T29]/[.T$48]" office:value-type="float" office:value="0.061041" calcext:value-type="float">
            <text:p>0.061041</text:p>
          </table:table-cell>
          <table:table-cell table:formula="of:=[.U29]/[.U$48]" office:value-type="float" office:value="0.062405" calcext:value-type="float">
            <text:p>0.0624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8276" calcext:value-type="float">
            <text:p>48276</text:p>
          </table:table-cell>
          <table:table-cell office:value-type="float" office:value="36486" calcext:value-type="float">
            <text:p>36486</text:p>
          </table:table-cell>
          <table:table-cell office:value-type="float" office:value="60628" calcext:value-type="float">
            <text:p>60628</text:p>
          </table:table-cell>
          <table:table-cell office:value-type="float" office:value="49732" calcext:value-type="float">
            <text:p>49732</text:p>
          </table:table-cell>
          <table:table-cell office:value-type="float" office:value="74138" calcext:value-type="float">
            <text:p>74138</text:p>
          </table:table-cell>
          <table:table-cell office:value-type="float" office:value="85869" calcext:value-type="float">
            <text:p>85869</text:p>
          </table:table-cell>
          <table:table-cell office:value-type="float" office:value="50692" calcext:value-type="float">
            <text:p>50692</text:p>
          </table:table-cell>
          <table:table-cell office:value-type="float" office:value="61041" calcext:value-type="float">
            <text:p>61041</text:p>
          </table:table-cell>
          <table:table-cell office:value-type="float" office:value="62405" calcext:value-type="float">
            <text:p>624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M30]/[.M$48]" office:value-type="float" office:value="0.160243" calcext:value-type="float">
            <text:p>0.160243</text:p>
          </table:table-cell>
          <table:table-cell table:formula="of:=[.N30]/[.N$48]" office:value-type="float" office:value="0.136319" calcext:value-type="float">
            <text:p>0.136319</text:p>
          </table:table-cell>
          <table:table-cell table:formula="of:=[.O30]/[.O$48]" office:value-type="float" office:value="0.142006" calcext:value-type="float">
            <text:p>0.142006</text:p>
          </table:table-cell>
          <table:table-cell table:formula="of:=[.P30]/[.P$48]" office:value-type="float" office:value="0.097757" calcext:value-type="float">
            <text:p>0.097757</text:p>
          </table:table-cell>
          <table:table-cell table:formula="of:=[.Q30]/[.Q$48]" office:value-type="float" office:value="0.193584" calcext:value-type="float">
            <text:p>0.193584</text:p>
          </table:table-cell>
          <table:table-cell table:formula="of:=[.R30]/[.R$48]" office:value-type="float" office:value="0.197" calcext:value-type="float">
            <text:p>0.197</text:p>
          </table:table-cell>
          <table:table-cell table:formula="of:=[.S30]/[.S$48]" office:value-type="float" office:value="0.123435" calcext:value-type="float">
            <text:p>0.123435</text:p>
          </table:table-cell>
          <table:table-cell table:formula="of:=[.T30]/[.T$48]" office:value-type="float" office:value="0.155863" calcext:value-type="float">
            <text:p>0.155863</text:p>
          </table:table-cell>
          <table:table-cell table:formula="of:=[.U30]/[.U$48]" office:value-type="float" office:value="0.158964" calcext:value-type="float">
            <text:p>0.1589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0243" calcext:value-type="float">
            <text:p>160243</text:p>
          </table:table-cell>
          <table:table-cell office:value-type="float" office:value="136319" calcext:value-type="float">
            <text:p>136319</text:p>
          </table:table-cell>
          <table:table-cell office:value-type="float" office:value="142006" calcext:value-type="float">
            <text:p>142006</text:p>
          </table:table-cell>
          <table:table-cell office:value-type="float" office:value="97757" calcext:value-type="float">
            <text:p>97757</text:p>
          </table:table-cell>
          <table:table-cell office:value-type="float" office:value="193584" calcext:value-type="float">
            <text:p>193584</text:p>
          </table:table-cell>
          <table:table-cell office:value-type="float" office:value="197000" calcext:value-type="float">
            <text:p>197000</text:p>
          </table:table-cell>
          <table:table-cell office:value-type="float" office:value="123435" calcext:value-type="float">
            <text:p>123435</text:p>
          </table:table-cell>
          <table:table-cell office:value-type="float" office:value="155863" calcext:value-type="float">
            <text:p>155863</text:p>
          </table:table-cell>
          <table:table-cell office:value-type="float" office:value="158964" calcext:value-type="float">
            <text:p>1589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M31]/[.M$48]" office:value-type="float" office:value="0.205036" calcext:value-type="float">
            <text:p>0.205036</text:p>
          </table:table-cell>
          <table:table-cell table:formula="of:=[.N31]/[.N$48]" office:value-type="float" office:value="0.205064" calcext:value-type="float">
            <text:p>0.205064</text:p>
          </table:table-cell>
          <table:table-cell table:formula="of:=[.O31]/[.O$48]" office:value-type="float" office:value="0.164983" calcext:value-type="float">
            <text:p>0.164983</text:p>
          </table:table-cell>
          <table:table-cell table:formula="of:=[.P31]/[.P$48]" office:value-type="float" office:value="0.099903" calcext:value-type="float">
            <text:p>0.099903</text:p>
          </table:table-cell>
          <table:table-cell table:formula="of:=[.Q31]/[.Q$48]" office:value-type="float" office:value="0.205626" calcext:value-type="float">
            <text:p>0.205626</text:p>
          </table:table-cell>
          <table:table-cell table:formula="of:=[.R31]/[.R$48]" office:value-type="float" office:value="0.182995" calcext:value-type="float">
            <text:p>0.182995</text:p>
          </table:table-cell>
          <table:table-cell table:formula="of:=[.S31]/[.S$48]" office:value-type="float" office:value="0.155242" calcext:value-type="float">
            <text:p>0.155242</text:p>
          </table:table-cell>
          <table:table-cell table:formula="of:=[.T31]/[.T$48]" office:value-type="float" office:value="0.180646" calcext:value-type="float">
            <text:p>0.180646</text:p>
          </table:table-cell>
          <table:table-cell table:formula="of:=[.U31]/[.U$48]" office:value-type="float" office:value="0.189047" calcext:value-type="float">
            <text:p>0.1890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5036" calcext:value-type="float">
            <text:p>205036</text:p>
          </table:table-cell>
          <table:table-cell office:value-type="float" office:value="205064" calcext:value-type="float">
            <text:p>205064</text:p>
          </table:table-cell>
          <table:table-cell office:value-type="float" office:value="164983" calcext:value-type="float">
            <text:p>164983</text:p>
          </table:table-cell>
          <table:table-cell office:value-type="float" office:value="99903" calcext:value-type="float">
            <text:p>99903</text:p>
          </table:table-cell>
          <table:table-cell office:value-type="float" office:value="205626" calcext:value-type="float">
            <text:p>205626</text:p>
          </table:table-cell>
          <table:table-cell office:value-type="float" office:value="182995" calcext:value-type="float">
            <text:p>182995</text:p>
          </table:table-cell>
          <table:table-cell office:value-type="float" office:value="155242" calcext:value-type="float">
            <text:p>155242</text:p>
          </table:table-cell>
          <table:table-cell office:value-type="float" office:value="180646" calcext:value-type="float">
            <text:p>180646</text:p>
          </table:table-cell>
          <table:table-cell office:value-type="float" office:value="189047" calcext:value-type="float">
            <text:p>189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M32]/[.M$48]" office:value-type="float" office:value="0.165384" calcext:value-type="float">
            <text:p>0.165384</text:p>
          </table:table-cell>
          <table:table-cell table:formula="of:=[.N32]/[.N$48]" office:value-type="float" office:value="0.187718" calcext:value-type="float">
            <text:p>0.187718</text:p>
          </table:table-cell>
          <table:table-cell table:formula="of:=[.O32]/[.O$48]" office:value-type="float" office:value="0.132297" calcext:value-type="float">
            <text:p>0.132297</text:p>
          </table:table-cell>
          <table:table-cell table:formula="of:=[.P32]/[.P$48]" office:value-type="float" office:value="0.067251" calcext:value-type="float">
            <text:p>0.067251</text:p>
          </table:table-cell>
          <table:table-cell table:formula="of:=[.Q32]/[.Q$48]" office:value-type="float" office:value="0.120346" calcext:value-type="float">
            <text:p>0.120346</text:p>
          </table:table-cell>
          <table:table-cell table:formula="of:=[.R32]/[.R$48]" office:value-type="float" office:value="0.084983" calcext:value-type="float">
            <text:p>0.084983</text:p>
          </table:table-cell>
          <table:table-cell table:formula="of:=[.S32]/[.S$48]" office:value-type="float" office:value="0.135272" calcext:value-type="float">
            <text:p>0.135272</text:p>
          </table:table-cell>
          <table:table-cell table:formula="of:=[.T32]/[.T$48]" office:value-type="float" office:value="0.138701" calcext:value-type="float">
            <text:p>0.138701</text:p>
          </table:table-cell>
          <table:table-cell table:formula="of:=[.U32]/[.U$48]" office:value-type="float" office:value="0.152477" calcext:value-type="float">
            <text:p>0.1524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5384" calcext:value-type="float">
            <text:p>165384</text:p>
          </table:table-cell>
          <table:table-cell office:value-type="float" office:value="187718" calcext:value-type="float">
            <text:p>187718</text:p>
          </table:table-cell>
          <table:table-cell office:value-type="float" office:value="132297" calcext:value-type="float">
            <text:p>132297</text:p>
          </table:table-cell>
          <table:table-cell office:value-type="float" office:value="67251" calcext:value-type="float">
            <text:p>67251</text:p>
          </table:table-cell>
          <table:table-cell office:value-type="float" office:value="120346" calcext:value-type="float">
            <text:p>120346</text:p>
          </table:table-cell>
          <table:table-cell office:value-type="float" office:value="84983" calcext:value-type="float">
            <text:p>84983</text:p>
          </table:table-cell>
          <table:table-cell office:value-type="float" office:value="135272" calcext:value-type="float">
            <text:p>135272</text:p>
          </table:table-cell>
          <table:table-cell office:value-type="float" office:value="138701" calcext:value-type="float">
            <text:p>138701</text:p>
          </table:table-cell>
          <table:table-cell office:value-type="float" office:value="152477" calcext:value-type="float">
            <text:p>1524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M33]/[.M$48]" office:value-type="float" office:value="0.140556" calcext:value-type="float">
            <text:p>0.140556</text:p>
          </table:table-cell>
          <table:table-cell table:formula="of:=[.N33]/[.N$48]" office:value-type="float" office:value="0.167037" calcext:value-type="float">
            <text:p>0.167037</text:p>
          </table:table-cell>
          <table:table-cell table:formula="of:=[.O33]/[.O$48]" office:value-type="float" office:value="0.105537" calcext:value-type="float">
            <text:p>0.105537</text:p>
          </table:table-cell>
          <table:table-cell table:formula="of:=[.P33]/[.P$48]" office:value-type="float" office:value="0.05144" calcext:value-type="float">
            <text:p>0.05144</text:p>
          </table:table-cell>
          <table:table-cell table:formula="of:=[.Q33]/[.Q$48]" office:value-type="float" office:value="0.086191" calcext:value-type="float">
            <text:p>0.086191</text:p>
          </table:table-cell>
          <table:table-cell table:formula="of:=[.R33]/[.R$48]" office:value-type="float" office:value="0.05274" calcext:value-type="float">
            <text:p>0.05274</text:p>
          </table:table-cell>
          <table:table-cell table:formula="of:=[.S33]/[.S$48]" office:value-type="float" office:value="0.116285" calcext:value-type="float">
            <text:p>0.116285</text:p>
          </table:table-cell>
          <table:table-cell table:formula="of:=[.T33]/[.T$48]" office:value-type="float" office:value="0.116583" calcext:value-type="float">
            <text:p>0.116583</text:p>
          </table:table-cell>
          <table:table-cell table:formula="of:=[.U33]/[.U$48]" office:value-type="float" office:value="0.123966" calcext:value-type="float">
            <text:p>0.12396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0556" calcext:value-type="float">
            <text:p>140556</text:p>
          </table:table-cell>
          <table:table-cell office:value-type="float" office:value="167037" calcext:value-type="float">
            <text:p>167037</text:p>
          </table:table-cell>
          <table:table-cell office:value-type="float" office:value="105537" calcext:value-type="float">
            <text:p>105537</text:p>
          </table:table-cell>
          <table:table-cell office:value-type="float" office:value="51440" calcext:value-type="float">
            <text:p>51440</text:p>
          </table:table-cell>
          <table:table-cell office:value-type="float" office:value="86191" calcext:value-type="float">
            <text:p>86191</text:p>
          </table:table-cell>
          <table:table-cell office:value-type="float" office:value="52740" calcext:value-type="float">
            <text:p>52740</text:p>
          </table:table-cell>
          <table:table-cell office:value-type="float" office:value="116285" calcext:value-type="float">
            <text:p>116285</text:p>
          </table:table-cell>
          <table:table-cell office:value-type="float" office:value="116583" calcext:value-type="float">
            <text:p>116583</text:p>
          </table:table-cell>
          <table:table-cell office:value-type="float" office:value="123966" calcext:value-type="float">
            <text:p>123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M34]/[.M$48]" office:value-type="float" office:value="0.110318" calcext:value-type="float">
            <text:p>0.110318</text:p>
          </table:table-cell>
          <table:table-cell table:formula="of:=[.N34]/[.N$48]" office:value-type="float" office:value="0.128778" calcext:value-type="float">
            <text:p>0.128778</text:p>
          </table:table-cell>
          <table:table-cell table:formula="of:=[.O34]/[.O$48]" office:value-type="float" office:value="0.082169" calcext:value-type="float">
            <text:p>0.082169</text:p>
          </table:table-cell>
          <table:table-cell table:formula="of:=[.P34]/[.P$48]" office:value-type="float" office:value="0.051311" calcext:value-type="float">
            <text:p>0.051311</text:p>
          </table:table-cell>
          <table:table-cell table:formula="of:=[.Q34]/[.Q$48]" office:value-type="float" office:value="0.064911" calcext:value-type="float">
            <text:p>0.064911</text:p>
          </table:table-cell>
          <table:table-cell table:formula="of:=[.R34]/[.R$48]" office:value-type="float" office:value="0.037077" calcext:value-type="float">
            <text:p>0.037077</text:p>
          </table:table-cell>
          <table:table-cell table:formula="of:=[.S34]/[.S$48]" office:value-type="float" office:value="0.096743" calcext:value-type="float">
            <text:p>0.096743</text:p>
          </table:table-cell>
          <table:table-cell table:formula="of:=[.T34]/[.T$48]" office:value-type="float" office:value="0.093223" calcext:value-type="float">
            <text:p>0.093223</text:p>
          </table:table-cell>
          <table:table-cell table:formula="of:=[.U34]/[.U$48]" office:value-type="float" office:value="0.093912" calcext:value-type="float">
            <text:p>0.0939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0318" calcext:value-type="float">
            <text:p>110318</text:p>
          </table:table-cell>
          <table:table-cell office:value-type="float" office:value="128778" calcext:value-type="float">
            <text:p>128778</text:p>
          </table:table-cell>
          <table:table-cell office:value-type="float" office:value="82169" calcext:value-type="float">
            <text:p>82169</text:p>
          </table:table-cell>
          <table:table-cell office:value-type="float" office:value="51311" calcext:value-type="float">
            <text:p>51311</text:p>
          </table:table-cell>
          <table:table-cell office:value-type="float" office:value="64911" calcext:value-type="float">
            <text:p>64911</text:p>
          </table:table-cell>
          <table:table-cell office:value-type="float" office:value="37077" calcext:value-type="float">
            <text:p>37077</text:p>
          </table:table-cell>
          <table:table-cell office:value-type="float" office:value="96743" calcext:value-type="float">
            <text:p>96743</text:p>
          </table:table-cell>
          <table:table-cell office:value-type="float" office:value="93223" calcext:value-type="float">
            <text:p>93223</text:p>
          </table:table-cell>
          <table:table-cell office:value-type="float" office:value="93912" calcext:value-type="float">
            <text:p>939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M35]/[.M$48]" office:value-type="float" office:value="0.054136" calcext:value-type="float">
            <text:p>0.054136</text:p>
          </table:table-cell>
          <table:table-cell table:formula="of:=[.N35]/[.N$48]" office:value-type="float" office:value="0.058506" calcext:value-type="float">
            <text:p>0.058506</text:p>
          </table:table-cell>
          <table:table-cell table:formula="of:=[.O35]/[.O$48]" office:value-type="float" office:value="0.039731" calcext:value-type="float">
            <text:p>0.039731</text:p>
          </table:table-cell>
          <table:table-cell table:formula="of:=[.P35]/[.P$48]" office:value-type="float" office:value="0.031955" calcext:value-type="float">
            <text:p>0.031955</text:p>
          </table:table-cell>
          <table:table-cell table:formula="of:=[.Q35]/[.Q$48]" office:value-type="float" office:value="0.03378" calcext:value-type="float">
            <text:p>0.03378</text:p>
          </table:table-cell>
          <table:table-cell table:formula="of:=[.R35]/[.R$48]" office:value-type="float" office:value="0.017891" calcext:value-type="float">
            <text:p>0.017891</text:p>
          </table:table-cell>
          <table:table-cell table:formula="of:=[.S35]/[.S$48]" office:value-type="float" office:value="0.0483" calcext:value-type="float">
            <text:p>0.0483</text:p>
          </table:table-cell>
          <table:table-cell table:formula="of:=[.T35]/[.T$48]" office:value-type="float" office:value="0.044051" calcext:value-type="float">
            <text:p>0.044051</text:p>
          </table:table-cell>
          <table:table-cell table:formula="of:=[.U35]/[.U$48]" office:value-type="float" office:value="0.043091" calcext:value-type="float">
            <text:p>0.0430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136" calcext:value-type="float">
            <text:p>54136</text:p>
          </table:table-cell>
          <table:table-cell office:value-type="float" office:value="58506" calcext:value-type="float">
            <text:p>58506</text:p>
          </table:table-cell>
          <table:table-cell office:value-type="float" office:value="39731" calcext:value-type="float">
            <text:p>39731</text:p>
          </table:table-cell>
          <table:table-cell office:value-type="float" office:value="31955" calcext:value-type="float">
            <text:p>31955</text:p>
          </table:table-cell>
          <table:table-cell office:value-type="float" office:value="33780" calcext:value-type="float">
            <text:p>33780</text:p>
          </table:table-cell>
          <table:table-cell office:value-type="float" office:value="17891" calcext:value-type="float">
            <text:p>17891</text:p>
          </table:table-cell>
          <table:table-cell office:value-type="float" office:value="48300" calcext:value-type="float">
            <text:p>48300</text:p>
          </table:table-cell>
          <table:table-cell office:value-type="float" office:value="44051" calcext:value-type="float">
            <text:p>44051</text:p>
          </table:table-cell>
          <table:table-cell office:value-type="float" office:value="43091" calcext:value-type="float">
            <text:p>43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M36]/[.M$48]" office:value-type="float" office:value="0.018277" calcext:value-type="float">
            <text:p>0.018277</text:p>
          </table:table-cell>
          <table:table-cell table:formula="of:=[.N36]/[.N$48]" office:value-type="float" office:value="0.017939" calcext:value-type="float">
            <text:p>0.017939</text:p>
          </table:table-cell>
          <table:table-cell table:formula="of:=[.O36]/[.O$48]" office:value-type="float" office:value="0.018668" calcext:value-type="float">
            <text:p>0.018668</text:p>
          </table:table-cell>
          <table:table-cell table:formula="of:=[.P36]/[.P$48]" office:value-type="float" office:value="0.026185" calcext:value-type="float">
            <text:p>0.026185</text:p>
          </table:table-cell>
          <table:table-cell table:formula="of:=[.Q36]/[.Q$48]" office:value-type="float" office:value="0.01312" calcext:value-type="float">
            <text:p>0.01312</text:p>
          </table:table-cell>
          <table:table-cell table:formula="of:=[.R36]/[.R$48]" office:value-type="float" office:value="0.008484" calcext:value-type="float">
            <text:p>0.008484</text:p>
          </table:table-cell>
          <table:table-cell table:formula="of:=[.S36]/[.S$48]" office:value-type="float" office:value="0.02375" calcext:value-type="float">
            <text:p>0.02375</text:p>
          </table:table-cell>
          <table:table-cell table:formula="of:=[.T36]/[.T$48]" office:value-type="float" office:value="0.01555" calcext:value-type="float">
            <text:p>0.01555</text:p>
          </table:table-cell>
          <table:table-cell table:formula="of:=[.U36]/[.U$48]" office:value-type="float" office:value="0.015937" calcext:value-type="float">
            <text:p>0.01593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77" calcext:value-type="float">
            <text:p>18277</text:p>
          </table:table-cell>
          <table:table-cell office:value-type="float" office:value="17939" calcext:value-type="float">
            <text:p>17939</text:p>
          </table:table-cell>
          <table:table-cell office:value-type="float" office:value="18668" calcext:value-type="float">
            <text:p>18668</text:p>
          </table:table-cell>
          <table:table-cell office:value-type="float" office:value="26185" calcext:value-type="float">
            <text:p>26185</text:p>
          </table:table-cell>
          <table:table-cell office:value-type="float" office:value="13120" calcext:value-type="float">
            <text:p>13120</text:p>
          </table:table-cell>
          <table:table-cell office:value-type="float" office:value="8484" calcext:value-type="float">
            <text:p>8484</text:p>
          </table:table-cell>
          <table:table-cell office:value-type="float" office:value="23750" calcext:value-type="float">
            <text:p>23750</text:p>
          </table:table-cell>
          <table:table-cell office:value-type="float" office:value="15550" calcext:value-type="float">
            <text:p>15550</text:p>
          </table:table-cell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M37]/[.M$48]" office:value-type="float" office:value="0.008461" calcext:value-type="float">
            <text:p>0.008461</text:p>
          </table:table-cell>
          <table:table-cell table:formula="of:=[.N37]/[.N$48]" office:value-type="float" office:value="0.007775" calcext:value-type="float">
            <text:p>0.007775</text:p>
          </table:table-cell>
          <table:table-cell table:formula="of:=[.O37]/[.O$48]" office:value-type="float" office:value="0.006502" calcext:value-type="float">
            <text:p>0.006502</text:p>
          </table:table-cell>
          <table:table-cell table:formula="of:=[.P37]/[.P$48]" office:value-type="float" office:value="0.015384" calcext:value-type="float">
            <text:p>0.015384</text:p>
          </table:table-cell>
          <table:table-cell table:formula="of:=[.Q37]/[.Q$48]" office:value-type="float" office:value="0.007484" calcext:value-type="float">
            <text:p>0.007484</text:p>
          </table:table-cell>
          <table:table-cell table:formula="of:=[.R37]/[.R$48]" office:value-type="float" office:value="0.00386" calcext:value-type="float">
            <text:p>0.00386</text:p>
          </table:table-cell>
          <table:table-cell table:formula="of:=[.S37]/[.S$48]" office:value-type="float" office:value="0.01077" calcext:value-type="float">
            <text:p>0.01077</text:p>
          </table:table-cell>
          <table:table-cell table:formula="of:=[.T37]/[.T$48]" office:value-type="float" office:value="0.008072" calcext:value-type="float">
            <text:p>0.008072</text:p>
          </table:table-cell>
          <table:table-cell table:formula="of:=[.U37]/[.U$48]" office:value-type="float" office:value="0.006346" calcext:value-type="float">
            <text:p>0.0063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461" calcext:value-type="float">
            <text:p>8461</text:p>
          </table:table-cell>
          <table:table-cell office:value-type="float" office:value="7775" calcext:value-type="float">
            <text:p>7775</text:p>
          </table:table-cell>
          <table:table-cell office:value-type="float" office:value="6502" calcext:value-type="float">
            <text:p>6502</text:p>
          </table:table-cell>
          <table:table-cell office:value-type="float" office:value="15384" calcext:value-type="float">
            <text:p>15384</text:p>
          </table:table-cell>
          <table:table-cell office:value-type="float" office:value="7484" calcext:value-type="float">
            <text:p>7484</text:p>
          </table:table-cell>
          <table:table-cell office:value-type="float" office:value="3860" calcext:value-type="float">
            <text:p>3860</text:p>
          </table:table-cell>
          <table:table-cell office:value-type="float" office:value="10770" calcext:value-type="float">
            <text:p>10770</text:p>
          </table:table-cell>
          <table:table-cell office:value-type="float" office:value="8072" calcext:value-type="float">
            <text:p>8072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M38]/[.M$48]" office:value-type="float" office:value="0.008009" calcext:value-type="float">
            <text:p>0.008009</text:p>
          </table:table-cell>
          <table:table-cell table:formula="of:=[.N38]/[.N$48]" office:value-type="float" office:value="0.005311" calcext:value-type="float">
            <text:p>0.005311</text:p>
          </table:table-cell>
          <table:table-cell table:formula="of:=[.O38]/[.O$48]" office:value-type="float" office:value="0.003222" calcext:value-type="float">
            <text:p>0.003222</text:p>
          </table:table-cell>
          <table:table-cell table:formula="of:=[.P38]/[.P$48]" office:value-type="float" office:value="0.014924" calcext:value-type="float">
            <text:p>0.014924</text:p>
          </table:table-cell>
          <table:table-cell table:formula="of:=[.Q38]/[.Q$48]" office:value-type="float" office:value="0.008204" calcext:value-type="float">
            <text:p>0.008204</text:p>
          </table:table-cell>
          <table:table-cell table:formula="of:=[.R38]/[.R$48]" office:value-type="float" office:value="0.002494" calcext:value-type="float">
            <text:p>0.002494</text:p>
          </table:table-cell>
          <table:table-cell table:formula="of:=[.S38]/[.S$48]" office:value-type="float" office:value="0.009635" calcext:value-type="float">
            <text:p>0.009635</text:p>
          </table:table-cell>
          <table:table-cell table:formula="of:=[.T38]/[.T$48]" office:value-type="float" office:value="0.006535" calcext:value-type="float">
            <text:p>0.006535</text:p>
          </table:table-cell>
          <table:table-cell table:formula="of:=[.U38]/[.U$48]" office:value-type="float" office:value="0.003845" calcext:value-type="float">
            <text:p>0.00384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009" calcext:value-type="float">
            <text:p>8009</text:p>
          </table:table-cell>
          <table:table-cell office:value-type="float" office:value="5311" calcext:value-type="float">
            <text:p>5311</text:p>
          </table:table-cell>
          <table:table-cell office:value-type="float" office:value="3222" calcext:value-type="float">
            <text:p>3222</text:p>
          </table:table-cell>
          <table:table-cell office:value-type="float" office:value="14924" calcext:value-type="float">
            <text:p>14924</text:p>
          </table:table-cell>
          <table:table-cell office:value-type="float" office:value="8204" calcext:value-type="float">
            <text:p>8204</text:p>
          </table:table-cell>
          <table:table-cell office:value-type="float" office:value="2494" calcext:value-type="float">
            <text:p>2494</text:p>
          </table:table-cell>
          <table:table-cell office:value-type="float" office:value="9635" calcext:value-type="float">
            <text:p>9635</text:p>
          </table:table-cell>
          <table:table-cell office:value-type="float" office:value="6535" calcext:value-type="float">
            <text:p>6535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M39]/[.M$48]" office:value-type="float" office:value="0.006508" calcext:value-type="float">
            <text:p>0.006508</text:p>
          </table:table-cell>
          <table:table-cell table:formula="of:=[.N39]/[.N$48]" office:value-type="float" office:value="0.003725" calcext:value-type="float">
            <text:p>0.003725</text:p>
          </table:table-cell>
          <table:table-cell table:formula="of:=[.O39]/[.O$48]" office:value-type="float" office:value="0.0011" calcext:value-type="float">
            <text:p>0.0011</text:p>
          </table:table-cell>
          <table:table-cell table:formula="of:=[.P39]/[.P$48]" office:value-type="float" office:value="0.011376" calcext:value-type="float">
            <text:p>0.011376</text:p>
          </table:table-cell>
          <table:table-cell table:formula="of:=[.Q39]/[.Q$48]" office:value-type="float" office:value="0.006849" calcext:value-type="float">
            <text:p>0.006849</text:p>
          </table:table-cell>
          <table:table-cell table:formula="of:=[.R39]/[.R$48]" office:value-type="float" office:value="0.001203" calcext:value-type="float">
            <text:p>0.001203</text:p>
          </table:table-cell>
          <table:table-cell table:formula="of:=[.S39]/[.S$48]" office:value-type="float" office:value="0.006959" calcext:value-type="float">
            <text:p>0.006959</text:p>
          </table:table-cell>
          <table:table-cell table:formula="of:=[.T39]/[.T$48]" office:value-type="float" office:value="0.004674" calcext:value-type="float">
            <text:p>0.004674</text:p>
          </table:table-cell>
          <table:table-cell table:formula="of:=[.U39]/[.U$48]" office:value-type="float" office:value="0.001739" calcext:value-type="float">
            <text:p>0.0017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508" calcext:value-type="float">
            <text:p>6508</text:p>
          </table:table-cell>
          <table:table-cell office:value-type="float" office:value="3725" calcext:value-type="float">
            <text:p>3725</text:p>
          </table:table-cell>
          <table:table-cell office:value-type="float" office:value="1100" calcext:value-type="float">
            <text:p>1100</text:p>
          </table:table-cell>
          <table:table-cell office:value-type="float" office:value="11376" calcext:value-type="float">
            <text:p>11376</text:p>
          </table:table-cell>
          <table:table-cell office:value-type="float" office:value="6849" calcext:value-type="float">
            <text:p>6849</text:p>
          </table:table-cell>
          <table:table-cell office:value-type="float" office:value="1203" calcext:value-type="float">
            <text:p>1203</text:p>
          </table:table-cell>
          <table:table-cell office:value-type="float" office:value="6959" calcext:value-type="float">
            <text:p>6959</text:p>
          </table:table-cell>
          <table:table-cell office:value-type="float" office:value="4674" calcext:value-type="float">
            <text:p>4674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M40]/[.M$48]" office:value-type="float" office:value="0.007382" calcext:value-type="float">
            <text:p>0.007382</text:p>
          </table:table-cell>
          <table:table-cell table:formula="of:=[.N40]/[.N$48]" office:value-type="float" office:value="0.003693" calcext:value-type="float">
            <text:p>0.003693</text:p>
          </table:table-cell>
          <table:table-cell table:formula="of:=[.O40]/[.O$48]" office:value-type="float" office:value="0.00025" calcext:value-type="float">
            <text:p>0.00025</text:p>
          </table:table-cell>
          <table:table-cell table:formula="of:=[.P40]/[.P$48]" office:value-type="float" office:value="0.005872" calcext:value-type="float">
            <text:p>0.005872</text:p>
          </table:table-cell>
          <table:table-cell table:formula="of:=[.Q40]/[.Q$48]" office:value-type="float" office:value="0.008702" calcext:value-type="float">
            <text:p>0.008702</text:p>
          </table:table-cell>
          <table:table-cell table:formula="of:=[.R40]/[.R$48]" office:value-type="float" office:value="0.000702" calcext:value-type="float">
            <text:p>0.000702</text:p>
          </table:table-cell>
          <table:table-cell table:formula="of:=[.S40]/[.S$48]" office:value-type="float" office:value="0.003017" calcext:value-type="float">
            <text:p>0.003017</text:p>
          </table:table-cell>
          <table:table-cell table:formula="of:=[.T40]/[.T$48]" office:value-type="float" office:value="0.003461" calcext:value-type="float">
            <text:p>0.003461</text:p>
          </table:table-cell>
          <table:table-cell table:formula="of:=[.U40]/[.U$48]" office:value-type="float" office:value="0.000903" calcext:value-type="float">
            <text:p>0.00090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382" calcext:value-type="float">
            <text:p>7382</text:p>
          </table:table-cell>
          <table:table-cell office:value-type="float" office:value="3693" calcext:value-type="float">
            <text:p>3693</text:p>
          </table:table-cell>
          <table:table-cell office:value-type="float" office:value="250" calcext:value-type="float">
            <text:p>250</text:p>
          </table:table-cell>
          <table:table-cell office:value-type="float" office:value="5872" calcext:value-type="float">
            <text:p>5872</text:p>
          </table:table-cell>
          <table:table-cell office:value-type="float" office:value="8702" calcext:value-type="float">
            <text:p>8702</text:p>
          </table:table-cell>
          <table:table-cell office:value-type="float" office:value="702" calcext:value-type="float">
            <text:p>702</text:p>
          </table:table-cell>
          <table:table-cell office:value-type="float" office:value="3017" calcext:value-type="float">
            <text:p>3017</text:p>
          </table:table-cell>
          <table:table-cell office:value-type="float" office:value="3461" calcext:value-type="float">
            <text:p>346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M41]/[.M$48]" office:value-type="float" office:value="0.005492" calcext:value-type="float">
            <text:p>0.005492</text:p>
          </table:table-cell>
          <table:table-cell table:formula="of:=[.N41]/[.N$48]" office:value-type="float" office:value="0.002851" calcext:value-type="float">
            <text:p>0.002851</text:p>
          </table:table-cell>
          <table:table-cell table:formula="of:=[.O41]/[.O$48]" office:value-type="float" office:value="0.000141" calcext:value-type="float">
            <text:p>0.000141</text:p>
          </table:table-cell>
          <table:table-cell table:formula="of:=[.P41]/[.P$48]" office:value-type="float" office:value="0.002163" calcext:value-type="float">
            <text:p>0.002163</text:p>
          </table:table-cell>
          <table:table-cell table:formula="of:=[.Q41]/[.Q$48]" office:value-type="float" office:value="0.006633" calcext:value-type="float">
            <text:p>0.006633</text:p>
          </table:table-cell>
          <table:table-cell table:formula="of:=[.R41]/[.R$48]" office:value-type="float" office:value="0.000288" calcext:value-type="float">
            <text:p>0.000288</text:p>
          </table:table-cell>
          <table:table-cell table:formula="of:=[.S41]/[.S$48]" office:value-type="float" office:value="0.00127" calcext:value-type="float">
            <text:p>0.00127</text:p>
          </table:table-cell>
          <table:table-cell table:formula="of:=[.T41]/[.T$48]" office:value-type="float" office:value="0.001409" calcext:value-type="float">
            <text:p>0.001409</text:p>
          </table:table-cell>
          <table:table-cell table:formula="of:=[.U41]/[.U$48]" office:value-type="float" office:value="0.000368" calcext:value-type="float">
            <text:p>0.00036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492" calcext:value-type="float">
            <text:p>5492</text:p>
          </table:table-cell>
          <table:table-cell office:value-type="float" office:value="2851" calcext:value-type="float">
            <text:p>2851</text:p>
          </table:table-cell>
          <table:table-cell office:value-type="float" office:value="141" calcext:value-type="float">
            <text:p>141</text:p>
          </table:table-cell>
          <table:table-cell office:value-type="float" office:value="2163" calcext:value-type="float">
            <text:p>2163</text:p>
          </table:table-cell>
          <table:table-cell office:value-type="float" office:value="6633" calcext:value-type="float">
            <text:p>6633</text:p>
          </table:table-cell>
          <table:table-cell office:value-type="float" office:value="288" calcext:value-type="float">
            <text:p>288</text:p>
          </table:table-cell>
          <table:table-cell office:value-type="float" office:value="1270" calcext:value-type="float">
            <text:p>1270</text:p>
          </table:table-cell>
          <table:table-cell office:value-type="float" office:value="1409" calcext:value-type="float">
            <text:p>140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M42]/[.M$48]" office:value-type="float" office:value="0.004878" calcext:value-type="float">
            <text:p>0.004878</text:p>
          </table:table-cell>
          <table:table-cell table:formula="of:=[.N42]/[.N$48]" office:value-type="float" office:value="0.00267" calcext:value-type="float">
            <text:p>0.00267</text:p>
          </table:table-cell>
          <table:table-cell table:formula="of:=[.O42]/[.O$48]" office:value-type="float" office:value="0.000065" calcext:value-type="float">
            <text:p>0.000065</text:p>
          </table:table-cell>
          <table:table-cell table:formula="of:=[.P42]/[.P$48]" office:value-type="float" office:value="0.001023" calcext:value-type="float">
            <text:p>0.001023</text:p>
          </table:table-cell>
          <table:table-cell table:formula="of:=[.Q42]/[.Q$48]" office:value-type="float" office:value="0.008471" calcext:value-type="float">
            <text:p>0.008471</text:p>
          </table:table-cell>
          <table:table-cell table:formula="of:=[.R42]/[.R$48]" office:value-type="float" office:value="0.000189" calcext:value-type="float">
            <text:p>0.000189</text:p>
          </table:table-cell>
          <table:table-cell table:formula="of:=[.S42]/[.S$48]" office:value-type="float" office:value="0.000428" calcext:value-type="float">
            <text:p>0.000428</text:p>
          </table:table-cell>
          <table:table-cell table:formula="of:=[.T42]/[.T$48]" office:value-type="float" office:value="0.000711" calcext:value-type="float">
            <text:p>0.000711</text:p>
          </table:table-cell>
          <table:table-cell table:formula="of:=[.U42]/[.U$48]" office:value-type="float" office:value="0.000307" calcext:value-type="float">
            <text:p>0.0003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78" calcext:value-type="float">
            <text:p>4878</text:p>
          </table:table-cell>
          <table:table-cell office:value-type="float" office:value="2670" calcext:value-type="float">
            <text:p>2670</text:p>
          </table:table-cell>
          <table:table-cell office:value-type="float" office:value="65" calcext:value-type="float">
            <text:p>65</text:p>
          </table:table-cell>
          <table:table-cell office:value-type="float" office:value="1023" calcext:value-type="float">
            <text:p>1023</text:p>
          </table:table-cell>
          <table:table-cell office:value-type="float" office:value="8471" calcext:value-type="float">
            <text:p>8471</text:p>
          </table:table-cell>
          <table:table-cell office:value-type="float" office:value="189" calcext:value-type="float">
            <text:p>189</text:p>
          </table:table-cell>
          <table:table-cell office:value-type="float" office:value="428" calcext:value-type="float">
            <text:p>428</text:p>
          </table:table-cell>
          <table:table-cell office:value-type="float" office:value="711" calcext:value-type="float">
            <text:p>71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M43]/[.M$48]" office:value-type="float" office:value="0.002483" calcext:value-type="float">
            <text:p>0.002483</text:p>
          </table:table-cell>
          <table:table-cell table:formula="of:=[.N43]/[.N$48]" office:value-type="float" office:value="0.001846" calcext:value-type="float">
            <text:p>0.001846</text:p>
          </table:table-cell>
          <table:table-cell table:formula="of:=[.O43]/[.O$48]" office:value-type="float" office:value="0.000031" calcext:value-type="float">
            <text:p>0.000031</text:p>
          </table:table-cell>
          <table:table-cell table:formula="of:=[.P43]/[.P$48]" office:value-type="float" office:value="0.000353" calcext:value-type="float">
            <text:p>0.000353</text:p>
          </table:table-cell>
          <table:table-cell table:formula="of:=[.Q43]/[.Q$48]" office:value-type="float" office:value="0.010421" calcext:value-type="float">
            <text:p>0.010421</text:p>
          </table:table-cell>
          <table:table-cell table:formula="of:=[.R43]/[.R$48]" office:value-type="float" office:value="0.000114" calcext:value-type="float">
            <text:p>0.000114</text:p>
          </table:table-cell>
          <table:table-cell table:formula="of:=[.S43]/[.S$48]" office:value-type="float" office:value="0.000209" calcext:value-type="float">
            <text:p>0.000209</text:p>
          </table:table-cell>
          <table:table-cell table:formula="of:=[.T43]/[.T$48]" office:value-type="float" office:value="0.000286" calcext:value-type="float">
            <text:p>0.000286</text:p>
          </table:table-cell>
          <table:table-cell table:formula="of:=[.U43]/[.U$48]" office:value-type="float" office:value="0.000194" calcext:value-type="float">
            <text:p>0.00019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83" calcext:value-type="float">
            <text:p>2483</text:p>
          </table:table-cell>
          <table:table-cell office:value-type="float" office:value="1846" calcext:value-type="float">
            <text:p>1846</text:p>
          </table:table-cell>
          <table:table-cell office:value-type="float" office:value="31" calcext:value-type="float">
            <text:p>31</text:p>
          </table:table-cell>
          <table:table-cell office:value-type="float" office:value="353" calcext:value-type="float">
            <text:p>353</text:p>
          </table:table-cell>
          <table:table-cell office:value-type="float" office:value="10421" calcext:value-type="float">
            <text:p>10421</text:p>
          </table:table-cell>
          <table:table-cell office:value-type="float" office:value="114" calcext:value-type="float">
            <text:p>114</text:p>
          </table:table-cell>
          <table:table-cell office:value-type="float" office:value="209" calcext:value-type="float">
            <text:p>209</text:p>
          </table:table-cell>
          <table:table-cell office:value-type="float" office:value="286" calcext:value-type="float">
            <text:p>28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M44]/[.M$48]" office:value-type="float" office:value="0.001573" calcext:value-type="float">
            <text:p>0.001573</text:p>
          </table:table-cell>
          <table:table-cell table:formula="of:=[.N44]/[.N$48]" office:value-type="float" office:value="0.001558" calcext:value-type="float">
            <text:p>0.001558</text:p>
          </table:table-cell>
          <table:table-cell table:formula="of:=[.O44]/[.O$48]" office:value-type="float" office:value="0.000031" calcext:value-type="float">
            <text:p>0.000031</text:p>
          </table:table-cell>
          <table:table-cell table:formula="of:=[.P44]/[.P$48]" office:value-type="float" office:value="0.000301" calcext:value-type="float">
            <text:p>0.000301</text:p>
          </table:table-cell>
          <table:table-cell table:formula="of:=[.Q44]/[.Q$48]" office:value-type="float" office:value="0.011719" calcext:value-type="float">
            <text:p>0.011719</text:p>
          </table:table-cell>
          <table:table-cell table:formula="of:=[.R44]/[.R$48]" office:value-type="float" office:value="0.000068" calcext:value-type="float">
            <text:p>0.000068</text:p>
          </table:table-cell>
          <table:table-cell table:formula="of:=[.S44]/[.S$48]" office:value-type="float" office:value="0.000147" calcext:value-type="float">
            <text:p>0.000147</text:p>
          </table:table-cell>
          <table:table-cell table:formula="of:=[.T44]/[.T$48]" office:value-type="float" office:value="0.000232" calcext:value-type="float">
            <text:p>0.000232</text:p>
          </table:table-cell>
          <table:table-cell table:formula="of:=[.U44]/[.U$48]" office:value-type="float" office:value="0.000235" calcext:value-type="float">
            <text:p>0.00023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73" calcext:value-type="float">
            <text:p>1573</text:p>
          </table:table-cell>
          <table:table-cell office:value-type="float" office:value="1558" calcext:value-type="float">
            <text:p>1558</text:p>
          </table:table-cell>
          <table:table-cell office:value-type="float" office:value="31" calcext:value-type="float">
            <text:p>31</text:p>
          </table:table-cell>
          <table:table-cell office:value-type="float" office:value="301" calcext:value-type="float">
            <text:p>301</text:p>
          </table:table-cell>
          <table:table-cell office:value-type="float" office:value="11719" calcext:value-type="float">
            <text:p>11719</text:p>
          </table:table-cell>
          <table:table-cell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M45]/[.M$48]" office:value-type="float" office:value="0.000634" calcext:value-type="float">
            <text:p>0.000634</text:p>
          </table:table-cell>
          <table:table-cell table:formula="of:=[.N45]/[.N$48]" office:value-type="float" office:value="0.00076" calcext:value-type="float">
            <text:p>0.00076</text:p>
          </table:table-cell>
          <table:table-cell table:formula="of:=[.O45]/[.O$48]" office:value-type="float" office:value="0.000012" calcext:value-type="float">
            <text:p>0.000012</text:p>
          </table:table-cell>
          <table:table-cell table:formula="of:=[.P45]/[.P$48]" office:value-type="float" office:value="0.000124" calcext:value-type="float">
            <text:p>0.000124</text:p>
          </table:table-cell>
          <table:table-cell table:formula="of:=[.Q45]/[.Q$48]" office:value-type="float" office:value="0.005285" calcext:value-type="float">
            <text:p>0.005285</text:p>
          </table:table-cell>
          <table:table-cell table:formula="of:=[.R45]/[.R$48]" office:value-type="float" office:value="0.000029" calcext:value-type="float">
            <text:p>0.000029</text:p>
          </table:table-cell>
          <table:table-cell table:formula="of:=[.S45]/[.S$48]" office:value-type="float" office:value="0.000044" calcext:value-type="float">
            <text:p>0.000044</text:p>
          </table:table-cell>
          <table:table-cell table:formula="of:=[.T45]/[.T$48]" office:value-type="float" office:value="0.0001" calcext:value-type="float">
            <text:p>0.0001</text:p>
          </table:table-cell>
          <table:table-cell table:formula="of:=[.U45]/[.U$48]" office:value-type="float" office:value="0.000099" calcext:value-type="float">
            <text:p>0.0000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4" calcext:value-type="float">
            <text:p>634</text:p>
          </table:table-cell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5285" calcext:value-type="float">
            <text:p>528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M46]/[.M$48]" office:value-type="float" office:value="0.000387" calcext:value-type="float">
            <text:p>0.000387</text:p>
          </table:table-cell>
          <table:table-cell table:formula="of:=[.N46]/[.N$48]" office:value-type="float" office:value="0.000334" calcext:value-type="float">
            <text:p>0.000334</text:p>
          </table:table-cell>
          <table:table-cell table:formula="of:=[.O46]/[.O$48]" office:value-type="float" office:value="0.000009" calcext:value-type="float">
            <text:p>0.000009</text:p>
          </table:table-cell>
          <table:table-cell table:formula="of:=[.P46]/[.P$48]" office:value-type="float" office:value="0.00006" calcext:value-type="float">
            <text:p>0.00006</text:p>
          </table:table-cell>
          <table:table-cell table:formula="of:=[.Q46]/[.Q$48]" office:value-type="float" office:value="0.004284" calcext:value-type="float">
            <text:p>0.004284</text:p>
          </table:table-cell>
          <table:table-cell table:formula="of:=[.R46]/[.R$48]" office:value-type="float" office:value="0.000023" calcext:value-type="float">
            <text:p>0.000023</text:p>
          </table:table-cell>
          <table:table-cell table:formula="of:=[.S46]/[.S$48]" office:value-type="float" office:value="0.000027" calcext:value-type="float">
            <text:p>0.000027</text:p>
          </table:table-cell>
          <table:table-cell table:formula="of:=[.T46]/[.T$48]" office:value-type="float" office:value="0.000068" calcext:value-type="float">
            <text:p>0.000068</text:p>
          </table:table-cell>
          <table:table-cell table:formula="of:=[.U46]/[.U$48]" office:value-type="float" office:value="0.000072" calcext:value-type="float">
            <text:p>0.0000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87" calcext:value-type="float">
            <text:p>387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284" calcext:value-type="float">
            <text:p>428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M47]/[.M$48]" office:value-type="float" office:value="0.000229" calcext:value-type="float">
            <text:p>0.000229</text:p>
          </table:table-cell>
          <table:table-cell table:formula="of:=[.N47]/[.N$48]" office:value-type="float" office:value="0.000163" calcext:value-type="float">
            <text:p>0.000163</text:p>
          </table:table-cell>
          <table:table-cell table:formula="of:=[.O47]/[.O$48]" office:value-type="float" office:value="0.000001" calcext:value-type="float">
            <text:p>0.000001</text:p>
          </table:table-cell>
          <table:table-cell table:formula="of:=[.P47]/[.P$48]" office:value-type="float" office:value="0.000046" calcext:value-type="float">
            <text:p>0.000046</text:p>
          </table:table-cell>
          <table:table-cell table:formula="of:=[.Q47]/[.Q$48]" office:value-type="float" office:value="0.002429" calcext:value-type="float">
            <text:p>0.002429</text:p>
          </table:table-cell>
          <table:table-cell table:formula="of:=[.R47]/[.R$48]" office:value-type="float" office:value="0.000017" calcext:value-type="float">
            <text:p>0.000017</text:p>
          </table:table-cell>
          <table:table-cell table:formula="of:=[.S47]/[.S$48]" office:value-type="float" office:value="0.000019" calcext:value-type="float">
            <text:p>0.000019</text:p>
          </table:table-cell>
          <table:table-cell table:formula="of:=[.T47]/[.T$48]" office:value-type="float" office:value="0.000027" calcext:value-type="float">
            <text:p>0.000027</text:p>
          </table:table-cell>
          <table:table-cell table:formula="of:=[.U47]/[.U$48]" office:value-type="float" office:value="0.000041" calcext:value-type="float">
            <text:p>0.0000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29" calcext:value-type="float">
            <text:p>242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000000" calcext:value-type="float">
            <text:p>1000000</text:p>
          </table:table-cell>
        </table:table-row>
      </table:table>
      <table:table table:name="reads lenght" table:style-name="ta1">
        <table:shapes>
          <draw:frame draw:z-index="0" draw:style-name="gr1" draw:text-style-name="P1" svg:width="6.2988in" svg:height="3.5429in" svg:x="1.2319in" svg:y="0.5728in">
            <draw:object draw:notify-on-update-of-ranges="'reads lenght'.A1:'reads lenght'.A1 'reads lenght'.A2:'reads lenght'.A25 'reads lenght'.B1:'reads lenght'.B1 'reads lenght'.B2:'reads lenght'.B25 'reads lenght'.C1:'reads lenght'.C1 'reads lenght'.C2:'reads lenght'.C25 'reads lenght'.D1:'reads lenght'.D1 'reads lenght'.D2:'reads lenght'.D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6358in" svg:y="4.452in">
            <draw:object draw:notify-on-update-of-ranges="'reads lenght'.A2:'reads lenght'.A25 'reads lenght'.E1:'reads lenght'.E1 'reads lenght'.E2:'reads lenght'.E25 'reads lenght'.F1:'reads lenght'.F1 'reads lenght'.F2:'reads lenght'.F25 'reads lenght'.G1:'reads lenght'.G1 'reads lenght'.G2:'reads lenght'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547in" svg:y="1.3256in">
            <draw:object draw:notify-on-update-of-ranges="'reads lenght'.A2:'reads lenght'.A25 'reads lenght'.H1:'reads lenght'.H1 'reads lenght'.H2:'reads lenght'.H25 'reads lenght'.I1:'reads lenght'.I1 'reads lenght'.I2:'reads lenght'.I25 'reads lenght'.J1:'reads lenght'.J1 'reads lenght'.J2:'reads lenght'.J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2.7496in" svg:y="1.6394in">
            <draw:object draw:notify-on-update-of-ranges="'reads lenght'.Z1:'reads lenght'.Z1 'reads lenght'.Z2:'reads lenght'.Z22 'reads lenght'.AA1:'reads lenght'.AA1 'reads lenght'.AA2:'reads lenght'.AA22 'reads lenght'.AB1:'reads lenght'.AB1 'reads lenght'.AB2:'reads lenght'.AB22 'reads lenght'.AC1:'reads lenght'.AC1 'reads lenght'.AC2:'reads lenght'.AC22 'reads lenght'.AD1:'reads lenght'.AD1 'reads lenght'.AD2:'reads lenght'.AD22 'reads lenght'.AE1:'reads lenght'.AE1 'reads lenght'.AE2:'reads lenght'.AE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37" table:default-cell-style-name="Default"/>
        <table:table-row table:style-name="ro1">
          <table:table-cell/>
          <table:table-cell office:value-type="string" calcext:value-type="string">
            <text:p>exp5_1</text:p>
          </table:table-cell>
          <table:table-cell office:value-type="string" calcext:value-type="string">
            <text:p>exp5_2</text:p>
          </table:table-cell>
          <table:table-cell office:value-type="string" calcext:value-type="string">
            <text:p>exp5_3</text:p>
          </table:table-cell>
          <table:table-cell office:value-type="string" calcext:value-type="string">
            <text:p>rbp35_1</text:p>
          </table:table-cell>
          <table:table-cell office:value-type="string" calcext:value-type="string">
            <text:p>rbp35_2</text:p>
          </table:table-cell>
          <table:table-cell office:value-type="string" calcext:value-type="string">
            <text:p>rbp35_3</text:p>
          </table:table-cell>
          <table:table-cell office:value-type="string" calcext:value-type="string">
            <text:p>WT_1</text:p>
          </table:table-cell>
          <table:table-cell office:value-type="string" calcext:value-type="string">
            <text:p>WT_2</text:p>
          </table:table-cell>
          <table:table-cell office:value-type="string" calcext:value-type="string">
            <text:p>WT_3</text:p>
          </table:table-cell>
          <table:table-cell table:number-columns-repeated="2"/>
          <table:table-cell office:value-type="string" calcext:value-type="string">
            <text:p>exp5_1</text:p>
          </table:table-cell>
          <table:table-cell office:value-type="string" calcext:value-type="string">
            <text:p>exp5_2</text:p>
          </table:table-cell>
          <table:table-cell office:value-type="string" calcext:value-type="string">
            <text:p>exp5_3</text:p>
          </table:table-cell>
          <table:table-cell office:value-type="string" calcext:value-type="string">
            <text:p>rbp35_1</text:p>
          </table:table-cell>
          <table:table-cell office:value-type="string" calcext:value-type="string">
            <text:p>rbp35_2</text:p>
          </table:table-cell>
          <table:table-cell office:value-type="string" calcext:value-type="string">
            <text:p>rbp35_3</text:p>
          </table:table-cell>
          <table:table-cell office:value-type="string" calcext:value-type="string">
            <text:p>WT_1</text:p>
          </table:table-cell>
          <table:table-cell office:value-type="string" calcext:value-type="string">
            <text:p>WT_2</text:p>
          </table:table-cell>
          <table:table-cell office:value-type="string" calcext:value-type="string">
            <text:p>WT_3</text:p>
          </table:table-cell>
          <table:table-cell table:number-columns-repeated="5"/>
          <table:table-cell office:value-type="string" calcext:value-type="string">
            <text:p>_exp_down</text:p>
          </table:table-cell>
          <table:table-cell office:value-type="string" calcext:value-type="string">
            <text:p>_exp_up</text:p>
          </table:table-cell>
          <table:table-cell office:value-type="string" calcext:value-type="string">
            <text:p>_rbp_down</text:p>
          </table:table-cell>
          <table:table-cell office:value-type="string" calcext:value-type="string">
            <text:p>_rbp_up</text:p>
          </table:table-cell>
          <table:table-cell office:value-type="string" calcext:value-type="string">
            <text:p>WT</text:p>
          </table:table-cell>
          <table:table-cell table:number-columns-repeated="2"/>
          <table:table-cell office:value-type="string" calcext:value-type="string">
            <text:p>_exp_down</text:p>
          </table:table-cell>
          <table:table-cell office:value-type="string" calcext:value-type="string">
            <text:p>_exp_up</text:p>
          </table:table-cell>
          <table:table-cell office:value-type="string" calcext:value-type="string">
            <text:p>_rbp_down</text:p>
          </table:table-cell>
          <table:table-cell office:value-type="string" calcext:value-type="string">
            <text:p>_rbp_u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M2]/[.B$26]" office:value-type="float" office:value="0.0506037715420562" calcext:value-type="float">
            <text:p>0.0506037715</text:p>
          </table:table-cell>
          <table:table-cell table:formula="of:=[.N2]/[.C$26]" office:value-type="float" office:value="0.0375650492009743" calcext:value-type="float">
            <text:p>0.0375650492</text:p>
          </table:table-cell>
          <table:table-cell table:formula="of:=[.O2]/[.D$26]" office:value-type="float" office:value="0.0795674021745072" calcext:value-type="float">
            <text:p>0.0795674022</text:p>
          </table:table-cell>
          <table:table-cell table:formula="of:=[.P2]/[.E$26]" office:value-type="float" office:value="0.0956304727195808" calcext:value-type="float">
            <text:p>0.0956304727</text:p>
          </table:table-cell>
          <table:table-cell table:formula="of:=[.Q2]/[.F$26]" office:value-type="float" office:value="0.0845645768469037" calcext:value-type="float">
            <text:p>0.0845645768</text:p>
          </table:table-cell>
          <table:table-cell table:formula="of:=[.R2]/[.G$26]" office:value-type="float" office:value="0.126572006590571" calcext:value-type="float">
            <text:p>0.1265720066</text:p>
          </table:table-cell>
          <table:table-cell table:formula="of:=[.S2]/[.H$26]" office:value-type="float" office:value="0.0649131259529976" calcext:value-type="float">
            <text:p>0.064913126</text:p>
          </table:table-cell>
          <table:table-cell table:formula="of:=[.T2]/[.I$26]" office:value-type="float" office:value="0.0727458377434826" calcext:value-type="float">
            <text:p>0.0727458377</text:p>
          </table:table-cell>
          <table:table-cell table:formula="of:=[.U2]/[.J$26]" office:value-type="float" office:value="0.0724115841758961" calcext:value-type="float">
            <text:p>0.07241158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97429" calcext:value-type="float">
            <text:p>1197429</text:p>
          </table:table-cell>
          <table:table-cell office:value-type="float" office:value="1402939" calcext:value-type="float">
            <text:p>1402939</text:p>
          </table:table-cell>
          <table:table-cell office:value-type="float" office:value="978180" calcext:value-type="float">
            <text:p>978180</text:p>
          </table:table-cell>
          <table:table-cell office:value-type="float" office:value="694418" calcext:value-type="float">
            <text:p>694418</text:p>
          </table:table-cell>
          <table:table-cell office:value-type="float" office:value="1870750" calcext:value-type="float">
            <text:p>1870750</text:p>
          </table:table-cell>
          <table:table-cell office:value-type="float" office:value="2697152" calcext:value-type="float">
            <text:p>2697152</text:p>
          </table:table-cell>
          <table:table-cell office:value-type="float" office:value="686596" calcext:value-type="float">
            <text:p>686596</text:p>
          </table:table-cell>
          <table:table-cell office:value-type="float" office:value="1265655" calcext:value-type="float">
            <text:p>1265655</text:p>
          </table:table-cell>
          <table:table-cell office:value-type="float" office:value="856384" calcext:value-type="float">
            <text:p>85638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AH2]/[.AH$23]" office:value-type="float" office:value="0.0982619170538634" calcext:value-type="float">
            <text:p>0.0982619171</text:p>
          </table:table-cell>
          <table:table-cell table:formula="of:=[.AI2]/[.AI$23]" office:value-type="float" office:value="0.0615212527964206" calcext:value-type="float">
            <text:p>0.0615212528</text:p>
          </table:table-cell>
          <table:table-cell table:formula="of:=[.AJ2]/[.AJ$23]" office:value-type="float" office:value="0.0824876998769988" calcext:value-type="float">
            <text:p>0.0824876999</text:p>
          </table:table-cell>
          <table:table-cell table:formula="of:=[.AK2]/[.AK$23]" office:value-type="float" office:value="0.173300485025791" calcext:value-type="float">
            <text:p>0.173300485</text:p>
          </table:table-cell>
          <table:table-cell office:value-type="float" office:value="0.0649131259529976" calcext:value-type="float">
            <text:p>0.0649131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office:value-type="float" office:value="110" calcext:value-type="float">
            <text:p>110</text:p>
          </table:table-cell>
          <table:table-cell office:value-type="float" office:value="3219" calcext:value-type="float">
            <text:p>3219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M3]/[.B$26]" office:value-type="float" office:value="0.169517430303487" calcext:value-type="float">
            <text:p>0.1695174303</text:p>
          </table:table-cell>
          <table:table-cell table:formula="of:=[.N3]/[.C$26]" office:value-type="float" office:value="0.140171788717373" calcext:value-type="float">
            <text:p>0.1401717887</text:p>
          </table:table-cell>
          <table:table-cell table:formula="of:=[.O3]/[.D$26]" office:value-type="float" office:value="0.188500428836558" calcext:value-type="float">
            <text:p>0.1885004288</text:p>
          </table:table-cell>
          <table:table-cell table:formula="of:=[.P3]/[.E$26]" office:value-type="float" office:value="0.186199299535962" calcext:value-type="float">
            <text:p>0.1861992995</text:p>
          </table:table-cell>
          <table:table-cell table:formula="of:=[.Q3]/[.F$26]" office:value-type="float" office:value="0.221935194626453" calcext:value-type="float">
            <text:p>0.2219351946</text:p>
          </table:table-cell>
          <table:table-cell table:formula="of:=[.R3]/[.G$26]" office:value-type="float" office:value="0.292129560758413" calcext:value-type="float">
            <text:p>0.2921295608</text:p>
          </table:table-cell>
          <table:table-cell table:formula="of:=[.S3]/[.H$26]" office:value-type="float" office:value="0.158843987493042" calcext:value-type="float">
            <text:p>0.1588439875</text:p>
          </table:table-cell>
          <table:table-cell table:formula="of:=[.T3]/[.I$26]" office:value-type="float" office:value="0.188211214706712" calcext:value-type="float">
            <text:p>0.1882112147</text:p>
          </table:table-cell>
          <table:table-cell table:formula="of:=[.U3]/[.J$26]" office:value-type="float" office:value="0.186706915993552" calcext:value-type="float">
            <text:p>0.1867069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011264" calcext:value-type="float">
            <text:p>4011264</text:p>
          </table:table-cell>
          <table:table-cell office:value-type="float" office:value="5234985" calcext:value-type="float">
            <text:p>5234985</text:p>
          </table:table-cell>
          <table:table-cell office:value-type="float" office:value="2317373" calcext:value-type="float">
            <text:p>2317373</text:p>
          </table:table-cell>
          <table:table-cell office:value-type="float" office:value="1352081" calcext:value-type="float">
            <text:p>1352081</text:p>
          </table:table-cell>
          <table:table-cell office:value-type="float" office:value="4909683" calcext:value-type="float">
            <text:p>4909683</text:p>
          </table:table-cell>
          <table:table-cell office:value-type="float" office:value="6225056" calcext:value-type="float">
            <text:p>6225056</text:p>
          </table:table-cell>
          <table:table-cell office:value-type="float" office:value="1680117" calcext:value-type="float">
            <text:p>1680117</text:p>
          </table:table-cell>
          <table:table-cell office:value-type="float" office:value="3274558" calcext:value-type="float">
            <text:p>3274558</text:p>
          </table:table-cell>
          <table:table-cell office:value-type="float" office:value="2208111" calcext:value-type="float">
            <text:p>220811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AH3]/[.AH$23]" office:value-type="float" office:value="0.168473584580967" calcext:value-type="float">
            <text:p>0.1684735846</text:p>
          </table:table-cell>
          <table:table-cell table:formula="of:=[.AI3]/[.AI$23]" office:value-type="float" office:value="0.154362416107383" calcext:value-type="float">
            <text:p>0.1543624161</text:p>
          </table:table-cell>
          <table:table-cell table:formula="of:=[.AJ3]/[.AJ$23]" office:value-type="float" office:value="0.14539770397704" calcext:value-type="float">
            <text:p>0.145397704</text:p>
          </table:table-cell>
          <table:table-cell table:formula="of:=[.AK3]/[.AK$23]" office:value-type="float" office:value="0.376549387943645" calcext:value-type="float">
            <text:p>0.3765493879</text:p>
          </table:table-cell>
          <table:table-cell office:value-type="float" office:value="0.158843987493042" calcext:value-type="float">
            <text:p>0.1588439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79" calcext:value-type="float">
            <text:p>979</text:p>
          </table:table-cell>
          <table:table-cell office:value-type="float" office:value="276" calcext:value-type="float">
            <text:p>276</text:p>
          </table:table-cell>
          <table:table-cell office:value-type="float" office:value="5674" calcext:value-type="float">
            <text:p>5674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M4]/[.B$26]" office:value-type="float" office:value="0.2159675585869" calcext:value-type="float">
            <text:p>0.2159675586</text:p>
          </table:table-cell>
          <table:table-cell table:formula="of:=[.N4]/[.C$26]" office:value-type="float" office:value="0.211173621987546" calcext:value-type="float">
            <text:p>0.211173622</text:p>
          </table:table-cell>
          <table:table-cell table:formula="of:=[.O4]/[.D$26]" office:value-type="float" office:value="0.217336677694512" calcext:value-type="float">
            <text:p>0.2173366777</text:p>
          </table:table-cell>
          <table:table-cell table:formula="of:=[.P4]/[.E$26]" office:value-type="float" office:value="0.190180585974855" calcext:value-type="float">
            <text:p>0.190180586</text:p>
          </table:table-cell>
          <table:table-cell table:formula="of:=[.Q4]/[.F$26]" office:value-type="float" office:value="0.234593369260226" calcext:value-type="float">
            <text:p>0.2345933693</text:p>
          </table:table-cell>
          <table:table-cell table:formula="of:=[.R4]/[.G$26]" office:value-type="float" office:value="0.270949302250715" calcext:value-type="float">
            <text:p>0.2709493023</text:p>
          </table:table-cell>
          <table:table-cell table:formula="of:=[.S4]/[.H$26]" office:value-type="float" office:value="0.198856837833095" calcext:value-type="float">
            <text:p>0.1988568378</text:p>
          </table:table-cell>
          <table:table-cell table:formula="of:=[.T4]/[.I$26]" office:value-type="float" office:value="0.217053605478462" calcext:value-type="float">
            <text:p>0.2170536055</text:p>
          </table:table-cell>
          <table:table-cell table:formula="of:=[.U4]/[.J$26]" office:value-type="float" office:value="0.221336855783599" calcext:value-type="float">
            <text:p>0.22133685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10406" calcext:value-type="float">
            <text:p>5110406</text:p>
          </table:table-cell>
          <table:table-cell office:value-type="float" office:value="7886685" calcext:value-type="float">
            <text:p>7886685</text:p>
          </table:table-cell>
          <table:table-cell office:value-type="float" office:value="2671878" calcext:value-type="float">
            <text:p>2671878</text:p>
          </table:table-cell>
          <table:table-cell office:value-type="float" office:value="1380991" calcext:value-type="float">
            <text:p>1380991</text:p>
          </table:table-cell>
          <table:table-cell office:value-type="float" office:value="5189709" calcext:value-type="float">
            <text:p>5189709</text:p>
          </table:table-cell>
          <table:table-cell office:value-type="float" office:value="5773721" calcext:value-type="float">
            <text:p>5773721</text:p>
          </table:table-cell>
          <table:table-cell office:value-type="float" office:value="2103339" calcext:value-type="float">
            <text:p>2103339</text:p>
          </table:table-cell>
          <table:table-cell office:value-type="float" office:value="3776367" calcext:value-type="float">
            <text:p>3776367</text:p>
          </table:table-cell>
          <table:table-cell office:value-type="float" office:value="2617666" calcext:value-type="float">
            <text:p>261766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AH4]/[.AH$23]" office:value-type="float" office:value="0.186370676303562" calcext:value-type="float">
            <text:p>0.1863706763</text:p>
          </table:table-cell>
          <table:table-cell table:formula="of:=[.AI4]/[.AI$23]" office:value-type="float" office:value="0.208612975391499" calcext:value-type="float">
            <text:p>0.2086129754</text:p>
          </table:table-cell>
          <table:table-cell table:formula="of:=[.AJ4]/[.AJ$23]" office:value-type="float" office:value="0.172124846248462" calcext:value-type="float">
            <text:p>0.1721248462</text:p>
          </table:table-cell>
          <table:table-cell table:formula="of:=[.AK4]/[.AK$23]" office:value-type="float" office:value="0.288397875125106" calcext:value-type="float">
            <text:p>0.2883978751</text:p>
          </table:table-cell>
          <table:table-cell office:value-type="float" office:value="0.198856837833095" calcext:value-type="float">
            <text:p>0.19885683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83" calcext:value-type="float">
            <text:p>1083</text:p>
          </table:table-cell>
          <table:table-cell office:value-type="float" office:value="373" calcext:value-type="float">
            <text:p>373</text:p>
          </table:table-cell>
          <table:table-cell office:value-type="float" office:value="6717" calcext:value-type="float">
            <text:p>671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M5]/[.B$26]" office:value-type="float" office:value="0.173962416431738" calcext:value-type="float">
            <text:p>0.1739624164</text:p>
          </table:table-cell>
          <table:table-cell table:formula="of:=[.N5]/[.C$26]" office:value-type="float" office:value="0.193914208139717" calcext:value-type="float">
            <text:p>0.1939142081</text:p>
          </table:table-cell>
          <table:table-cell table:formula="of:=[.O5]/[.D$26]" office:value-type="float" office:value="0.174366880412516" calcext:value-type="float">
            <text:p>0.1743668804</text:p>
          </table:table-cell>
          <table:table-cell table:formula="of:=[.P5]/[.E$26]" office:value-type="float" office:value="0.128335411883431" calcext:value-type="float">
            <text:p>0.1283354119</text:p>
          </table:table-cell>
          <table:table-cell table:formula="of:=[.Q5]/[.F$26]" office:value-type="float" office:value="0.1373202610036" calcext:value-type="float">
            <text:p>0.137320261</text:p>
          </table:table-cell>
          <table:table-cell table:formula="of:=[.R5]/[.G$26]" office:value-type="float" office:value="0.125428980774998" calcext:value-type="float">
            <text:p>0.1254289808</text:p>
          </table:table-cell>
          <table:table-cell table:formula="of:=[.S5]/[.H$26]" office:value-type="float" office:value="0.172729199693831" calcext:value-type="float">
            <text:p>0.1727291997</text:p>
          </table:table-cell>
          <table:table-cell table:formula="of:=[.T5]/[.I$26]" office:value-type="float" office:value="0.166465430704065" calcext:value-type="float">
            <text:p>0.1664654307</text:p>
          </table:table-cell>
          <table:table-cell table:formula="of:=[.U5]/[.J$26]" office:value-type="float" office:value="0.177714571945179" calcext:value-type="float">
            <text:p>0.17771457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16445" calcext:value-type="float">
            <text:p>4116445</text:p>
          </table:table-cell>
          <table:table-cell office:value-type="float" office:value="7242099" calcext:value-type="float">
            <text:p>7242099</text:p>
          </table:table-cell>
          <table:table-cell office:value-type="float" office:value="2143619" calcext:value-type="float">
            <text:p>2143619</text:p>
          </table:table-cell>
          <table:table-cell office:value-type="float" office:value="931904" calcext:value-type="float">
            <text:p>931904</text:p>
          </table:table-cell>
          <table:table-cell office:value-type="float" office:value="3037819" calcext:value-type="float">
            <text:p>3037819</text:p>
          </table:table-cell>
          <table:table-cell office:value-type="float" office:value="2672795" calcext:value-type="float">
            <text:p>2672795</text:p>
          </table:table-cell>
          <table:table-cell office:value-type="float" office:value="1826983" calcext:value-type="float">
            <text:p>1826983</text:p>
          </table:table-cell>
          <table:table-cell office:value-type="float" office:value="2896218" calcext:value-type="float">
            <text:p>2896218</text:p>
          </table:table-cell>
          <table:table-cell office:value-type="float" office:value="2101762" calcext:value-type="float">
            <text:p>210176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AH5]/[.AH$23]" office:value-type="float" office:value="0.158492514197212" calcext:value-type="float">
            <text:p>0.1584925142</text:p>
          </table:table-cell>
          <table:table-cell table:formula="of:=[.AI5]/[.AI$23]" office:value-type="float" office:value="0.200223713646532" calcext:value-type="float">
            <text:p>0.2002237136</text:p>
          </table:table-cell>
          <table:table-cell table:formula="of:=[.AJ5]/[.AJ$23]" office:value-type="float" office:value="0.168076055760558" calcext:value-type="float">
            <text:p>0.1680760558</text:p>
          </table:table-cell>
          <table:table-cell table:formula="of:=[.AK5]/[.AK$23]" office:value-type="float" office:value="0.065901917006698" calcext:value-type="float">
            <text:p>0.065901917</text:p>
          </table:table-cell>
          <table:table-cell office:value-type="float" office:value="0.172729199693831" calcext:value-type="float">
            <text:p>0.17272919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21" calcext:value-type="float">
            <text:p>921</text:p>
          </table:table-cell>
          <table:table-cell office:value-type="float" office:value="358" calcext:value-type="float">
            <text:p>358</text:p>
          </table:table-cell>
          <table:table-cell office:value-type="float" office:value="6559" calcext:value-type="float">
            <text:p>655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M6]/[.B$26]" office:value-type="float" office:value="0.149411222430984" calcext:value-type="float">
            <text:p>0.1494112224</text:p>
          </table:table-cell>
          <table:table-cell table:formula="of:=[.N6]/[.C$26]" office:value-type="float" office:value="0.17262061991024" calcext:value-type="float">
            <text:p>0.1726206199</text:p>
          </table:table-cell>
          <table:table-cell table:formula="of:=[.O6]/[.D$26]" office:value-type="float" office:value="0.140109330546438" calcext:value-type="float">
            <text:p>0.1401093305</text:p>
          </table:table-cell>
          <table:table-cell table:formula="of:=[.P6]/[.E$26]" office:value-type="float" office:value="0.0984026379224488" calcext:value-type="float">
            <text:p>0.0984026379</text:p>
          </table:table-cell>
          <table:table-cell table:formula="of:=[.Q6]/[.F$26]" office:value-type="float" office:value="0.0991133455536662" calcext:value-type="float">
            <text:p>0.0991133456</text:p>
          </table:table-cell>
          <table:table-cell table:formula="of:=[.R6]/[.G$26]" office:value-type="float" office:value="0.0784263908175002" calcext:value-type="float">
            <text:p>0.0784263908</text:p>
          </table:table-cell>
          <table:table-cell table:formula="of:=[.S6]/[.H$26]" office:value-type="float" office:value="0.149223155722826" calcext:value-type="float">
            <text:p>0.1492231557</text:p>
          </table:table-cell>
          <table:table-cell table:formula="of:=[.T6]/[.I$26]" office:value-type="float" office:value="0.140946810079022" calcext:value-type="float">
            <text:p>0.1409468101</text:p>
          </table:table-cell>
          <table:table-cell table:formula="of:=[.U6]/[.J$26]" office:value-type="float" office:value="0.145785573827712" calcext:value-type="float">
            <text:p>0.14578557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35494" calcext:value-type="float">
            <text:p>3535494</text:p>
          </table:table-cell>
          <table:table-cell office:value-type="float" office:value="6446849" calcext:value-type="float">
            <text:p>6446849</text:p>
          </table:table-cell>
          <table:table-cell office:value-type="float" office:value="1722466" calcext:value-type="float">
            <text:p>1722466</text:p>
          </table:table-cell>
          <table:table-cell office:value-type="float" office:value="714548" calcext:value-type="float">
            <text:p>714548</text:p>
          </table:table-cell>
          <table:table-cell office:value-type="float" office:value="2192600" calcext:value-type="float">
            <text:p>2192600</text:p>
          </table:table-cell>
          <table:table-cell office:value-type="float" office:value="1671206" calcext:value-type="float">
            <text:p>1671206</text:p>
          </table:table-cell>
          <table:table-cell office:value-type="float" office:value="1578356" calcext:value-type="float">
            <text:p>1578356</text:p>
          </table:table-cell>
          <table:table-cell office:value-type="float" office:value="2452237" calcext:value-type="float">
            <text:p>2452237</text:p>
          </table:table-cell>
          <table:table-cell office:value-type="float" office:value="1724150" calcext:value-type="float">
            <text:p>172415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AH6]/[.AH$23]" office:value-type="float" office:value="0.140079160213388" calcext:value-type="float">
            <text:p>0.1400791602</text:p>
          </table:table-cell>
          <table:table-cell table:formula="of:=[.AI6]/[.AI$23]" office:value-type="float" office:value="0.158836689038031" calcext:value-type="float">
            <text:p>0.158836689</text:p>
          </table:table-cell>
          <table:table-cell table:formula="of:=[.AJ6]/[.AJ$23]" office:value-type="float" office:value="0.157390323903239" calcext:value-type="float">
            <text:p>0.1573903239</text:p>
          </table:table-cell>
          <table:table-cell table:formula="of:=[.AK6]/[.AK$23]" office:value-type="float" office:value="0.0228655015782585" calcext:value-type="float">
            <text:p>0.0228655016</text:p>
          </table:table-cell>
          <table:table-cell office:value-type="float" office:value="0.149223155722826" calcext:value-type="float">
            <text:p>0.14922315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14" calcext:value-type="float">
            <text:p>814</text:p>
          </table:table-cell>
          <table:table-cell office:value-type="float" office:value="284" calcext:value-type="float">
            <text:p>284</text:p>
          </table:table-cell>
          <table:table-cell office:value-type="float" office:value="6142" calcext:value-type="float">
            <text:p>614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M7]/[.B$26]" office:value-type="float" office:value="0.115807015734079" calcext:value-type="float">
            <text:p>0.1158070157</text:p>
          </table:table-cell>
          <table:table-cell table:formula="of:=[.N7]/[.C$26]" office:value-type="float" office:value="0.133163152423561" calcext:value-type="float">
            <text:p>0.1331631524</text:p>
          </table:table-cell>
          <table:table-cell table:formula="of:=[.O7]/[.D$26]" office:value-type="float" office:value="0.109172579708938" calcext:value-type="float">
            <text:p>0.1091725797</text:p>
          </table:table-cell>
          <table:table-cell table:formula="of:=[.P7]/[.E$26]" office:value-type="float" office:value="0.0979119660586724" calcext:value-type="float">
            <text:p>0.0979119661</text:p>
          </table:table-cell>
          <table:table-cell table:formula="of:=[.Q7]/[.F$26]" office:value-type="float" office:value="0.074382292098502" calcext:value-type="float">
            <text:p>0.0743822921</text:p>
          </table:table-cell>
          <table:table-cell table:formula="of:=[.R7]/[.G$26]" office:value-type="float" office:value="0.0544560268015315" calcext:value-type="float">
            <text:p>0.0544560268</text:p>
          </table:table-cell>
          <table:table-cell table:formula="of:=[.S7]/[.H$26]" office:value-type="float" office:value="0.124249987142096" calcext:value-type="float">
            <text:p>0.1242499871</text:p>
          </table:table-cell>
          <table:table-cell table:formula="of:=[.T7]/[.I$26]" office:value-type="float" office:value="0.111814965989523" calcext:value-type="float">
            <text:p>0.111814966</text:p>
          </table:table-cell>
          <table:table-cell table:formula="of:=[.U7]/[.J$26]" office:value-type="float" office:value="0.110451713321883" calcext:value-type="float">
            <text:p>0.11045171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40323" calcext:value-type="float">
            <text:p>2740323</text:p>
          </table:table-cell>
          <table:table-cell office:value-type="float" office:value="4973234" calcext:value-type="float">
            <text:p>4973234</text:p>
          </table:table-cell>
          <table:table-cell office:value-type="float" office:value="1342138" calcext:value-type="float">
            <text:p>1342138</text:p>
          </table:table-cell>
          <table:table-cell office:value-type="float" office:value="710985" calcext:value-type="float">
            <text:p>710985</text:p>
          </table:table-cell>
          <table:table-cell office:value-type="float" office:value="1645496" calcext:value-type="float">
            <text:p>1645496</text:p>
          </table:table-cell>
          <table:table-cell office:value-type="float" office:value="1160416" calcext:value-type="float">
            <text:p>1160416</text:p>
          </table:table-cell>
          <table:table-cell office:value-type="float" office:value="1314211" calcext:value-type="float">
            <text:p>1314211</text:p>
          </table:table-cell>
          <table:table-cell office:value-type="float" office:value="1945392" calcext:value-type="float">
            <text:p>1945392</text:p>
          </table:table-cell>
          <table:table-cell office:value-type="float" office:value="1306270" calcext:value-type="float">
            <text:p>130627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[.AH7]/[.AH$23]" office:value-type="float" office:value="0.12338668043366" calcext:value-type="float">
            <text:p>0.1233866804</text:p>
          </table:table-cell>
          <table:table-cell table:formula="of:=[.AI7]/[.AI$23]" office:value-type="float" office:value="0.13255033557047" calcext:value-type="float">
            <text:p>0.1325503356</text:p>
          </table:table-cell>
          <table:table-cell table:formula="of:=[.AJ7]/[.AJ$23]" office:value-type="float" office:value="0.14229704797048" calcext:value-type="float">
            <text:p>0.142297048</text:p>
          </table:table-cell>
          <table:table-cell table:formula="of:=[.AK7]/[.AK$23]" office:value-type="float" office:value="0.0197089845253676" calcext:value-type="float">
            <text:p>0.0197089845</text:p>
          </table:table-cell>
          <table:table-cell office:value-type="float" office:value="0.124249987142096" calcext:value-type="float">
            <text:p>0.12424998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17" calcext:value-type="float">
            <text:p>717</text:p>
          </table:table-cell>
          <table:table-cell office:value-type="float" office:value="237" calcext:value-type="float">
            <text:p>237</text:p>
          </table:table-cell>
          <table:table-cell office:value-type="float" office:value="5553" calcext:value-type="float">
            <text:p>555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M8]/[.B$26]" office:value-type="float" office:value="0.057204077904255" calcext:value-type="float">
            <text:p>0.0572040779</text:p>
          </table:table-cell>
          <table:table-cell table:formula="of:=[.N8]/[.C$26]" office:value-type="float" office:value="0.0606350354485696" calcext:value-type="float">
            <text:p>0.0606350354</text:p>
          </table:table-cell>
          <table:table-cell table:formula="of:=[.O8]/[.D$26]" office:value-type="float" office:value="0.052301547585891" calcext:value-type="float">
            <text:p>0.0523015476</text:p>
          </table:table-cell>
          <table:table-cell table:formula="of:=[.P8]/[.E$26]" office:value-type="float" office:value="0.060778723652725" calcext:value-type="float">
            <text:p>0.0607787237</text:p>
          </table:table-cell>
          <table:table-cell table:formula="of:=[.Q8]/[.F$26]" office:value-type="float" office:value="0.0385699001096051" calcext:value-type="float">
            <text:p>0.0385699001</text:p>
          </table:table-cell>
          <table:table-cell table:formula="of:=[.R8]/[.G$26]" office:value-type="float" office:value="0.0265143320523548" calcext:value-type="float">
            <text:p>0.0265143321</text:p>
          </table:table-cell>
          <table:table-cell table:formula="of:=[.S8]/[.H$26]" office:value-type="float" office:value="0.0620158432061863" calcext:value-type="float">
            <text:p>0.0620158432</text:p>
          </table:table-cell>
          <table:table-cell table:formula="of:=[.T8]/[.I$26]" office:value-type="float" office:value="0.0531199141985876" calcext:value-type="float">
            <text:p>0.0531199142</text:p>
          </table:table-cell>
          <table:table-cell table:formula="of:=[.U8]/[.J$26]" office:value-type="float" office:value="0.0507323481205444" calcext:value-type="float">
            <text:p>0.05073234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53611" calcext:value-type="float">
            <text:p>1353611</text:p>
          </table:table-cell>
          <table:table-cell office:value-type="float" office:value="2264532" calcext:value-type="float">
            <text:p>2264532</text:p>
          </table:table-cell>
          <table:table-cell office:value-type="float" office:value="642981" calcext:value-type="float">
            <text:p>642981</text:p>
          </table:table-cell>
          <table:table-cell office:value-type="float" office:value="441343" calcext:value-type="float">
            <text:p>441343</text:p>
          </table:table-cell>
          <table:table-cell office:value-type="float" office:value="853249" calcext:value-type="float">
            <text:p>853249</text:p>
          </table:table-cell>
          <table:table-cell office:value-type="float" office:value="565000" calcext:value-type="float">
            <text:p>565000</text:p>
          </table:table-cell>
          <table:table-cell office:value-type="float" office:value="655951" calcext:value-type="float">
            <text:p>655951</text:p>
          </table:table-cell>
          <table:table-cell office:value-type="float" office:value="924197" calcext:value-type="float">
            <text:p>924197</text:p>
          </table:table-cell>
          <table:table-cell office:value-type="float" office:value="599992" calcext:value-type="float">
            <text:p>59999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AH8]/[.AH$23]" office:value-type="float" office:value="0.0801927379108587" calcext:value-type="float">
            <text:p>0.0801927379</text:p>
          </table:table-cell>
          <table:table-cell table:formula="of:=[.AI8]/[.AI$23]" office:value-type="float" office:value="0.0626398210290828" calcext:value-type="float">
            <text:p>0.062639821</text:p>
          </table:table-cell>
          <table:table-cell table:formula="of:=[.AJ8]/[.AJ$23]" office:value-type="float" office:value="0.0880227552275523" calcext:value-type="float">
            <text:p>0.0880227552</text:p>
          </table:table-cell>
          <table:table-cell table:formula="of:=[.AK8]/[.AK$23]" office:value-type="float" office:value="0.0127030564323659" calcext:value-type="float">
            <text:p>0.0127030564</text:p>
          </table:table-cell>
          <table:table-cell office:value-type="float" office:value="0.0620158432061863" calcext:value-type="float">
            <text:p>0.06201584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66" calcext:value-type="float">
            <text:p>466</text:p>
          </table:table-cell>
          <table:table-cell office:value-type="float" office:value="112" calcext:value-type="float">
            <text:p>112</text:p>
          </table:table-cell>
          <table:table-cell office:value-type="float" office:value="3435" calcext:value-type="float">
            <text:p>343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M9]/[.B$26]" office:value-type="float" office:value="0.0190532489315209" calcext:value-type="float">
            <text:p>0.0190532489</text:p>
          </table:table-cell>
          <table:table-cell table:formula="of:=[.N9]/[.C$26]" office:value-type="float" office:value="0.0186450701708411" calcext:value-type="float">
            <text:p>0.0186450702</text:p>
          </table:table-cell>
          <table:table-cell table:formula="of:=[.O9]/[.D$26]" office:value-type="float" office:value="0.0243834091660398" calcext:value-type="float">
            <text:p>0.0243834092</text:p>
          </table:table-cell>
          <table:table-cell table:formula="of:=[.P9]/[.E$26]" office:value-type="float" office:value="0.0493212670929531" calcext:value-type="float">
            <text:p>0.0493212671</text:p>
          </table:table-cell>
          <table:table-cell table:formula="of:=[.Q9]/[.F$26]" office:value-type="float" office:value="0.014918353087519" calcext:value-type="float">
            <text:p>0.0149183531</text:p>
          </table:table-cell>
          <table:table-cell table:formula="of:=[.R9]/[.G$26]" office:value-type="float" office:value="0.0124427302159674" calcext:value-type="float">
            <text:p>0.0124427302</text:p>
          </table:table-cell>
          <table:table-cell table:formula="of:=[.S9]/[.H$26]" office:value-type="float" office:value="0.0303095767178159" calcext:value-type="float">
            <text:p>0.0303095767</text:p>
          </table:table-cell>
          <table:table-cell table:formula="of:=[.T9]/[.I$26]" office:value-type="float" office:value="0.0188233745624217" calcext:value-type="float">
            <text:p>0.0188233746</text:p>
          </table:table-cell>
          <table:table-cell table:formula="of:=[.U9]/[.J$26]" office:value-type="float" office:value="0.018712284223991" calcext:value-type="float">
            <text:p>0.01871228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0854" calcext:value-type="float">
            <text:p>450854</text:p>
          </table:table-cell>
          <table:table-cell office:value-type="float" office:value="696336" calcext:value-type="float">
            <text:p>696336</text:p>
          </table:table-cell>
          <table:table-cell office:value-type="float" office:value="299763" calcext:value-type="float">
            <text:p>299763</text:p>
          </table:table-cell>
          <table:table-cell office:value-type="float" office:value="358145" calcext:value-type="float">
            <text:p>358145</text:p>
          </table:table-cell>
          <table:table-cell office:value-type="float" office:value="330026" calcext:value-type="float">
            <text:p>330026</text:p>
          </table:table-cell>
          <table:table-cell office:value-type="float" office:value="265145" calcext:value-type="float">
            <text:p>265145</text:p>
          </table:table-cell>
          <table:table-cell office:value-type="float" office:value="320589" calcext:value-type="float">
            <text:p>320589</text:p>
          </table:table-cell>
          <table:table-cell office:value-type="float" office:value="327495" calcext:value-type="float">
            <text:p>327495</text:p>
          </table:table-cell>
          <table:table-cell office:value-type="float" office:value="221303" calcext:value-type="float">
            <text:p>22130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AH9]/[.AH$23]" office:value-type="float" office:value="0.0265014627430735" calcext:value-type="float">
            <text:p>0.0265014627</text:p>
          </table:table-cell>
          <table:table-cell table:formula="of:=[.AI9]/[.AI$23]" office:value-type="float" office:value="0.0156599552572707" calcext:value-type="float">
            <text:p>0.0156599553</text:p>
          </table:table-cell>
          <table:table-cell table:formula="of:=[.AJ9]/[.AJ$23]" office:value-type="float" office:value="0.0288027880278803" calcext:value-type="float">
            <text:p>0.028802788</text:p>
          </table:table-cell>
          <table:table-cell table:formula="of:=[.AK9]/[.AK$23]" office:value-type="float" office:value="0.00739086919701286" calcext:value-type="float">
            <text:p>0.0073908692</text:p>
          </table:table-cell>
          <table:table-cell office:value-type="float" office:value="0.0303095767178159" calcext:value-type="float">
            <text:p>0.03030957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1124" calcext:value-type="float">
            <text:p>11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M10]/[.B$26]" office:value-type="float" office:value="0.00895167237103947" calcext:value-type="float">
            <text:p>0.0089516724</text:p>
          </table:table-cell>
          <table:table-cell table:formula="of:=[.N10]/[.C$26]" office:value-type="float" office:value="0.00829479312124322" calcext:value-type="float">
            <text:p>0.0082947931</text:p>
          </table:table-cell>
          <table:table-cell table:formula="of:=[.O10]/[.D$26]" office:value-type="float" office:value="0.00852987799957832" calcext:value-type="float">
            <text:p>0.008529878</text:p>
          </table:table-cell>
          <table:table-cell table:formula="of:=[.P10]/[.E$26]" office:value-type="float" office:value="0.028792647000498" calcext:value-type="float">
            <text:p>0.028792647</text:p>
          </table:table-cell>
          <table:table-cell table:formula="of:=[.Q10]/[.F$26]" office:value-type="float" office:value="0.00866543378452372" calcext:value-type="float">
            <text:p>0.0086654338</text:p>
          </table:table-cell>
          <table:table-cell table:formula="of:=[.R10]/[.G$26]" office:value-type="float" office:value="0.00571738162289299" calcext:value-type="float">
            <text:p>0.0057173816</text:p>
          </table:table-cell>
          <table:table-cell table:formula="of:=[.S10]/[.H$26]" office:value-type="float" office:value="0.0137622112266137" calcext:value-type="float">
            <text:p>0.0137622112</text:p>
          </table:table-cell>
          <table:table-cell table:formula="of:=[.T10]/[.I$26]" office:value-type="float" office:value="0.00973674749537527" calcext:value-type="float">
            <text:p>0.0097367475</text:p>
          </table:table-cell>
          <table:table-cell table:formula="of:=[.U10]/[.J$26]" office:value-type="float" office:value="0.00734352075014527" calcext:value-type="float">
            <text:p>0.00734352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1822" calcext:value-type="float">
            <text:p>211822</text:p>
          </table:table-cell>
          <table:table-cell office:value-type="float" office:value="309785" calcext:value-type="float">
            <text:p>309785</text:p>
          </table:table-cell>
          <table:table-cell office:value-type="float" office:value="104864" calcext:value-type="float">
            <text:p>104864</text:p>
          </table:table-cell>
          <table:table-cell office:value-type="float" office:value="209077" calcext:value-type="float">
            <text:p>209077</text:p>
          </table:table-cell>
          <table:table-cell office:value-type="float" office:value="191698" calcext:value-type="float">
            <text:p>191698</text:p>
          </table:table-cell>
          <table:table-cell office:value-type="float" office:value="121833" calcext:value-type="float">
            <text:p>121833</text:p>
          </table:table-cell>
          <table:table-cell office:value-type="float" office:value="145565" calcext:value-type="float">
            <text:p>145565</text:p>
          </table:table-cell>
          <table:table-cell office:value-type="float" office:value="169403" calcext:value-type="float">
            <text:p>169403</text:p>
          </table:table-cell>
          <table:table-cell office:value-type="float" office:value="86849" calcext:value-type="float">
            <text:p>8684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AH10]/[.AH$23]" office:value-type="float" office:value="0.00877645844088797" calcext:value-type="float">
            <text:p>0.0087764584</text:p>
          </table:table-cell>
          <table:table-cell table:formula="of:=[.AI10]/[.AI$23]" office:value-type="float" office:value="0.00223713646532438" calcext:value-type="float">
            <text:p>0.0022371365</text:p>
          </table:table-cell>
          <table:table-cell table:formula="of:=[.AJ10]/[.AJ$23]" office:value-type="float" office:value="0.00822570725707257" calcext:value-type="float">
            <text:p>0.0082257073</text:p>
          </table:table-cell>
          <table:table-cell table:formula="of:=[.AK10]/[.AK$23]" office:value-type="float" office:value="0.00438832858572638" calcext:value-type="float">
            <text:p>0.0043883286</text:p>
          </table:table-cell>
          <table:table-cell office:value-type="float" office:value="0.0137622112266137" calcext:value-type="float">
            <text:p>0.01376221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M11]/[.B$26]" office:value-type="float" office:value="0.0084378710062752" calcext:value-type="float">
            <text:p>0.008437871</text:p>
          </table:table-cell>
          <table:table-cell table:formula="of:=[.N11]/[.C$26]" office:value-type="float" office:value="0.00537570391006509" calcext:value-type="float">
            <text:p>0.0053757039</text:p>
          </table:table-cell>
          <table:table-cell table:formula="of:=[.O11]/[.D$26]" office:value-type="float" office:value="0.00379665143071329" calcext:value-type="float">
            <text:p>0.0037966514</text:p>
          </table:table-cell>
          <table:table-cell table:formula="of:=[.P11]/[.E$26]" office:value-type="float" office:value="0.0266459748106169" calcext:value-type="float">
            <text:p>0.0266459748</text:p>
          </table:table-cell>
          <table:table-cell table:formula="of:=[.Q11]/[.F$26]" office:value-type="float" office:value="0.00925005154336964" calcext:value-type="float">
            <text:p>0.0092500515</text:p>
          </table:table-cell>
          <table:table-cell table:formula="of:=[.R11]/[.G$26]" office:value-type="float" office:value="0.00355686244880739" calcext:value-type="float">
            <text:p>0.0035568624</text:p>
          </table:table-cell>
          <table:table-cell table:formula="of:=[.S11]/[.H$26]" office:value-type="float" office:value="0.0111769217271341" calcext:value-type="float">
            <text:p>0.0111769217</text:p>
          </table:table-cell>
          <table:table-cell table:formula="of:=[.T11]/[.I$26]" office:value-type="float" office:value="0.00778788060797842" calcext:value-type="float">
            <text:p>0.0077878806</text:p>
          </table:table-cell>
          <table:table-cell table:formula="of:=[.U11]/[.J$26]" office:value-type="float" office:value="0.00428744790563928" calcext:value-type="float">
            <text:p>0.00428744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9664" calcext:value-type="float">
            <text:p>199664</text:p>
          </table:table-cell>
          <table:table-cell office:value-type="float" office:value="200766" calcext:value-type="float">
            <text:p>200766</text:p>
          </table:table-cell>
          <table:table-cell office:value-type="float" office:value="46675" calcext:value-type="float">
            <text:p>46675</text:p>
          </table:table-cell>
          <table:table-cell office:value-type="float" office:value="193489" calcext:value-type="float">
            <text:p>193489</text:p>
          </table:table-cell>
          <table:table-cell office:value-type="float" office:value="204631" calcext:value-type="float">
            <text:p>204631</text:p>
          </table:table-cell>
          <table:table-cell office:value-type="float" office:value="75794" calcext:value-type="float">
            <text:p>75794</text:p>
          </table:table-cell>
          <table:table-cell office:value-type="float" office:value="118220" calcext:value-type="float">
            <text:p>118220</text:p>
          </table:table-cell>
          <table:table-cell office:value-type="float" office:value="135496" calcext:value-type="float">
            <text:p>135496</text:p>
          </table:table-cell>
          <table:table-cell office:value-type="float" office:value="50706" calcext:value-type="float">
            <text:p>50706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AH11]/[.AH$23]" office:value-type="float" office:value="0.00413009808982963" calcext:value-type="float">
            <text:p>0.0041300981</text:p>
          </table:table-cell>
          <table:table-cell table:formula="of:=[.AI11]/[.AI$23]" office:value-type="float" office:value="0.000559284116331096" calcext:value-type="float">
            <text:p>0.0005592841</text:p>
          </table:table-cell>
          <table:table-cell table:formula="of:=[.AJ11]/[.AJ$23]" office:value-type="float" office:value="0.00325440754407544" calcext:value-type="float">
            <text:p>0.0032544075</text:p>
          </table:table-cell>
          <table:table-cell table:formula="of:=[.AK11]/[.AK$23]" office:value-type="float" office:value="0.00384941104011086" calcext:value-type="float">
            <text:p>0.003849411</text:p>
          </table:table-cell>
          <table:table-cell office:value-type="float" office:value="0.0111769217271341" calcext:value-type="float">
            <text:p>0.01117692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M12]/[.B$26]" office:value-type="float" office:value="0.00678020868246547" calcext:value-type="float">
            <text:p>0.0067802087</text:p>
          </table:table-cell>
          <table:table-cell table:formula="of:=[.N12]/[.C$26]" office:value-type="float" office:value="0.0039322114970489" calcext:value-type="float">
            <text:p>0.0039322115</text:p>
          </table:table-cell>
          <table:table-cell table:formula="of:=[.O12]/[.D$26]" office:value-type="float" office:value="0.00119150187803081" calcext:value-type="float">
            <text:p>0.0011915019</text:p>
          </table:table-cell>
          <table:table-cell table:formula="of:=[.P12]/[.E$26]" office:value-type="float" office:value="0.019254085122135" calcext:value-type="float">
            <text:p>0.0192540851</text:p>
          </table:table-cell>
          <table:table-cell table:formula="of:=[.Q12]/[.F$26]" office:value-type="float" office:value="0.00791216150945928" calcext:value-type="float">
            <text:p>0.0079121615</text:p>
          </table:table-cell>
          <table:table-cell table:formula="of:=[.R12]/[.G$26]" office:value-type="float" office:value="0.00166650789352783" calcext:value-type="float">
            <text:p>0.0016665079</text:p>
          </table:table-cell>
          <table:table-cell table:formula="of:=[.S12]/[.H$26]" office:value-type="float" office:value="0.0076532889004526" calcext:value-type="float">
            <text:p>0.0076532889</text:p>
          </table:table-cell>
          <table:table-cell table:formula="of:=[.T12]/[.I$26]" office:value-type="float" office:value="0.00551616636438644" calcext:value-type="float">
            <text:p>0.0055161664</text:p>
          </table:table-cell>
          <table:table-cell table:formula="of:=[.U12]/[.J$26]" office:value-type="float" office:value="0.00193436567146511" calcext:value-type="float">
            <text:p>0.00193436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0439" calcext:value-type="float">
            <text:p>160439</text:p>
          </table:table-cell>
          <table:table-cell office:value-type="float" office:value="146856" calcext:value-type="float">
            <text:p>146856</text:p>
          </table:table-cell>
          <table:table-cell office:value-type="float" office:value="14648" calcext:value-type="float">
            <text:p>14648</text:p>
          </table:table-cell>
          <table:table-cell office:value-type="float" office:value="139813" calcext:value-type="float">
            <text:p>139813</text:p>
          </table:table-cell>
          <table:table-cell office:value-type="float" office:value="175034" calcext:value-type="float">
            <text:p>175034</text:p>
          </table:table-cell>
          <table:table-cell office:value-type="float" office:value="35512" calcext:value-type="float">
            <text:p>35512</text:p>
          </table:table-cell>
          <table:table-cell office:value-type="float" office:value="80950" calcext:value-type="float">
            <text:p>80950</text:p>
          </table:table-cell>
          <table:table-cell office:value-type="float" office:value="95972" calcext:value-type="float">
            <text:p>95972</text:p>
          </table:table-cell>
          <table:table-cell office:value-type="float" office:value="22877" calcext:value-type="float">
            <text:p>2287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formula="of:=[.AH12]/[.AH$23]" office:value-type="float" office:value="0.00344174840819136" calcext:value-type="float">
            <text:p>0.0034417484</text:p>
          </table:table-cell>
          <table:table-cell table:formula="of:=[.AI12]/[.AI$23]" office:value-type="float" office:value="0" calcext:value-type="float">
            <text:p>0</text:p>
          </table:table-cell>
          <table:table-cell table:formula="of:=[.AJ12]/[.AJ$23]" office:value-type="float" office:value="0.00194751947519475" calcext:value-type="float">
            <text:p>0.0019475195</text:p>
          </table:table-cell>
          <table:table-cell table:formula="of:=[.AK12]/[.AK$23]" office:value-type="float" office:value="0.00315651705289091" calcext:value-type="float">
            <text:p>0.0031565171</text:p>
          </table:table-cell>
          <table:table-cell office:value-type="float" office:value="0.0076532889004526" calcext:value-type="float">
            <text:p>0.00765328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M13]/[.B$26]" office:value-type="float" office:value="0.00779792248952693" calcext:value-type="float">
            <text:p>0.0077979225</text:p>
          </table:table-cell>
          <table:table-cell table:formula="of:=[.N13]/[.C$26]" office:value-type="float" office:value="0.00381005953288307" calcext:value-type="float">
            <text:p>0.0038100595</text:p>
          </table:table-cell>
          <table:table-cell table:formula="of:=[.O13]/[.D$26]" office:value-type="float" office:value="0.000318048357666609" calcext:value-type="float">
            <text:p>0.0003180484</text:p>
          </table:table-cell>
          <table:table-cell table:formula="of:=[.P13]/[.E$26]" office:value-type="float" office:value="0.0104743225615963" calcext:value-type="float">
            <text:p>0.0104743226</text:p>
          </table:table-cell>
          <table:table-cell table:formula="of:=[.Q13]/[.F$26]" office:value-type="float" office:value="0.0099517465461196" calcext:value-type="float">
            <text:p>0.0099517465</text:p>
          </table:table-cell>
          <table:table-cell table:formula="of:=[.R13]/[.G$26]" office:value-type="float" office:value="0.00102570576224481" calcext:value-type="float">
            <text:p>0.0010257058</text:p>
          </table:table-cell>
          <table:table-cell table:formula="of:=[.S13]/[.H$26]" office:value-type="float" office:value="0.00345168529297868" calcext:value-type="float">
            <text:p>0.0034516853</text:p>
          </table:table-cell>
          <table:table-cell table:formula="of:=[.T13]/[.I$26]" office:value-type="float" office:value="0.00424184755822619" calcext:value-type="float">
            <text:p>0.0042418476</text:p>
          </table:table-cell>
          <table:table-cell table:formula="of:=[.U13]/[.J$26]" office:value-type="float" office:value="0.000941520380808847" calcext:value-type="float">
            <text:p>0.000941520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4521" calcext:value-type="float">
            <text:p>184521</text:p>
          </table:table-cell>
          <table:table-cell office:value-type="float" office:value="142294" calcext:value-type="float">
            <text:p>142294</text:p>
          </table:table-cell>
          <table:table-cell office:value-type="float" office:value="3910" calcext:value-type="float">
            <text:p>3910</text:p>
          </table:table-cell>
          <table:table-cell office:value-type="float" office:value="76059" calcext:value-type="float">
            <text:p>76059</text:p>
          </table:table-cell>
          <table:table-cell office:value-type="float" office:value="220154" calcext:value-type="float">
            <text:p>220154</text:p>
          </table:table-cell>
          <table:table-cell office:value-type="float" office:value="21857" calcext:value-type="float">
            <text:p>21857</text:p>
          </table:table-cell>
          <table:table-cell office:value-type="float" office:value="36509" calcext:value-type="float">
            <text:p>36509</text:p>
          </table:table-cell>
          <table:table-cell office:value-type="float" office:value="73801" calcext:value-type="float">
            <text:p>73801</text:p>
          </table:table-cell>
          <table:table-cell office:value-type="float" office:value="11135" calcext:value-type="float">
            <text:p>1113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[.AH13]/[.AH$23]" office:value-type="float" office:value="0.00137669936327654" calcext:value-type="float">
            <text:p>0.0013766994</text:p>
          </table:table-cell>
          <table:table-cell table:formula="of:=[.AI13]/[.AI$23]" office:value-type="float" office:value="0" calcext:value-type="float">
            <text:p>0</text:p>
          </table:table-cell>
          <table:table-cell table:formula="of:=[.AJ13]/[.AJ$23]" office:value-type="float" office:value="0.00128126281262813" calcext:value-type="float">
            <text:p>0.0012812628</text:p>
          </table:table-cell>
          <table:table-cell table:formula="of:=[.AK13]/[.AK$23]" office:value-type="float" office:value="0.00323350527369312" calcext:value-type="float">
            <text:p>0.0032335053</text:p>
          </table:table-cell>
          <table:table-cell office:value-type="float" office:value="0.00345168529297868" calcext:value-type="float">
            <text:p>0.00345168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M14]/[.B$26]" office:value-type="float" office:value="0.00578261080315758" calcext:value-type="float">
            <text:p>0.0057826108</text:p>
          </table:table-cell>
          <table:table-cell table:formula="of:=[.N14]/[.C$26]" office:value-type="float" office:value="0.00298768924015507" calcext:value-type="float">
            <text:p>0.0029876892</text:p>
          </table:table-cell>
          <table:table-cell table:formula="of:=[.O14]/[.D$26]" office:value-type="float" office:value="0.00016699572334771" calcext:value-type="float">
            <text:p>0.0001669957</text:p>
          </table:table-cell>
          <table:table-cell table:formula="of:=[.P14]/[.E$26]" office:value-type="float" office:value="0.00425092873731387" calcext:value-type="float">
            <text:p>0.0042509287</text:p>
          </table:table-cell>
          <table:table-cell table:formula="of:=[.Q14]/[.F$26]" office:value-type="float" office:value="0.00763940317366122" calcext:value-type="float">
            <text:p>0.0076394032</text:p>
          </table:table-cell>
          <table:table-cell table:formula="of:=[.R14]/[.G$26]" office:value-type="float" office:value="0.000428077410586868" calcext:value-type="float">
            <text:p>0.0004280774</text:p>
          </table:table-cell>
          <table:table-cell table:formula="of:=[.S14]/[.H$26]" office:value-type="float" office:value="0.00159050375753322" calcext:value-type="float">
            <text:p>0.0015905038</text:p>
          </table:table-cell>
          <table:table-cell table:formula="of:=[.T14]/[.I$26]" office:value-type="float" office:value="0.00171608572439343" calcext:value-type="float">
            <text:p>0.0017160857</text:p>
          </table:table-cell>
          <table:table-cell table:formula="of:=[.U14]/[.J$26]" office:value-type="float" office:value="0.000445013180439781" calcext:value-type="float">
            <text:p>0.00044501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6833" calcext:value-type="float">
            <text:p>136833</text:p>
          </table:table-cell>
          <table:table-cell office:value-type="float" office:value="111581" calcext:value-type="float">
            <text:p>111581</text:p>
          </table:table-cell>
          <table:table-cell office:value-type="float" office:value="2053" calcext:value-type="float">
            <text:p>2053</text:p>
          </table:table-cell>
          <table:table-cell office:value-type="float" office:value="30868" calcext:value-type="float">
            <text:p>30868</text:p>
          </table:table-cell>
          <table:table-cell office:value-type="float" office:value="169000" calcext:value-type="float">
            <text:p>169000</text:p>
          </table:table-cell>
          <table:table-cell office:value-type="float" office:value="9122" calcext:value-type="float">
            <text:p>9122</text:p>
          </table:table-cell>
          <table:table-cell office:value-type="float" office:value="16823" calcext:value-type="float">
            <text:p>16823</text:p>
          </table:table-cell>
          <table:table-cell office:value-type="float" office:value="29857" calcext:value-type="float">
            <text:p>29857</text:p>
          </table:table-cell>
          <table:table-cell office:value-type="float" office:value="5263" calcext:value-type="float">
            <text:p>526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[.AH14]/[.AH$23]" office:value-type="float" office:value="0.000344174840819136" calcext:value-type="float">
            <text:p>0.0003441748</text:p>
          </table:table-cell>
          <table:table-cell table:formula="of:=[.AI14]/[.AI$23]" office:value-type="float" office:value="0.000559284116331096" calcext:value-type="float">
            <text:p>0.0005592841</text:p>
          </table:table-cell>
          <table:table-cell table:formula="of:=[.AJ14]/[.AJ$23]" office:value-type="float" office:value="0.000486879868798688" calcext:value-type="float">
            <text:p>0.0004868799</text:p>
          </table:table-cell>
          <table:table-cell table:formula="of:=[.AK14]/[.AK$23]" office:value-type="float" office:value="0.00477326968973747" calcext:value-type="float">
            <text:p>0.0047732697</text:p>
          </table:table-cell>
          <table:table-cell office:value-type="float" office:value="0.00159050375753322" calcext:value-type="float">
            <text:p>0.00159050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M15]/[.B$26]" office:value-type="float" office:value="0.00514997332737857" calcext:value-type="float">
            <text:p>0.0051499733</text:p>
          </table:table-cell>
          <table:table-cell table:formula="of:=[.N15]/[.C$26]" office:value-type="float" office:value="0.00278368314305304" calcext:value-type="float">
            <text:p>0.0027836831</text:p>
          </table:table-cell>
          <table:table-cell table:formula="of:=[.O15]/[.D$26]" office:value-type="float" office:value="0.0000951704804270926" calcext:value-type="float">
            <text:p>9.51704804270926E-005</text:p>
          </table:table-cell>
          <table:table-cell table:formula="of:=[.P15]/[.E$26]" office:value-type="float" office:value="0.0019578674957364" calcext:value-type="float">
            <text:p>0.0019578675</text:p>
          </table:table-cell>
          <table:table-cell table:formula="of:=[.Q15]/[.F$26]" office:value-type="float" office:value="0.00987367998232721" calcext:value-type="float">
            <text:p>0.00987368</text:p>
          </table:table-cell>
          <table:table-cell table:formula="of:=[.R15]/[.G$26]" office:value-type="float" office:value="0.000284383809269504" calcext:value-type="float">
            <text:p>0.0002843838</text:p>
          </table:table-cell>
          <table:table-cell table:formula="of:=[.S15]/[.H$26]" office:value-type="float" office:value="0.000583994632959799" calcext:value-type="float">
            <text:p>0.0005839946</text:p>
          </table:table-cell>
          <table:table-cell table:formula="of:=[.T15]/[.I$26]" office:value-type="float" office:value="0.000896581076960614" calcext:value-type="float">
            <text:p>0.0008965811</text:p>
          </table:table-cell>
          <table:table-cell table:formula="of:=[.U15]/[.J$26]" office:value-type="float" office:value="0.000345069122054863" calcext:value-type="float">
            <text:p>0.000345069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1863" calcext:value-type="float">
            <text:p>121863</text:p>
          </table:table-cell>
          <table:table-cell office:value-type="float" office:value="103962" calcext:value-type="float">
            <text:p>103962</text:p>
          </table:table-cell>
          <table:table-cell office:value-type="float" office:value="1170" calcext:value-type="float">
            <text:p>1170</text:p>
          </table:table-cell>
          <table:table-cell office:value-type="float" office:value="14217" calcext:value-type="float">
            <text:p>14217</text:p>
          </table:table-cell>
          <table:table-cell office:value-type="float" office:value="218427" calcext:value-type="float">
            <text:p>218427</text:p>
          </table:table-cell>
          <table:table-cell office:value-type="float" office:value="6060" calcext:value-type="float">
            <text:p>6060</text:p>
          </table:table-cell>
          <table:table-cell office:value-type="float" office:value="6177" calcext:value-type="float">
            <text:p>6177</text:p>
          </table:table-cell>
          <table:table-cell office:value-type="float" office:value="15599" calcext:value-type="float">
            <text:p>15599</text:p>
          </table:table-cell>
          <table:table-cell office:value-type="float" office:value="4081" calcext:value-type="float">
            <text:p>408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[.AH15]/[.AH$23]" office:value-type="float" office:value="0" calcext:value-type="float">
            <text:p>0</text:p>
          </table:table-cell>
          <table:table-cell table:formula="of:=[.AI15]/[.AI$23]" office:value-type="float" office:value="0.000559284116331096" calcext:value-type="float">
            <text:p>0.0005592841</text:p>
          </table:table-cell>
          <table:table-cell table:formula="of:=[.AJ15]/[.AJ$23]" office:value-type="float" office:value="0.000153751537515375" calcext:value-type="float">
            <text:p>0.0001537515</text:p>
          </table:table-cell>
          <table:table-cell table:formula="of:=[.AK15]/[.AK$23]" office:value-type="float" office:value="0.00454230502733082" calcext:value-type="float">
            <text:p>0.004542305</text:p>
          </table:table-cell>
          <table:table-cell office:value-type="float" office:value="0.000583994632959799" calcext:value-type="float">
            <text:p>0.00058399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M16]/[.B$26]" office:value-type="float" office:value="0.002518970566552" calcext:value-type="float">
            <text:p>0.0025189706</text:p>
          </table:table-cell>
          <table:table-cell table:formula="of:=[.N16]/[.C$26]" office:value-type="float" office:value="0.0018652139026286" calcext:value-type="float">
            <text:p>0.0018652139</text:p>
          </table:table-cell>
          <table:table-cell table:formula="of:=[.O16]/[.D$26]" office:value-type="float" office:value="0.0000422166490099667" calcext:value-type="float">
            <text:p>4.22166490099667E-005</text:p>
          </table:table-cell>
          <table:table-cell table:formula="of:=[.P16]/[.E$26]" office:value-type="float" office:value="0.000714731117878028" calcext:value-type="float">
            <text:p>0.0007147311</text:p>
          </table:table-cell>
          <table:table-cell table:formula="of:=[.Q16]/[.F$26]" office:value-type="float" office:value="0.0122782386356984" calcext:value-type="float">
            <text:p>0.0122782386</text:p>
          </table:table-cell>
          <table:table-cell table:formula="of:=[.R16]/[.G$26]" office:value-type="float" office:value="0.000135575053626996" calcext:value-type="float">
            <text:p>0.0001355751</text:p>
          </table:table-cell>
          <table:table-cell table:formula="of:=[.S16]/[.H$26]" office:value-type="float" office:value="0.000241747494977854" calcext:value-type="float">
            <text:p>0.0002417475</text:p>
          </table:table-cell>
          <table:table-cell table:formula="of:=[.T16]/[.I$26]" office:value-type="float" office:value="0.000336239457671619" calcext:value-type="float">
            <text:p>0.0003362395</text:p>
          </table:table-cell>
          <table:table-cell table:formula="of:=[.U16]/[.J$26]" office:value-type="float" office:value="0.000227622170196445" calcext:value-type="float">
            <text:p>0.00022762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606" calcext:value-type="float">
            <text:p>59606</text:p>
          </table:table-cell>
          <table:table-cell office:value-type="float" office:value="69660" calcext:value-type="float">
            <text:p>69660</text:p>
          </table:table-cell>
          <table:table-cell office:value-type="float" office:value="519" calcext:value-type="float">
            <text:p>519</text:p>
          </table:table-cell>
          <table:table-cell office:value-type="float" office:value="5190" calcext:value-type="float">
            <text:p>5190</text:p>
          </table:table-cell>
          <table:table-cell office:value-type="float" office:value="271621" calcext:value-type="float">
            <text:p>271621</text:p>
          </table:table-cell>
          <table:table-cell office:value-type="float" office:value="2889" calcext:value-type="float">
            <text:p>2889</text:p>
          </table:table-cell>
          <table:table-cell office:value-type="float" office:value="2557" calcext:value-type="float">
            <text:p>2557</text:p>
          </table:table-cell>
          <table:table-cell office:value-type="float" office:value="5850" calcext:value-type="float">
            <text:p>5850</text:p>
          </table:table-cell>
          <table:table-cell office:value-type="float" office:value="2692" calcext:value-type="float">
            <text:p>269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AH16]/[.AH$23]" office:value-type="float" office:value="0" calcext:value-type="float">
            <text:p>0</text:p>
          </table:table-cell>
          <table:table-cell table:formula="of:=[.AI16]/[.AI$23]" office:value-type="float" office:value="0.000559284116331096" calcext:value-type="float">
            <text:p>0.0005592841</text:p>
          </table:table-cell>
          <table:table-cell table:formula="of:=[.AJ16]/[.AJ$23]" office:value-type="float" office:value="0" calcext:value-type="float">
            <text:p>0</text:p>
          </table:table-cell>
          <table:table-cell table:formula="of:=[.AK16]/[.AK$23]" office:value-type="float" office:value="0.00354145815690199" calcext:value-type="float">
            <text:p>0.0035414582</text:p>
          </table:table-cell>
          <table:table-cell office:value-type="float" office:value="0.000241747494977854" calcext:value-type="float">
            <text:p>0.00024174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M17]/[.B$26]" office:value-type="float" office:value="0.00157749443526244" calcext:value-type="float">
            <text:p>0.0015774944</text:p>
          </table:table-cell>
          <table:table-cell table:formula="of:=[.N17]/[.C$26]" office:value-type="float" office:value="0.00159737389878143" calcext:value-type="float">
            <text:p>0.0015973739</text:p>
          </table:table-cell>
          <table:table-cell table:formula="of:=[.O17]/[.D$26]" office:value-type="float" office:value="0.000039044299662397" calcext:value-type="float">
            <text:p>3.9044299662397E-005</text:p>
          </table:table-cell>
          <table:table-cell table:formula="of:=[.P17]/[.E$26]" office:value-type="float" office:value="0.000567102648058135" calcext:value-type="float">
            <text:p>0.0005671026</text:p>
          </table:table-cell>
          <table:table-cell table:formula="of:=[.Q17]/[.F$26]" office:value-type="float" office:value="0.0134005980522596" calcext:value-type="float">
            <text:p>0.0134005981</text:p>
          </table:table-cell>
          <table:table-cell table:formula="of:=[.R17]/[.G$26]" office:value-type="float" office:value="0.000110140066065268" calcext:value-type="float">
            <text:p>0.0001101401</text:p>
          </table:table-cell>
          <table:table-cell table:formula="of:=[.S17]/[.H$26]" office:value-type="float" office:value="0.000174243501464288" calcext:value-type="float">
            <text:p>0.0001742435</text:p>
          </table:table-cell>
          <table:table-cell table:formula="of:=[.T17]/[.I$26]" office:value-type="float" office:value="0.000255197126848203" calcext:value-type="float">
            <text:p>0.0002551971</text:p>
          </table:table-cell>
          <table:table-cell table:formula="of:=[.U17]/[.J$26]" office:value-type="float" office:value="0.000254003342968098" calcext:value-type="float">
            <text:p>0.00025400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328" calcext:value-type="float">
            <text:p>37328</text:p>
          </table:table-cell>
          <table:table-cell office:value-type="float" office:value="59657" calcext:value-type="float">
            <text:p>59657</text:p>
          </table:table-cell>
          <table:table-cell office:value-type="float" office:value="480" calcext:value-type="float">
            <text:p>480</text:p>
          </table:table-cell>
          <table:table-cell office:value-type="float" office:value="4118" calcext:value-type="float">
            <text:p>4118</text:p>
          </table:table-cell>
          <table:table-cell office:value-type="float" office:value="296450" calcext:value-type="float">
            <text:p>296450</text:p>
          </table:table-cell>
          <table:table-cell office:value-type="float" office:value="2347" calcext:value-type="float">
            <text:p>2347</text:p>
          </table:table-cell>
          <table:table-cell office:value-type="float" office:value="1843" calcext:value-type="float">
            <text:p>1843</text:p>
          </table:table-cell>
          <table:table-cell office:value-type="float" office:value="4440" calcext:value-type="float">
            <text:p>4440</text:p>
          </table:table-cell>
          <table:table-cell office:value-type="float" office:value="3004" calcext:value-type="float">
            <text:p>3004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AH17]/[.AH$23]" office:value-type="float" office:value="0.000172087420409568" calcext:value-type="float">
            <text:p>0.0001720874</text:p>
          </table:table-cell>
          <table:table-cell table:formula="of:=[.AI17]/[.AI$23]" office:value-type="float" office:value="0.000559284116331096" calcext:value-type="float">
            <text:p>0.0005592841</text:p>
          </table:table-cell>
          <table:table-cell table:formula="of:=[.AJ17]/[.AJ$23]" office:value-type="float" office:value="0.000051250512505125" calcext:value-type="float">
            <text:p>5.1250512505125E-005</text:p>
          </table:table-cell>
          <table:table-cell table:formula="of:=[.AK17]/[.AK$23]" office:value-type="float" office:value="0.00292555239048426" calcext:value-type="float">
            <text:p>0.0029255524</text:p>
          </table:table-cell>
          <table:table-cell office:value-type="float" office:value="0.000174243501464288" calcext:value-type="float">
            <text:p>0.000174243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M18]/[.B$26]" office:value-type="float" office:value="0.000687491413224642" calcext:value-type="float">
            <text:p>0.0006874914</text:p>
          </table:table-cell>
          <table:table-cell table:formula="of:=[.N18]/[.C$26]" office:value-type="float" office:value="0.000743033100745676" calcext:value-type="float">
            <text:p>0.0007430331</text:p>
          </table:table-cell>
          <table:table-cell table:formula="of:=[.O18]/[.D$26]" office:value-type="float" office:value="0.0000199288612860151" calcext:value-type="float">
            <text:p>1.99288612860151E-005</text:p>
          </table:table-cell>
          <table:table-cell table:formula="of:=[.P18]/[.E$26]" office:value-type="float" office:value="0.000234663164713711" calcext:value-type="float">
            <text:p>0.0002346632</text:p>
          </table:table-cell>
          <table:table-cell table:formula="of:=[.Q18]/[.F$26]" office:value-type="float" office:value="0.00601284314763843" calcext:value-type="float">
            <text:p>0.0060128431</text:p>
          </table:table-cell>
          <table:table-cell table:formula="of:=[.R18]/[.G$26]" office:value-type="float" office:value="0.0000473973015449174" calcext:value-type="float">
            <text:p>4.73973015449174E-005</text:p>
          </table:table-cell>
          <table:table-cell table:formula="of:=[.S18]/[.H$26]" office:value-type="float" office:value="0.0000713802732531403" calcext:value-type="float">
            <text:p>7.13802732531403E-005</text:p>
          </table:table-cell>
          <table:table-cell table:formula="of:=[.T18]/[.I$26]" office:value-type="float" office:value="0.000111562527750532" calcext:value-type="float">
            <text:p>0.0001115625</text:p>
          </table:table-cell>
          <table:table-cell table:formula="of:=[.U18]/[.J$26]" office:value-type="float" office:value="0.000117108731694679" calcext:value-type="float">
            <text:p>0.000117108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268" calcext:value-type="float">
            <text:p>16268</text:p>
          </table:table-cell>
          <table:table-cell office:value-type="float" office:value="27750" calcext:value-type="float">
            <text:p>27750</text:p>
          </table:table-cell>
          <table:table-cell office:value-type="float" office:value="245" calcext:value-type="float">
            <text:p>245</text:p>
          </table:table-cell>
          <table:table-cell office:value-type="float" office:value="1704" calcext:value-type="float">
            <text:p>1704</text:p>
          </table:table-cell>
          <table:table-cell office:value-type="float" office:value="133017" calcext:value-type="float">
            <text:p>133017</text:p>
          </table:table-cell>
          <table:table-cell office:value-type="float" office:value="1010" calcext:value-type="float">
            <text:p>1010</text:p>
          </table:table-cell>
          <table:table-cell office:value-type="float" office:value="755" calcext:value-type="float">
            <text:p>755</text:p>
          </table:table-cell>
          <table:table-cell office:value-type="float" office:value="1941" calcext:value-type="float">
            <text:p>1941</text:p>
          </table:table-cell>
          <table:table-cell office:value-type="float" office:value="1385" calcext:value-type="float">
            <text:p>1385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[.AH18]/[.AH$23]" office:value-type="float" office:value="0" calcext:value-type="float">
            <text:p>0</text:p>
          </table:table-cell>
          <table:table-cell table:formula="of:=[.AI18]/[.AI$23]" office:value-type="float" office:value="0.000559284116331096" calcext:value-type="float">
            <text:p>0.0005592841</text:p>
          </table:table-cell>
          <table:table-cell table:formula="of:=[.AJ18]/[.AJ$23]" office:value-type="float" office:value="0" calcext:value-type="float">
            <text:p>0</text:p>
          </table:table-cell>
          <table:table-cell table:formula="of:=[.AK18]/[.AK$23]" office:value-type="float" office:value="0.00146277619524213" calcext:value-type="float">
            <text:p>0.0014627762</text:p>
          </table:table-cell>
          <table:table-cell office:value-type="float" office:value="0.0000713802732531403" calcext:value-type="float">
            <text:p>7.13802732531403E-00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M19]/[.B$26]" office:value-type="float" office:value="0.000372820829079653" calcext:value-type="float">
            <text:p>0.0003728208</text:p>
          </table:table-cell>
          <table:table-cell table:formula="of:=[.N19]/[.C$26]" office:value-type="float" office:value="0.000338608886199273" calcext:value-type="float">
            <text:p>0.0003386089</text:p>
          </table:table-cell>
          <table:table-cell table:formula="of:=[.O19]/[.D$26]" office:value-type="float" office:value="0.0000165938273565187" calcext:value-type="float">
            <text:p>1.65938273565187E-005</text:p>
          </table:table-cell>
          <table:table-cell table:formula="of:=[.P19]/[.E$26]" office:value-type="float" office:value="0.000131653747339382" calcext:value-type="float">
            <text:p>0.0001316537</text:p>
          </table:table-cell>
          <table:table-cell table:formula="of:=[.Q19]/[.F$26]" office:value-type="float" office:value="0.00483221633053971" calcext:value-type="float">
            <text:p>0.0048322163</text:p>
          </table:table-cell>
          <table:table-cell table:formula="of:=[.R19]/[.G$26]" office:value-type="float" office:value="0.0000315356303348361" calcext:value-type="float">
            <text:p>3.15356303348361E-005</text:p>
          </table:table-cell>
          <table:table-cell table:formula="of:=[.S19]/[.H$26]" office:value-type="float" office:value="0.0000457590096086357" calcext:value-type="float">
            <text:p>0.000045759</text:p>
          </table:table-cell>
          <table:table-cell table:formula="of:=[.T19]/[.I$26]" office:value-type="float" office:value="0.0000797778405552492" calcext:value-type="float">
            <text:p>7.97778405552492E-005</text:p>
          </table:table-cell>
          <table:table-cell table:formula="of:=[.U19]/[.J$26]" office:value-type="float" office:value="0.0000769450872506556" calcext:value-type="float">
            <text:p>7.69450872506556E-0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822" calcext:value-type="float">
            <text:p>8822</text:p>
          </table:table-cell>
          <table:table-cell office:value-type="float" office:value="12646" calcext:value-type="float">
            <text:p>12646</text:p>
          </table:table-cell>
          <table:table-cell office:value-type="float" office:value="204" calcext:value-type="float">
            <text:p>204</text:p>
          </table:table-cell>
          <table:table-cell office:value-type="float" office:value="956" calcext:value-type="float">
            <text:p>956</text:p>
          </table:table-cell>
          <table:table-cell office:value-type="float" office:value="106899" calcext:value-type="float">
            <text:p>106899</text:p>
          </table:table-cell>
          <table:table-cell office:value-type="float" office:value="672" calcext:value-type="float">
            <text:p>672</text:p>
          </table:table-cell>
          <table:table-cell office:value-type="float" office:value="484" calcext:value-type="float">
            <text:p>484</text:p>
          </table:table-cell>
          <table:table-cell office:value-type="float" office:value="1388" calcext:value-type="float">
            <text:p>1388</text:p>
          </table:table-cell>
          <table:table-cell office:value-type="float" office:value="910" calcext:value-type="float">
            <text:p>91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AH19]/[.AH$23]" office:value-type="float" office:value="0" calcext:value-type="float">
            <text:p>0</text:p>
          </table:table-cell>
          <table:table-cell table:formula="of:=[.AI19]/[.AI$23]" office:value-type="float" office:value="0" calcext:value-type="float">
            <text:p>0</text:p>
          </table:table-cell>
          <table:table-cell table:formula="of:=[.AJ19]/[.AJ$23]" office:value-type="float" office:value="0" calcext:value-type="float">
            <text:p>0</text:p>
          </table:table-cell>
          <table:table-cell table:formula="of:=[.AK19]/[.AK$23]" office:value-type="float" office:value="0.000615905766417738" calcext:value-type="float">
            <text:p>0.0006159058</text:p>
          </table:table-cell>
          <table:table-cell office:value-type="float" office:value="0.0000457590096086357" calcext:value-type="float">
            <text:p>0.00004575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M20]/[.B$26]" office:value-type="float" office:value="0.000206145999121576" calcext:value-type="float">
            <text:p>0.000206146</text:p>
          </table:table-cell>
          <table:table-cell table:formula="of:=[.N20]/[.C$26]" office:value-type="float" office:value="0.000177310457410374" calcext:value-type="float">
            <text:p>0.0001773105</text:p>
          </table:table-cell>
          <table:table-cell table:formula="of:=[.O20]/[.D$26]" office:value-type="float" office:value="0.0000100864440794525" calcext:value-type="float">
            <text:p>1.00864440794525E-005</text:p>
          </table:table-cell>
          <table:table-cell table:formula="of:=[.P20]/[.E$26]" office:value-type="float" office:value="0.0000811130305260421" calcext:value-type="float">
            <text:p>0.000081113</text:p>
          </table:table-cell>
          <table:table-cell table:formula="of:=[.Q20]/[.F$26]" office:value-type="float" office:value="0.00266393673272309" calcext:value-type="float">
            <text:p>0.0026639367</text:p>
          </table:table-cell>
          <table:table-cell table:formula="of:=[.R20]/[.G$26]" office:value-type="float" office:value="0.000020836041471231" calcext:value-type="float">
            <text:p>0.000020836</text:p>
          </table:table-cell>
          <table:table-cell table:formula="of:=[.S20]/[.H$26]" office:value-type="float" office:value="0.0000358319517389936" calcext:value-type="float">
            <text:p>0.000035832</text:p>
          </table:table-cell>
          <table:table-cell table:formula="of:=[.T20]/[.I$26]" office:value-type="float" office:value="0.0000486828753244208" calcext:value-type="float">
            <text:p>4.86828753244208E-005</text:p>
          </table:table-cell>
          <table:table-cell table:formula="of:=[.U20]/[.J$26]" office:value-type="float" office:value="0.0000565673223853721" calcext:value-type="float">
            <text:p>5.65673223853721E-0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878" calcext:value-type="float">
            <text:p>4878</text:p>
          </table:table-cell>
          <table:table-cell office:value-type="float" office:value="6622" calcext:value-type="float">
            <text:p>6622</text:p>
          </table:table-cell>
          <table:table-cell office:value-type="float" office:value="124" calcext:value-type="float">
            <text:p>124</text:p>
          </table:table-cell>
          <table:table-cell office:value-type="float" office:value="589" calcext:value-type="float">
            <text:p>589</text:p>
          </table:table-cell>
          <table:table-cell office:value-type="float" office:value="58932" calcext:value-type="float">
            <text:p>58932</text:p>
          </table:table-cell>
          <table:table-cell office:value-type="float" office:value="444" calcext:value-type="float">
            <text:p>444</text:p>
          </table:table-cell>
          <table:table-cell office:value-type="float" office:value="379" calcext:value-type="float">
            <text:p>379</text:p>
          </table:table-cell>
          <table:table-cell office:value-type="float" office:value="847" calcext:value-type="float">
            <text:p>847</text:p>
          </table:table-cell>
          <table:table-cell office:value-type="float" office:value="669" calcext:value-type="float">
            <text:p>66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[.AH20]/[.AH$23]" office:value-type="float" office:value="0" calcext:value-type="float">
            <text:p>0</text:p>
          </table:table-cell>
          <table:table-cell table:formula="of:=[.AI20]/[.AI$23]" office:value-type="float" office:value="0" calcext:value-type="float">
            <text:p>0</text:p>
          </table:table-cell>
          <table:table-cell table:formula="of:=[.AJ20]/[.AJ$23]" office:value-type="float" office:value="0" calcext:value-type="float">
            <text:p>0</text:p>
          </table:table-cell>
          <table:table-cell table:formula="of:=[.AK20]/[.AK$23]" office:value-type="float" office:value="0.000538917545615521" calcext:value-type="float">
            <text:p>0.0005389175</text:p>
          </table:table-cell>
          <table:table-cell office:value-type="float" office:value="0.0000358319517389936" calcext:value-type="float">
            <text:p>0.00003583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M21]/[.B$26]" office:value-type="float" office:value="0.000118117685023535" calcext:value-type="float">
            <text:p>0.0001181177</text:p>
          </table:table-cell>
          <table:table-cell table:formula="of:=[.N21]/[.C$26]" office:value-type="float" office:value="0.000108308788919505" calcext:value-type="float">
            <text:p>0.0001083088</text:p>
          </table:table-cell>
          <table:table-cell table:formula="of:=[.O21]/[.D$26]" office:value-type="float" office:value="0.0000109812092800491" calcext:value-type="float">
            <text:p>1.09812092800491E-005</text:p>
          </table:table-cell>
          <table:table-cell table:formula="of:=[.P21]/[.E$26]" office:value-type="float" office:value="0.0000572886599301078" calcext:value-type="float">
            <text:p>5.72886599301078E-005</text:p>
          </table:table-cell>
          <table:table-cell table:formula="of:=[.Q21]/[.F$26]" office:value-type="float" office:value="0.00134711156200164" calcext:value-type="float">
            <text:p>0.0013471116</text:p>
          </table:table-cell>
          <table:table-cell table:formula="of:=[.R21]/[.G$26]" office:value-type="float" office:value="0.0000204136892792466" calcext:value-type="float">
            <text:p>2.04136892792466E-005</text:p>
          </table:table-cell>
          <table:table-cell table:formula="of:=[.S21]/[.H$26]" office:value-type="float" office:value="0.0000275121318101508" calcext:value-type="float">
            <text:p>2.75121318101508E-005</text:p>
          </table:table-cell>
          <table:table-cell table:formula="of:=[.T21]/[.I$26]" office:value-type="float" office:value="0.0000406935959028216" calcext:value-type="float">
            <text:p>4.06935959028216E-005</text:p>
          </table:table-cell>
          <table:table-cell table:formula="of:=[.U21]/[.J$26]" office:value-type="float" office:value="0.00004751993300535" calcext:value-type="float">
            <text:p>4.751993300535E-00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95" calcext:value-type="float">
            <text:p>2795</text:p>
          </table:table-cell>
          <table:table-cell office:value-type="float" office:value="4045" calcext:value-type="float">
            <text:p>4045</text:p>
          </table:table-cell>
          <table:table-cell office:value-type="float" office:value="135" calcext:value-type="float">
            <text:p>135</text:p>
          </table:table-cell>
          <table:table-cell office:value-type="float" office:value="416" calcext:value-type="float">
            <text:p>416</text:p>
          </table:table-cell>
          <table:table-cell office:value-type="float" office:value="29801" calcext:value-type="float">
            <text:p>29801</text:p>
          </table:table-cell>
          <table:table-cell office:value-type="float" office:value="435" calcext:value-type="float">
            <text:p>435</text:p>
          </table:table-cell>
          <table:table-cell office:value-type="float" office:value="291" calcext:value-type="float">
            <text:p>291</text:p>
          </table:table-cell>
          <table:table-cell office:value-type="float" office:value="708" calcext:value-type="float">
            <text:p>708</text:p>
          </table:table-cell>
          <table:table-cell office:value-type="float" office:value="562" calcext:value-type="float">
            <text:p>56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[.AH21]/[.AH$23]" office:value-type="float" office:value="0" calcext:value-type="float">
            <text:p>0</text:p>
          </table:table-cell>
          <table:table-cell table:formula="of:=[.AI21]/[.AI$23]" office:value-type="float" office:value="0" calcext:value-type="float">
            <text:p>0</text:p>
          </table:table-cell>
          <table:table-cell table:formula="of:=[.AJ21]/[.AJ$23]" office:value-type="float" office:value="0" calcext:value-type="float">
            <text:p>0</text:p>
          </table:table-cell>
          <table:table-cell table:formula="of:=[.AK21]/[.AK$23]" office:value-type="float" office:value="0.0000769882208022173" calcext:value-type="float">
            <text:p>7.69882208022173E-005</text:p>
          </table:table-cell>
          <table:table-cell office:value-type="float" office:value="0.0000275121318101508" calcext:value-type="float">
            <text:p>2.75121318101508E-00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M22]/[.B$26]" office:value-type="float" office:value="0.0000593757951549436" calcext:value-type="float">
            <text:p>5.93757951549436E-005</text:p>
          </table:table-cell>
          <table:table-cell table:formula="of:=[.N22]/[.C$26]" office:value-type="float" office:value="0.0000707153304169128" calcext:value-type="float">
            <text:p>7.07153304169128E-005</text:p>
          </table:table-cell>
          <table:table-cell table:formula="of:=[.O22]/[.D$26]" office:value-type="float" office:value="0.0000110625515710125" calcext:value-type="float">
            <text:p>1.10625515710125E-005</text:p>
          </table:table-cell>
          <table:table-cell table:formula="of:=[.P22]/[.E$26]" office:value-type="float" office:value="0.0000377333962039653" calcext:value-type="float">
            <text:p>3.77333962039653E-005</text:p>
          </table:table-cell>
          <table:table-cell table:formula="of:=[.Q22]/[.F$26]" office:value-type="float" office:value="0.000647767144843581" calcext:value-type="float">
            <text:p>0.0006477671</text:p>
          </table:table-cell>
          <table:table-cell table:formula="of:=[.R22]/[.G$26]" office:value-type="float" office:value="0.0000190058486392986" calcext:value-type="float">
            <text:p>1.90058486392986E-005</text:p>
          </table:table-cell>
          <table:table-cell table:formula="of:=[.S22]/[.H$26]" office:value-type="float" office:value="0.000020137745964131" calcext:value-type="float">
            <text:p>2.0137745964131E-005</text:p>
          </table:table-cell>
          <table:table-cell table:formula="of:=[.T22]/[.I$26]" office:value-type="float" office:value="0.000031784687195283" calcext:value-type="float">
            <text:p>3.1784687195283E-005</text:p>
          </table:table-cell>
          <table:table-cell table:formula="of:=[.U22]/[.J$26]" office:value-type="float" office:value="0.0000483654834146978" calcext:value-type="float">
            <text:p>4.83654834146978E-0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05" calcext:value-type="float">
            <text:p>1405</text:p>
          </table:table-cell>
          <table:table-cell office:value-type="float" office:value="2641" calcext:value-type="float">
            <text:p>2641</text:p>
          </table:table-cell>
          <table:table-cell office:value-type="float" office:value="136" calcext:value-type="float">
            <text:p>136</text:p>
          </table:table-cell>
          <table:table-cell office:value-type="float" office:value="274" calcext:value-type="float">
            <text:p>274</text:p>
          </table:table-cell>
          <table:table-cell office:value-type="float" office:value="14330" calcext:value-type="float">
            <text:p>14330</text:p>
          </table:table-cell>
          <table:table-cell office:value-type="float" office:value="405" calcext:value-type="float">
            <text:p>405</text:p>
          </table:table-cell>
          <table:table-cell office:value-type="float" office:value="213" calcext:value-type="float">
            <text:p>213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formula="of:=[.AH22]/[.AH$23]" office:value-type="float" office:value="0" calcext:value-type="float">
            <text:p>0</text:p>
          </table:table-cell>
          <table:table-cell table:formula="of:=[.AI22]/[.AI$23]" office:value-type="float" office:value="0" calcext:value-type="float">
            <text:p>0</text:p>
          </table:table-cell>
          <table:table-cell table:formula="of:=[.AJ22]/[.AJ$23]" office:value-type="float" office:value="0" calcext:value-type="float">
            <text:p>0</text:p>
          </table:table-cell>
          <table:table-cell table:formula="of:=[.AK22]/[.AK$23]" office:value-type="float" office:value="0.0000769882208022173" calcext:value-type="float">
            <text:p>7.69882208022173E-005</text:p>
          </table:table-cell>
          <table:table-cell office:value-type="float" office:value="0.000020137745964131" calcext:value-type="float">
            <text:p>2.0137745964131E-00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M23]/[.B$26]" office:value-type="float" office:value="0.0000260323770928436" calcext:value-type="float">
            <text:p>2.60323770928436E-005</text:p>
          </table:table-cell>
          <table:table-cell table:formula="of:=[.N23]/[.C$26]" office:value-type="float" office:value="0.0000206710469829067" calcext:value-type="float">
            <text:p>0.000020671</text:p>
          </table:table-cell>
          <table:table-cell table:formula="of:=[.O23]/[.D$26]" office:value-type="float" office:value="0.0000090289942969293" calcext:value-type="float">
            <text:p>0.000009029</text:p>
          </table:table-cell>
          <table:table-cell table:formula="of:=[.P23]/[.E$26]" office:value-type="float" office:value="0.000027267198716734" calcext:value-type="float">
            <text:p>2.7267198716734E-005</text:p>
          </table:table-cell>
          <table:table-cell table:formula="of:=[.Q23]/[.F$26]" office:value-type="float" office:value="0.00011635398679884" calcext:value-type="float">
            <text:p>0.000116354</text:p>
          </table:table-cell>
          <table:table-cell table:formula="of:=[.R23]/[.G$26]" office:value-type="float" office:value="0.0000111219410555895" calcext:value-type="float">
            <text:p>1.11219410555895E-005</text:p>
          </table:table-cell>
          <table:table-cell table:formula="of:=[.S23]/[.H$26]" office:value-type="float" office:value="0.0000137087942009342" calcext:value-type="float">
            <text:p>1.37087942009342E-005</text:p>
          </table:table-cell>
          <table:table-cell table:formula="of:=[.T23]/[.I$26]" office:value-type="float" office:value="0.000013507055137236" calcext:value-type="float">
            <text:p>1.3507055137236E-005</text:p>
          </table:table-cell>
          <table:table-cell table:formula="of:=[.U23]/[.J$26]" office:value-type="float" office:value="0.0000172492283506964" calcext:value-type="float">
            <text:p>1.72492283506964E-0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office:value-type="float" office:value="2574" calcext:value-type="float">
            <text:p>2574</text:p>
          </table:table-cell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204" calcext:value-type="float">
            <text:p>204</text:p>
          </table:table-cell>
          <table:table-cell table:number-columns-repeated="12"/>
          <table:table-cell office:value-type="float" office:value="5811" calcext:value-type="float">
            <text:p>5811</text:p>
          </table:table-cell>
          <table:table-cell office:value-type="float" office:value="1788" calcext:value-type="float">
            <text:p>1788</text:p>
          </table:table-cell>
          <table:table-cell office:value-type="float" office:value="39024" calcext:value-type="float">
            <text:p>39024</text:p>
          </table:table-cell>
          <table:table-cell office:value-type="float" office:value="12989" calcext:value-type="float">
            <text:p>129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M24]/[.B$26]" office:value-type="float" office:value="0.00000646583392078745" calcext:value-type="float">
            <text:p>6.46583392078745E-006</text:p>
          </table:table-cell>
          <table:table-cell table:formula="of:=[.N24]/[.C$26]" office:value-type="float" office:value="0.00000597104077355985" calcext:value-type="float">
            <text:p>0.000005971</text:p>
          </table:table-cell>
          <table:table-cell table:formula="of:=[.O24]/[.D$26]" office:value-type="float" office:value="0.00000455516829394631" calcext:value-type="float">
            <text:p>4.55516829394631E-006</text:p>
          </table:table-cell>
          <table:table-cell table:formula="of:=[.P24]/[.E$26]" office:value-type="float" office:value="0.0000119810418603831" calcext:value-type="float">
            <text:p>0.000011981</text:p>
          </table:table-cell>
          <table:table-cell table:formula="of:=[.Q24]/[.F$26]" office:value-type="float" office:value="0.0000111652815615049" calcext:value-type="float">
            <text:p>1.11652815615049E-005</text:p>
          </table:table-cell>
          <table:table-cell table:formula="of:=[.R24]/[.G$26]" office:value-type="float" office:value="0.00000567829058112377" calcext:value-type="float">
            <text:p>5.67829058112377E-006</text:p>
          </table:table-cell>
          <table:table-cell table:formula="of:=[.S24]/[.H$26]" office:value-type="float" office:value="0.0000091707106033836" calcext:value-type="float">
            <text:p>9.1707106033836E-006</text:p>
          </table:table-cell>
          <table:table-cell table:formula="of:=[.T24]/[.I$26]" office:value-type="float" office:value="0.00000603506718897778" calcext:value-type="float">
            <text:p>6.03506718897778E-006</text:p>
          </table:table-cell>
          <table:table-cell table:formula="of:=[.U24]/[.J$26]" office:value-type="float" office:value="0.00000574974278356548" calcext:value-type="float">
            <text:p>5.74974278356548E-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M25]/[.B$26]" office:value-type="float" office:value="0.0000000845207048468948" calcext:value-type="float">
            <text:p>8.45207048468948E-008</text:p>
          </table:table-cell>
          <table:table-cell table:formula="of:=[.N25]/[.C$26]" office:value-type="float" office:value="0.000000107103870377755" calcext:value-type="float">
            <text:p>1.07103870377755E-007</text:p>
          </table:table-cell>
          <table:table-cell table:formula="of:=[.O25]/[.D$26]" office:value-type="float" office:value="0" calcext:value-type="float">
            <text:p>0</text:p>
          </table:table-cell>
          <table:table-cell table:formula="of:=[.P25]/[.E$26]" office:value-type="float" office:value="0.00000027542624966398" calcext:value-type="float">
            <text:p>2.7542624966398E-007</text:p>
          </table:table-cell>
          <table:table-cell table:formula="of:=[.Q25]/[.F$26]" office:value-type="float" office:value="0" calcext:value-type="float">
            <text:p>0</text:p>
          </table:table-cell>
          <table:table-cell table:formula="of:=[.R25]/[.G$26]" office:value-type="float" office:value="0.0000000469280213316014" calcext:value-type="float">
            <text:p>4.69280213316014E-008</text:p>
          </table:table-cell>
          <table:table-cell table:formula="of:=[.S25]/[.H$26]" office:value-type="float" office:value="0.00000018908681656461" calcext:value-type="float">
            <text:p>1.8908681656461E-007</text:p>
          </table:table-cell>
          <table:table-cell table:formula="of:=[.T25]/[.I$26]" office:value-type="float" office:value="0.000000057476830371217" calcext:value-type="float">
            <text:p>5.7476830371217E-008</text:p>
          </table:table-cell>
          <table:table-cell table:formula="of:=[.U25]/[.J$26]" office:value-type="float" office:value="0.0000000845550409347864" calcext:value-type="float">
            <text:p>8.45550409347864E-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662841" calcext:value-type="float">
            <text:p>23662841</text:p>
          </table:table-cell>
          <table:table-cell office:value-type="float" office:value="37346923" calcext:value-type="float">
            <text:p>37346923</text:p>
          </table:table-cell>
          <table:table-cell office:value-type="float" office:value="12293728" calcext:value-type="float">
            <text:p>12293728</text:p>
          </table:table-cell>
          <table:table-cell office:value-type="float" office:value="7261472" calcext:value-type="float">
            <text:p>7261472</text:p>
          </table:table-cell>
          <table:table-cell office:value-type="float" office:value="22122147" calcext:value-type="float">
            <text:p>22122147</text:p>
          </table:table-cell>
          <table:table-cell office:value-type="float" office:value="21309230" calcext:value-type="float">
            <text:p>21309230</text:p>
          </table:table-cell>
          <table:table-cell office:value-type="float" office:value="10577152" calcext:value-type="float">
            <text:p>10577152</text:p>
          </table:table-cell>
          <table:table-cell office:value-type="float" office:value="17398315" calcext:value-type="float">
            <text:p>17398315</text:p>
          </table:table-cell>
          <table:table-cell office:value-type="float" office:value="11826616" calcext:value-type="float">
            <text:p>11826616</text:p>
          </table:table-cell>
          <table:table-cell table:number-columns-repeated="27"/>
        </table:table-row>
      </table:table>
      <table:table table:name="first nucleotide preference" table:style-name="ta1">
        <table:shapes>
          <draw:frame draw:z-index="0" draw:style-name="gr1" draw:text-style-name="P1" svg:width="6.2988in" svg:height="3.5429in" svg:x="0.3047in" svg:y="1.8902in">
            <draw:object draw:notify-on-update-of-ranges="'first nucleotide preference'.Q1:'first nucleotide preference'.Q1 'first nucleotide preference'.A2:'first nucleotide preference'.A10 'first nucleotide preference'.R1:'first nucleotide preference'.R1 'first nucleotide preference'.B2:'first nucleotide preference'.B10 'first nucleotide preference'.S1:'first nucleotide preference'.S1 'first nucleotide preference'.C2:'first nucleotide preference'.C10 'first nucleotide preference'.T1:'first nucleotide preference'.T1 'first nucleotide preference'.D2:'first nucleotide preference'.D10 'first nucleotide preference'.E1:'first nucleotide preference'.E1 'first nucleotide preference'.E2:'first nucleotide preference'.E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9.1579in" svg:y="1.2421in">
            <draw:object draw:notify-on-update-of-ranges="'first nucleotide preference'.H1:'first nucleotide preference'.H1 'first nucleotide preference'.H2:'first nucleotide preference'.H6 'first nucleotide preference'.I1:'first nucleotide preference'.I1 'first nucleotide preference'.I2:'first nucleotide preference'.I6 'first nucleotide preference'.J1:'first nucleotide preference'.J1 'first nucleotide preference'.J2:'first nucleotide preference'.J6 'first nucleotide preference'.K1:'first nucleotide preference'.K1 'first nucleotide preference'.K2:'first nucleotide preference'.K6 'first nucleotide preference'.L1:'first nucleotide preference'.L1 'first nucleotide preference'.L2:'first nucleotide preference'.L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exp5_1.fastq</text:p>
          </table:table-cell>
          <table:table-cell table:formula="of:=[.B14]/[.$F14]" office:value-type="float" office:value="0.238910323574418" calcext:value-type="float">
            <text:p>0.2389103236</text:p>
          </table:table-cell>
          <table:table-cell table:formula="of:=[.C14]/[.$F14]" office:value-type="float" office:value="0.127574326345683" calcext:value-type="float">
            <text:p>0.1275743263</text:p>
          </table:table-cell>
          <table:table-cell table:formula="of:=[.D14]/[.$F14]" office:value-type="float" office:value="0.138926724817193" calcext:value-type="float">
            <text:p>0.1389267248</text:p>
          </table:table-cell>
          <table:table-cell table:formula="of:=[.E14]/[.$F14]" office:value-type="float" office:value="0.494588625262706" calcext:value-type="float">
            <text:p>0.4945886253</text:p>
          </table:table-cell>
          <table:table-cell table:number-columns-repeated="2"/>
          <table:table-cell office:value-type="string" calcext:value-type="string">
            <text:p>_exp_down</text:p>
          </table:table-cell>
          <table:table-cell table:formula="of:=[.Q2]/[.$U2]" office:value-type="float" office:value="0.230769230769231" calcext:value-type="float">
            <text:p>0.2307692308</text:p>
          </table:table-cell>
          <table:table-cell table:formula="of:=[.R2]/[.$U2]" office:value-type="float" office:value="0.172603682670797" calcext:value-type="float">
            <text:p>0.1726036827</text:p>
          </table:table-cell>
          <table:table-cell table:formula="of:=[.S2]/[.$U2]" office:value-type="float" office:value="0.183617277577009" calcext:value-type="float">
            <text:p>0.1836172776</text:p>
          </table:table-cell>
          <table:table-cell table:formula="of:=[.T2]/[.$U2]" office:value-type="float" office:value="0.413009808982963" calcext:value-type="float">
            <text:p>0.413009809</text:p>
          </table:table-cell>
          <table:table-cell table:number-columns-repeated="3"/>
          <table:table-cell office:value-type="string" calcext:value-type="string">
            <text:p>_exp_down</text:p>
          </table:table-cell>
          <table:table-cell office:value-type="float" office:value="1341" calcext:value-type="float">
            <text:p>1341</text:p>
          </table:table-cell>
          <table:table-cell office:value-type="float" office:value="1003" calcext:value-type="float">
            <text:p>1003</text:p>
          </table:table-cell>
          <table:table-cell office:value-type="float" office:value="1067" calcext:value-type="float">
            <text:p>1067</text:p>
          </table:table-cell>
          <table:table-cell office:value-type="float" office:value="2400" calcext:value-type="float">
            <text:p>2400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string" calcext:value-type="string">
            <text:p>exp5_2.fastq</text:p>
          </table:table-cell>
          <table:table-cell table:formula="of:=[.B15]/[.$F15]" office:value-type="float" office:value="0.27591089632739" calcext:value-type="float">
            <text:p>0.2759108963</text:p>
          </table:table-cell>
          <table:table-cell table:formula="of:=[.C15]/[.$F15]" office:value-type="float" office:value="0.117529387896293" calcext:value-type="float">
            <text:p>0.1175293879</text:p>
          </table:table-cell>
          <table:table-cell table:formula="of:=[.D15]/[.$F15]" office:value-type="float" office:value="0.135018834081726" calcext:value-type="float">
            <text:p>0.1350188341</text:p>
          </table:table-cell>
          <table:table-cell table:formula="of:=[.E15]/[.$F15]" office:value-type="float" office:value="0.471540881694591" calcext:value-type="float">
            <text:p>0.4715408817</text:p>
          </table:table-cell>
          <table:table-cell table:number-columns-repeated="2"/>
          <table:table-cell office:value-type="string" calcext:value-type="string">
            <text:p>_exp_up</text:p>
          </table:table-cell>
          <table:table-cell table:formula="of:=[.Q3]/[.$U3]" office:value-type="float" office:value="0.210850111856823" calcext:value-type="float">
            <text:p>0.2108501119</text:p>
          </table:table-cell>
          <table:table-cell table:formula="of:=[.R3]/[.$U3]" office:value-type="float" office:value="0.139821029082774" calcext:value-type="float">
            <text:p>0.1398210291</text:p>
          </table:table-cell>
          <table:table-cell table:formula="of:=[.S3]/[.$U3]" office:value-type="float" office:value="0.143176733780761" calcext:value-type="float">
            <text:p>0.1431767338</text:p>
          </table:table-cell>
          <table:table-cell table:formula="of:=[.T3]/[.$U3]" office:value-type="float" office:value="0.506152125279642" calcext:value-type="float">
            <text:p>0.5061521253</text:p>
          </table:table-cell>
          <table:table-cell table:number-columns-repeated="3"/>
          <table:table-cell office:value-type="string" calcext:value-type="string">
            <text:p>_exp_up</text:p>
          </table:table-cell>
          <table:table-cell office:value-type="float" office:value="377" calcext:value-type="float">
            <text:p>37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905" calcext:value-type="float">
            <text:p>905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exp5_3.fastq</text:p>
          </table:table-cell>
          <table:table-cell table:formula="of:=[.B16]/[.$F16]" office:value-type="float" office:value="0.238962583196895" calcext:value-type="float">
            <text:p>0.2389625832</text:p>
          </table:table-cell>
          <table:table-cell table:formula="of:=[.C16]/[.$F16]" office:value-type="float" office:value="0.120055120790048" calcext:value-type="float">
            <text:p>0.1200551208</text:p>
          </table:table-cell>
          <table:table-cell table:formula="of:=[.D16]/[.$F16]" office:value-type="float" office:value="0.162572736276579" calcext:value-type="float">
            <text:p>0.1625727363</text:p>
          </table:table-cell>
          <table:table-cell table:formula="of:=[.E16]/[.$F16]" office:value-type="float" office:value="0.478409559736477" calcext:value-type="float">
            <text:p>0.4784095597</text:p>
          </table:table-cell>
          <table:table-cell table:number-columns-repeated="2"/>
          <table:table-cell office:value-type="string" calcext:value-type="string">
            <text:p>_rbp_down</text:p>
          </table:table-cell>
          <table:table-cell table:formula="of:=[.Q4]/[.$U4]" office:value-type="float" office:value="0.256329438294383" calcext:value-type="float">
            <text:p>0.2563294383</text:p>
          </table:table-cell>
          <table:table-cell table:formula="of:=[.R4]/[.$U4]" office:value-type="float" office:value="0.166128536285363" calcext:value-type="float">
            <text:p>0.1661285363</text:p>
          </table:table-cell>
          <table:table-cell table:formula="of:=[.S4]/[.$U4]" office:value-type="float" office:value="0.174046740467405" calcext:value-type="float">
            <text:p>0.1740467405</text:p>
          </table:table-cell>
          <table:table-cell table:formula="of:=[.T4]/[.$U4]" office:value-type="float" office:value="0.40349528495285" calcext:value-type="float">
            <text:p>0.403495285</text:p>
          </table:table-cell>
          <table:table-cell table:number-columns-repeated="3"/>
          <table:table-cell office:value-type="string" calcext:value-type="string">
            <text:p>_rbp_down</text:p>
          </table:table-cell>
          <table:table-cell office:value-type="float" office:value="10003" calcext:value-type="float">
            <text:p>10003</text:p>
          </table:table-cell>
          <table:table-cell office:value-type="float" office:value="6483" calcext:value-type="float">
            <text:p>6483</text:p>
          </table:table-cell>
          <table:table-cell office:value-type="float" office:value="6792" calcext:value-type="float">
            <text:p>6792</text:p>
          </table:table-cell>
          <table:table-cell office:value-type="float" office:value="15746" calcext:value-type="float">
            <text:p>15746</text:p>
          </table:table-cell>
          <table:table-cell office:value-type="float" office:value="39024" calcext:value-type="float">
            <text:p>39024</text:p>
          </table:table-cell>
        </table:table-row>
        <table:table-row table:style-name="ro1">
          <table:table-cell office:value-type="string" calcext:value-type="string">
            <text:p>rbp35_1.fastq</text:p>
          </table:table-cell>
          <table:table-cell table:formula="of:=[.B17]/[.$F17]" office:value-type="float" office:value="0.220742984342569" calcext:value-type="float">
            <text:p>0.2207429843</text:p>
          </table:table-cell>
          <table:table-cell table:formula="of:=[.C17]/[.$F17]" office:value-type="float" office:value="0.129943212615844" calcext:value-type="float">
            <text:p>0.1299432126</text:p>
          </table:table-cell>
          <table:table-cell table:formula="of:=[.D17]/[.$F17]" office:value-type="float" office:value="0.17686854676297" calcext:value-type="float">
            <text:p>0.1768685468</text:p>
          </table:table-cell>
          <table:table-cell table:formula="of:=[.E17]/[.$F17]" office:value-type="float" office:value="0.472445256278617" calcext:value-type="float">
            <text:p>0.4724452563</text:p>
          </table:table-cell>
          <table:table-cell table:number-columns-repeated="2"/>
          <table:table-cell office:value-type="string" calcext:value-type="string">
            <text:p>_rbp_up</text:p>
          </table:table-cell>
          <table:table-cell table:formula="of:=[.Q5]/[.$U5]" office:value-type="float" office:value="0.0879975363769343" calcext:value-type="float">
            <text:p>0.0879975364</text:p>
          </table:table-cell>
          <table:table-cell table:formula="of:=[.R5]/[.$U5]" office:value-type="float" office:value="0.0552005543151898" calcext:value-type="float">
            <text:p>0.0552005543</text:p>
          </table:table-cell>
          <table:table-cell table:formula="of:=[.S5]/[.$U5]" office:value-type="float" office:value="0.0431134036492417" calcext:value-type="float">
            <text:p>0.0431134036</text:p>
          </table:table-cell>
          <table:table-cell table:formula="of:=[.T5]/[.$U5]" office:value-type="float" office:value="0.813688505658634" calcext:value-type="float">
            <text:p>0.8136885057</text:p>
          </table:table-cell>
          <table:table-cell table:number-columns-repeated="3"/>
          <table:table-cell office:value-type="string" calcext:value-type="string">
            <text:p>_rbp_up</text:p>
          </table:table-cell>
          <table:table-cell office:value-type="float" office:value="1143" calcext:value-type="float">
            <text:p>1143</text:p>
          </table:table-cell>
          <table:table-cell office:value-type="float" office:value="717" calcext:value-type="float">
            <text:p>717</text:p>
          </table:table-cell>
          <table:table-cell office:value-type="float" office:value="560" calcext:value-type="float">
            <text:p>560</text:p>
          </table:table-cell>
          <table:table-cell office:value-type="float" office:value="10569" calcext:value-type="float">
            <text:p>10569</text:p>
          </table:table-cell>
          <table:table-cell office:value-type="float" office:value="12989" calcext:value-type="float">
            <text:p>12989</text:p>
          </table:table-cell>
        </table:table-row>
        <table:table-row table:style-name="ro1">
          <table:table-cell office:value-type="string" calcext:value-type="string">
            <text:p>rbp35_2.fastq</text:p>
          </table:table-cell>
          <table:table-cell table:formula="of:=[.B18]/[.$F18]" office:value-type="float" office:value="0.216208264053213" calcext:value-type="float">
            <text:p>0.2162082641</text:p>
          </table:table-cell>
          <table:table-cell table:formula="of:=[.C18]/[.$F18]" office:value-type="float" office:value="0.109097503058813" calcext:value-type="float">
            <text:p>0.1090975031</text:p>
          </table:table-cell>
          <table:table-cell table:formula="of:=[.D18]/[.$F18]" office:value-type="float" office:value="0.141949196884009" calcext:value-type="float">
            <text:p>0.1419491969</text:p>
          </table:table-cell>
          <table:table-cell table:formula="of:=[.E18]/[.$F18]" office:value-type="float" office:value="0.532745036003965" calcext:value-type="float">
            <text:p>0.532745036</text:p>
          </table:table-cell>
          <table:table-cell/>
          <table:table-cell table:style-name="ce5"/>
          <table:table-cell table:style-name="ce5" office:value-type="string" calcext:value-type="string">
            <text:p>WT</text:p>
          </table:table-cell>
          <table:table-cell office:value-type="float" office:value="0.2581058681959" calcext:value-type="float">
            <text:p>0.2581058682</text:p>
          </table:table-cell>
          <table:table-cell office:value-type="float" office:value="0.126904671503255" calcext:value-type="float">
            <text:p>0.1269046715</text:p>
          </table:table-cell>
          <table:table-cell office:value-type="float" office:value="0.158571418846964" calcext:value-type="float">
            <text:p>0.1585714188</text:p>
          </table:table-cell>
          <table:table-cell office:value-type="float" office:value="0.456418041453881" calcext:value-type="float">
            <text:p>0.4564180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p35_3.fastq</text:p>
          </table:table-cell>
          <table:table-cell table:formula="of:=[.B19]/[.$F19]" office:value-type="float" office:value="0.186196779517608" calcext:value-type="float">
            <text:p>0.1861967795</text:p>
          </table:table-cell>
          <table:table-cell table:formula="of:=[.C19]/[.$F19]" office:value-type="float" office:value="0.0955734674598754" calcext:value-type="float">
            <text:p>0.0955734675</text:p>
          </table:table-cell>
          <table:table-cell table:formula="of:=[.D19]/[.$F19]" office:value-type="float" office:value="0.107500787217558" calcext:value-type="float">
            <text:p>0.1075007872</text:p>
          </table:table-cell>
          <table:table-cell table:formula="of:=[.E19]/[.$F19]" office:value-type="float" office:value="0.610728965804959" calcext:value-type="float">
            <text:p>0.6107289658</text:p>
          </table:table-cell>
          <table:table-cell/>
          <table:table-cell table:style-name="ce5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WT_1.fastq</text:p>
          </table:table-cell>
          <table:table-cell table:formula="of:=[.B20]/[.$F20]" office:value-type="float" office:value="0.2581058681959" calcext:value-type="float">
            <text:p>0.2581058682</text:p>
          </table:table-cell>
          <table:table-cell table:formula="of:=[.C20]/[.$F20]" office:value-type="float" office:value="0.126904671503255" calcext:value-type="float">
            <text:p>0.1269046715</text:p>
          </table:table-cell>
          <table:table-cell table:formula="of:=[.D20]/[.$F20]" office:value-type="float" office:value="0.158571418846964" calcext:value-type="float">
            <text:p>0.1585714188</text:p>
          </table:table-cell>
          <table:table-cell table:formula="of:=[.E20]/[.$F20]" office:value-type="float" office:value="0.456418041453881" calcext:value-type="float">
            <text:p>0.4564180415</text:p>
          </table:table-cell>
          <table:table-cell/>
          <table:table-cell table:style-name="ce5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WT_2.fastq</text:p>
          </table:table-cell>
          <table:table-cell table:formula="of:=[.B21]/[.$F21]" office:value-type="float" office:value="0.245111265085153" calcext:value-type="float">
            <text:p>0.2451112651</text:p>
          </table:table-cell>
          <table:table-cell table:formula="of:=[.C21]/[.$F21]" office:value-type="float" office:value="0.122610206793014" calcext:value-type="float">
            <text:p>0.1226102068</text:p>
          </table:table-cell>
          <table:table-cell table:formula="of:=[.D21]/[.$F21]" office:value-type="float" office:value="0.139521384685816" calcext:value-type="float">
            <text:p>0.1395213847</text:p>
          </table:table-cell>
          <table:table-cell table:formula="of:=[.E21]/[.$F21]" office:value-type="float" office:value="0.492757143436017" calcext:value-type="float">
            <text:p>0.4927571434</text:p>
          </table:table-cell>
          <table:table-cell/>
          <table:table-cell table:style-name="ce5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WT_3.fastq</text:p>
          </table:table-cell>
          <table:table-cell table:formula="of:=[.B22]/[.$F22]" office:value-type="float" office:value="0.247961631628185" calcext:value-type="float">
            <text:p>0.2479616316</text:p>
          </table:table-cell>
          <table:table-cell table:formula="of:=[.C22]/[.$F22]" office:value-type="float" office:value="0.118825114470614" calcext:value-type="float">
            <text:p>0.1188251145</text:p>
          </table:table-cell>
          <table:table-cell table:formula="of:=[.D22]/[.$F22]" office:value-type="float" office:value="0.143824657873393" calcext:value-type="float">
            <text:p>0.1438246579</text:p>
          </table:table-cell>
          <table:table-cell table:formula="of:=[.E22]/[.$F22]" office:value-type="float" office:value="0.489388596027807" calcext:value-type="float">
            <text:p>0.489388596</text:p>
          </table:table-cell>
          <table:table-cell/>
          <table:table-cell table:style-name="ce5" table:number-columns-repeated="4"/>
          <table:table-cell table:number-columns-repeated="11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5_1.fastq</text:p>
          </table:table-cell>
          <table:table-cell office:value-type="float" office:value="5653297" calcext:value-type="float">
            <text:p>5653297</text:p>
          </table:table-cell>
          <table:table-cell office:value-type="float" office:value="3018771" calcext:value-type="float">
            <text:p>3018771</text:p>
          </table:table-cell>
          <table:table-cell office:value-type="float" office:value="3287401" calcext:value-type="float">
            <text:p>3287401</text:p>
          </table:table-cell>
          <table:table-cell office:value-type="float" office:value="11703372" calcext:value-type="float">
            <text:p>11703372</text:p>
          </table:table-cell>
          <table:table-cell office:value-type="float" office:value="23662841" calcext:value-type="float">
            <text:p>236628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p5_2.fastq</text:p>
          </table:table-cell>
          <table:table-cell office:value-type="float" office:value="10304423" calcext:value-type="float">
            <text:p>10304423</text:p>
          </table:table-cell>
          <table:table-cell office:value-type="float" office:value="4389361" calcext:value-type="float">
            <text:p>4389361</text:p>
          </table:table-cell>
          <table:table-cell office:value-type="float" office:value="5042538" calcext:value-type="float">
            <text:p>5042538</text:p>
          </table:table-cell>
          <table:table-cell office:value-type="float" office:value="17610601" calcext:value-type="float">
            <text:p>17610601</text:p>
          </table:table-cell>
          <table:table-cell office:value-type="float" office:value="37346923" calcext:value-type="float">
            <text:p>373469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p5_3.fastq</text:p>
          </table:table-cell>
          <table:table-cell office:value-type="float" office:value="2937741" calcext:value-type="float">
            <text:p>2937741</text:p>
          </table:table-cell>
          <table:table-cell office:value-type="float" office:value="1475925" calcext:value-type="float">
            <text:p>1475925</text:p>
          </table:table-cell>
          <table:table-cell office:value-type="float" office:value="1998625" calcext:value-type="float">
            <text:p>1998625</text:p>
          </table:table-cell>
          <table:table-cell office:value-type="float" office:value="5881437" calcext:value-type="float">
            <text:p>5881437</text:p>
          </table:table-cell>
          <table:table-cell office:value-type="float" office:value="12293728" calcext:value-type="float">
            <text:p>12293728</text:p>
          </table:table-cell>
          <table:table-cell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rbp35_1.fastq</text:p>
          </table:table-cell>
          <table:table-cell office:value-type="float" office:value="1602919" calcext:value-type="float">
            <text:p>1602919</text:p>
          </table:table-cell>
          <table:table-cell office:value-type="float" office:value="943579" calcext:value-type="float">
            <text:p>943579</text:p>
          </table:table-cell>
          <table:table-cell office:value-type="float" office:value="1284326" calcext:value-type="float">
            <text:p>1284326</text:p>
          </table:table-cell>
          <table:table-cell office:value-type="float" office:value="3430648" calcext:value-type="float">
            <text:p>3430648</text:p>
          </table:table-cell>
          <table:table-cell office:value-type="float" office:value="7261472" calcext:value-type="float">
            <text:p>7261472</text:p>
          </table:table-cell>
          <table:table-cell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rbp35_2.fastq</text:p>
          </table:table-cell>
          <table:table-cell office:value-type="float" office:value="4782991" calcext:value-type="float">
            <text:p>4782991</text:p>
          </table:table-cell>
          <table:table-cell office:value-type="float" office:value="2413471" calcext:value-type="float">
            <text:p>2413471</text:p>
          </table:table-cell>
          <table:table-cell office:value-type="float" office:value="3140221" calcext:value-type="float">
            <text:p>3140221</text:p>
          </table:table-cell>
          <table:table-cell office:value-type="float" office:value="11785464" calcext:value-type="float">
            <text:p>11785464</text:p>
          </table:table-cell>
          <table:table-cell office:value-type="float" office:value="22122147" calcext:value-type="float">
            <text:p>22122147</text:p>
          </table:table-cell>
          <table:table-cell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rbp35_3.fastq</text:p>
          </table:table-cell>
          <table:table-cell table:style-name="ce4" office:value-type="float" office:value="3967710" calcext:value-type="float">
            <text:p>3967710</text:p>
          </table:table-cell>
          <table:table-cell table:style-name="ce4" office:value-type="float" office:value="2036597" calcext:value-type="float">
            <text:p>2036597</text:p>
          </table:table-cell>
          <table:table-cell office:value-type="float" office:value="2290759" calcext:value-type="float">
            <text:p>2290759</text:p>
          </table:table-cell>
          <table:table-cell office:value-type="float" office:value="13014164" calcext:value-type="float">
            <text:p>13014164</text:p>
          </table:table-cell>
          <table:table-cell office:value-type="float" office:value="21309230" calcext:value-type="float">
            <text:p>21309230</text:p>
          </table:table-cell>
          <table:table-cell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WT_1.fastq</text:p>
          </table:table-cell>
          <table:table-cell office:value-type="float" office:value="2730025" calcext:value-type="float">
            <text:p>2730025</text:p>
          </table:table-cell>
          <table:table-cell office:value-type="float" office:value="1342290" calcext:value-type="float">
            <text:p>1342290</text:p>
          </table:table-cell>
          <table:table-cell office:value-type="float" office:value="1677234" calcext:value-type="float">
            <text:p>1677234</text:p>
          </table:table-cell>
          <table:table-cell office:value-type="float" office:value="4827603" calcext:value-type="float">
            <text:p>4827603</text:p>
          </table:table-cell>
          <table:table-cell office:value-type="float" office:value="10577152" calcext:value-type="float">
            <text:p>10577152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WT_2.fastq</text:p>
          </table:table-cell>
          <table:table-cell office:value-type="float" office:value="4264523" calcext:value-type="float">
            <text:p>4264523</text:p>
          </table:table-cell>
          <table:table-cell office:value-type="float" office:value="2133211" calcext:value-type="float">
            <text:p>2133211</text:p>
          </table:table-cell>
          <table:table-cell office:value-type="float" office:value="2427437" calcext:value-type="float">
            <text:p>2427437</text:p>
          </table:table-cell>
          <table:table-cell office:value-type="float" office:value="8573144" calcext:value-type="float">
            <text:p>8573144</text:p>
          </table:table-cell>
          <table:table-cell office:value-type="float" office:value="17398315" calcext:value-type="float">
            <text:p>17398315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WT_3.fastq</text:p>
          </table:table-cell>
          <table:table-cell office:value-type="float" office:value="2932547" calcext:value-type="float">
            <text:p>2932547</text:p>
          </table:table-cell>
          <table:table-cell office:value-type="float" office:value="1405299" calcext:value-type="float">
            <text:p>1405299</text:p>
          </table:table-cell>
          <table:table-cell office:value-type="float" office:value="1700959" calcext:value-type="float">
            <text:p>1700959</text:p>
          </table:table-cell>
          <table:table-cell office:value-type="float" office:value="5787811" calcext:value-type="float">
            <text:p>5787811</text:p>
          </table:table-cell>
          <table:table-cell office:value-type="float" office:value="11826616" calcext:value-type="float">
            <text:p>11826616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10"/>
          <table:table-cell table:style-name="ce4"/>
          <table:table-cell table:number-columns-repeated="10"/>
        </table:table-row>
        <table:table-row table:style-name="ro1" table:number-rows-repeated="10">
          <table:table-cell table:number-columns-repeated="21"/>
        </table:table-row>
        <table:table-row table:style-name="ro1" table:number-rows-repeated="8">
          <table:table-cell table:number-columns-repeated="6"/>
          <table:table-cell table:style-name="ce5" table:number-columns-repeated="4"/>
          <table:table-cell table:number-columns-repeated="11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11"/>
        </table:table-row>
      </table:table>
      <table:table table:name="MF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dapters.A1:adapters.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/>
    </number:number-style>
    <number:percentage-style style:name="N123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3:54:57.833194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5-03-05T14:18:46.189865388</meta:creation-date>
    <dc:date>2015-03-20T16:57:13.522814506</dc:date>
    <dc:creator>marco </dc:creator>
    <meta:editing-duration>P5DT14H38M48S</meta:editing-duration>
    <meta:editing-cycles>113</meta:editing-cycles>
    <meta:generator>LibreOffice/4.2.7.2$Linux_X86_64 LibreOffice_project/420m0$Build-2</meta:generator>
    <meta:document-statistic meta:table-count="5" meta:cell-count="191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703cm" style:legend-expansion="high" chart:style-name="ch2"/>
        <chart:plot-area chart:style-name="ch3" table:cell-range-address="'reads lenght'.A1:'reads lenght'.D25" chart:data-source-has-labels="both" svg:x="0.32cm" svg:y="0.18cm" svg:width="12.905cm" svg:height="8.64cm">
          <chartooo:coordinate-region svg:x="1.232cm" svg:y="0.379cm" svg:width="11.806cm" svg:height="7.794cm"/>
          <chart:axis chart:dimension="x" chart:name="primary-x" chart:style-name="ch4" chartooo:axis-type="auto">
            <chartooo:date-scale/>
            <chart:categories table:cell-range-address="'reads lenght'.A2:'reads lenght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ads lenght'.B2:'reads lenght'.B25" chart:label-cell-address="'reads lenght'.B1:'reads lenght'.B1" chart:class="chart:line">
            <chart:data-point chart:repeated="24"/>
          </chart:series>
          <chart:series chart:style-name="ch7" chart:values-cell-range-address="'reads lenght'.C2:'reads lenght'.C25" chart:label-cell-address="'reads lenght'.C1:'reads lenght'.C1" chart:class="chart:line">
            <chart:data-point chart:repeated="24"/>
          </chart:series>
          <chart:series chart:style-name="ch8" chart:values-cell-range-address="'reads lenght'.D2:'reads lenght'.D25" chart:label-cell-address="'reads lenght'.D1:'reads lenght'.D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5_1</text:p>
                <draw:g>
                  <svg:desc>'reads lenght'.B1:'reads lenght'.B1</svg:desc>
                </draw:g>
              </table:table-cell>
              <table:table-cell office:value-type="string">
                <text:p>exp5_2</text:p>
                <draw:g>
                  <svg:desc>'reads lenght'.C1:'reads lenght'.C1</svg:desc>
                </draw:g>
              </table:table-cell>
              <table:table-cell office:value-type="string">
                <text:p>exp5_3</text:p>
                <draw:g>
                  <svg:desc>'reads lenght'.D1:'reads lenght'.D1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'reads lenght'.A2:'reads lenght'.A25</svg:desc>
                </draw:g>
              </table:table-cell>
              <table:table-cell office:value-type="float" office:value="0.0506037715420562">
                <text:p>0.0506037715420562</text:p>
                <draw:g>
                  <svg:desc>'reads lenght'.B2:'reads lenght'.B25</svg:desc>
                </draw:g>
              </table:table-cell>
              <table:table-cell office:value-type="float" office:value="0.0375650492009743">
                <text:p>0.0375650492009743</text:p>
                <draw:g>
                  <svg:desc>'reads lenght'.C2:'reads lenght'.C25</svg:desc>
                </draw:g>
              </table:table-cell>
              <table:table-cell office:value-type="float" office:value="0.0795674021745072">
                <text:p>0.0795674021745072</text:p>
                <draw:g>
                  <svg:desc>'reads lenght'.D2:'reads lenght'.D25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69517430303487">
                <text:p>0.169517430303487</text:p>
              </table:table-cell>
              <table:table-cell office:value-type="float" office:value="0.140171788717373">
                <text:p>0.140171788717373</text:p>
              </table:table-cell>
              <table:table-cell office:value-type="float" office:value="0.188500428836558">
                <text:p>0.188500428836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59675585869">
                <text:p>0.2159675585869</text:p>
              </table:table-cell>
              <table:table-cell office:value-type="float" office:value="0.211173621987546">
                <text:p>0.211173621987546</text:p>
              </table:table-cell>
              <table:table-cell office:value-type="float" office:value="0.217336677694512">
                <text:p>0.2173366776945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73962416431738">
                <text:p>0.173962416431738</text:p>
              </table:table-cell>
              <table:table-cell office:value-type="float" office:value="0.193914208139717">
                <text:p>0.193914208139717</text:p>
              </table:table-cell>
              <table:table-cell office:value-type="float" office:value="0.174366880412516">
                <text:p>0.1743668804125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49411222430984">
                <text:p>0.149411222430984</text:p>
              </table:table-cell>
              <table:table-cell office:value-type="float" office:value="0.17262061991024">
                <text:p>0.17262061991024</text:p>
              </table:table-cell>
              <table:table-cell office:value-type="float" office:value="0.140109330546438">
                <text:p>0.14010933054643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15807015734079">
                <text:p>0.115807015734079</text:p>
              </table:table-cell>
              <table:table-cell office:value-type="float" office:value="0.133163152423561">
                <text:p>0.133163152423561</text:p>
              </table:table-cell>
              <table:table-cell office:value-type="float" office:value="0.109172579708938">
                <text:p>0.1091725797089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7204077904255">
                <text:p>0.057204077904255</text:p>
              </table:table-cell>
              <table:table-cell office:value-type="float" office:value="0.0606350354485696">
                <text:p>0.0606350354485696</text:p>
              </table:table-cell>
              <table:table-cell office:value-type="float" office:value="0.052301547585891">
                <text:p>0.05230154758589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90532489315209">
                <text:p>0.0190532489315209</text:p>
              </table:table-cell>
              <table:table-cell office:value-type="float" office:value="0.0186450701708411">
                <text:p>0.0186450701708411</text:p>
              </table:table-cell>
              <table:table-cell office:value-type="float" office:value="0.0243834091660398">
                <text:p>0.024383409166039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895167237103947">
                <text:p>0.00895167237103947</text:p>
              </table:table-cell>
              <table:table-cell office:value-type="float" office:value="0.00829479312124322">
                <text:p>0.00829479312124322</text:p>
              </table:table-cell>
              <table:table-cell office:value-type="float" office:value="0.00852987799957832">
                <text:p>0.0085298779995783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84378710062752">
                <text:p>0.0084378710062752</text:p>
              </table:table-cell>
              <table:table-cell office:value-type="float" office:value="0.00537570391006509">
                <text:p>0.00537570391006509</text:p>
              </table:table-cell>
              <table:table-cell office:value-type="float" office:value="0.00379665143071329">
                <text:p>0.0037966514307132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678020868246547">
                <text:p>0.00678020868246547</text:p>
              </table:table-cell>
              <table:table-cell office:value-type="float" office:value="0.0039322114970489">
                <text:p>0.0039322114970489</text:p>
              </table:table-cell>
              <table:table-cell office:value-type="float" office:value="0.00119150187803081">
                <text:p>0.0011915018780308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779792248952693">
                <text:p>0.00779792248952693</text:p>
              </table:table-cell>
              <table:table-cell office:value-type="float" office:value="0.00381005953288307">
                <text:p>0.00381005953288307</text:p>
              </table:table-cell>
              <table:table-cell office:value-type="float" office:value="0.000318048357666609">
                <text:p>0.000318048357666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578261080315758">
                <text:p>0.00578261080315758</text:p>
              </table:table-cell>
              <table:table-cell office:value-type="float" office:value="0.00298768924015507">
                <text:p>0.00298768924015507</text:p>
              </table:table-cell>
              <table:table-cell office:value-type="float" office:value="0.00016699572334771">
                <text:p>0.0001669957233477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514997332737857">
                <text:p>0.00514997332737857</text:p>
              </table:table-cell>
              <table:table-cell office:value-type="float" office:value="0.00278368314305304">
                <text:p>0.00278368314305304</text:p>
              </table:table-cell>
              <table:table-cell office:value-type="float" office:value="0.0000951704804270926">
                <text:p>0.00009517048042709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518970566552">
                <text:p>0.002518970566552</text:p>
              </table:table-cell>
              <table:table-cell office:value-type="float" office:value="0.0018652139026286">
                <text:p>0.0018652139026286</text:p>
              </table:table-cell>
              <table:table-cell office:value-type="float" office:value="0.0000422166490099667">
                <text:p>0.000042216649009966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157749443526244">
                <text:p>0.00157749443526244</text:p>
              </table:table-cell>
              <table:table-cell office:value-type="float" office:value="0.00159737389878143">
                <text:p>0.00159737389878143</text:p>
              </table:table-cell>
              <table:table-cell office:value-type="float" office:value="0.000039044299662397">
                <text:p>0.00003904429966239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0687491413224642">
                <text:p>0.000687491413224642</text:p>
              </table:table-cell>
              <table:table-cell office:value-type="float" office:value="0.000743033100745676">
                <text:p>0.000743033100745676</text:p>
              </table:table-cell>
              <table:table-cell office:value-type="float" office:value="0.0000199288612860151">
                <text:p>0.000019928861286015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0372820829079653">
                <text:p>0.000372820829079653</text:p>
              </table:table-cell>
              <table:table-cell office:value-type="float" office:value="0.000338608886199273">
                <text:p>0.000338608886199273</text:p>
              </table:table-cell>
              <table:table-cell office:value-type="float" office:value="0.0000165938273565187">
                <text:p>0.000016593827356518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0206145999121576">
                <text:p>0.000206145999121576</text:p>
              </table:table-cell>
              <table:table-cell office:value-type="float" office:value="0.000177310457410374">
                <text:p>0.000177310457410374</text:p>
              </table:table-cell>
              <table:table-cell office:value-type="float" office:value="0.0000100864440794525">
                <text:p>0.00001008644407945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0118117685023535">
                <text:p>0.000118117685023535</text:p>
              </table:table-cell>
              <table:table-cell office:value-type="float" office:value="0.000108308788919505">
                <text:p>0.000108308788919505</text:p>
              </table:table-cell>
              <table:table-cell office:value-type="float" office:value="0.0000109812092800491">
                <text:p>0.00001098120928004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00593757951549436">
                <text:p>0.0000593757951549436</text:p>
              </table:table-cell>
              <table:table-cell office:value-type="float" office:value="0.0000707153304169128">
                <text:p>0.0000707153304169128</text:p>
              </table:table-cell>
              <table:table-cell office:value-type="float" office:value="0.0000110625515710125">
                <text:p>0.000011062551571012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00260323770928436">
                <text:p>0.0000260323770928436</text:p>
              </table:table-cell>
              <table:table-cell office:value-type="float" office:value="0.0000206710469829067">
                <text:p>0.0000206710469829067</text:p>
              </table:table-cell>
              <table:table-cell office:value-type="float" office:value="0.0000090289942969293">
                <text:p>0.00000902899429692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646583392078745">
                <text:p>0.00000646583392078745</text:p>
              </table:table-cell>
              <table:table-cell office:value-type="float" office:value="0.00000597104077355985">
                <text:p>0.00000597104077355985</text:p>
              </table:table-cell>
              <table:table-cell office:value-type="float" office:value="0.00000455516829394631">
                <text:p>0.0000045551682939463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00000845207048468948">
                <text:p>0.0000000845207048468948</text:p>
              </table:table-cell>
              <table:table-cell office:value-type="float" office:value="0.000000107103870377755">
                <text:p>0.0000001071038703777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reads lenght'.A2:'reads lenght'.A25 'reads lenght'.E1:'reads lenght'.G25" chart:data-source-has-labels="both" svg:x="0.32cm" svg:y="0.18cm" svg:width="12.799cm" svg:height="8.64cm">
          <chartooo:coordinate-region svg:x="1.232cm" svg:y="0.38cm" svg:width="11.7cm" svg:height="7.793cm"/>
          <chart:axis chart:dimension="x" chart:name="primary-x" chart:style-name="ch4" chartooo:axis-type="auto">
            <chartooo:date-scale/>
            <chart:categories table:cell-range-address="'reads lenght'.A2:'reads lenght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ads lenght'.E2:'reads lenght'.E25" chart:label-cell-address="'reads lenght'.E1:'reads lenght'.E1" chart:class="chart:line">
            <chart:data-point chart:repeated="24"/>
          </chart:series>
          <chart:series chart:style-name="ch7" chart:values-cell-range-address="'reads lenght'.F2:'reads lenght'.F25" chart:label-cell-address="'reads lenght'.F1:'reads lenght'.F1" chart:class="chart:line">
            <chart:data-point chart:repeated="24"/>
          </chart:series>
          <chart:series chart:style-name="ch8" chart:values-cell-range-address="'reads lenght'.G2:'reads lenght'.G25" chart:label-cell-address="'reads lenght'.G1:'reads lenght'.G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p35_1</text:p>
                <draw:g>
                  <svg:desc>'reads lenght'.E1:'reads lenght'.E1</svg:desc>
                </draw:g>
              </table:table-cell>
              <table:table-cell office:value-type="string">
                <text:p>rbp35_2</text:p>
                <draw:g>
                  <svg:desc>'reads lenght'.F1:'reads lenght'.F1</svg:desc>
                </draw:g>
              </table:table-cell>
              <table:table-cell office:value-type="string">
                <text:p>rbp35_3</text:p>
                <draw:g>
                  <svg:desc>'reads lenght'.G1:'reads lenght'.G1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'reads lenght'.A2:'reads lenght'.A25</svg:desc>
                </draw:g>
              </table:table-cell>
              <table:table-cell office:value-type="float" office:value="0.0956304727195808">
                <text:p>0.0956304727195808</text:p>
                <draw:g>
                  <svg:desc>'reads lenght'.E2:'reads lenght'.E25</svg:desc>
                </draw:g>
              </table:table-cell>
              <table:table-cell office:value-type="float" office:value="0.0845645768469037">
                <text:p>0.0845645768469037</text:p>
                <draw:g>
                  <svg:desc>'reads lenght'.F2:'reads lenght'.F25</svg:desc>
                </draw:g>
              </table:table-cell>
              <table:table-cell office:value-type="float" office:value="0.126572006590571">
                <text:p>0.126572006590571</text:p>
                <draw:g>
                  <svg:desc>'reads lenght'.G2:'reads lenght'.G25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86199299535962">
                <text:p>0.186199299535962</text:p>
              </table:table-cell>
              <table:table-cell office:value-type="float" office:value="0.221935194626453">
                <text:p>0.221935194626453</text:p>
              </table:table-cell>
              <table:table-cell office:value-type="float" office:value="0.292129560758413">
                <text:p>0.292129560758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90180585974855">
                <text:p>0.190180585974855</text:p>
              </table:table-cell>
              <table:table-cell office:value-type="float" office:value="0.234593369260226">
                <text:p>0.234593369260226</text:p>
              </table:table-cell>
              <table:table-cell office:value-type="float" office:value="0.270949302250715">
                <text:p>0.2709493022507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28335411883431">
                <text:p>0.128335411883431</text:p>
              </table:table-cell>
              <table:table-cell office:value-type="float" office:value="0.1373202610036">
                <text:p>0.1373202610036</text:p>
              </table:table-cell>
              <table:table-cell office:value-type="float" office:value="0.125428980774998">
                <text:p>0.12542898077499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984026379224488">
                <text:p>0.0984026379224488</text:p>
              </table:table-cell>
              <table:table-cell office:value-type="float" office:value="0.0991133455536662">
                <text:p>0.0991133455536662</text:p>
              </table:table-cell>
              <table:table-cell office:value-type="float" office:value="0.0784263908175002">
                <text:p>0.0784263908175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979119660586724">
                <text:p>0.0979119660586724</text:p>
              </table:table-cell>
              <table:table-cell office:value-type="float" office:value="0.074382292098502">
                <text:p>0.074382292098502</text:p>
              </table:table-cell>
              <table:table-cell office:value-type="float" office:value="0.0544560268015315">
                <text:p>0.05445602680153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0778723652725">
                <text:p>0.060778723652725</text:p>
              </table:table-cell>
              <table:table-cell office:value-type="float" office:value="0.0385699001096051">
                <text:p>0.0385699001096051</text:p>
              </table:table-cell>
              <table:table-cell office:value-type="float" office:value="0.0265143320523548">
                <text:p>0.02651433205235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493212670929531">
                <text:p>0.0493212670929531</text:p>
              </table:table-cell>
              <table:table-cell office:value-type="float" office:value="0.014918353087519">
                <text:p>0.014918353087519</text:p>
              </table:table-cell>
              <table:table-cell office:value-type="float" office:value="0.0124427302159674">
                <text:p>0.012442730215967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8792647000498">
                <text:p>0.028792647000498</text:p>
              </table:table-cell>
              <table:table-cell office:value-type="float" office:value="0.00866543378452372">
                <text:p>0.00866543378452372</text:p>
              </table:table-cell>
              <table:table-cell office:value-type="float" office:value="0.00571738162289299">
                <text:p>0.00571738162289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266459748106169">
                <text:p>0.0266459748106169</text:p>
              </table:table-cell>
              <table:table-cell office:value-type="float" office:value="0.00925005154336964">
                <text:p>0.00925005154336964</text:p>
              </table:table-cell>
              <table:table-cell office:value-type="float" office:value="0.00355686244880739">
                <text:p>0.003556862448807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19254085122135">
                <text:p>0.019254085122135</text:p>
              </table:table-cell>
              <table:table-cell office:value-type="float" office:value="0.00791216150945928">
                <text:p>0.00791216150945928</text:p>
              </table:table-cell>
              <table:table-cell office:value-type="float" office:value="0.00166650789352783">
                <text:p>0.0016665078935278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104743225615963">
                <text:p>0.0104743225615963</text:p>
              </table:table-cell>
              <table:table-cell office:value-type="float" office:value="0.0099517465461196">
                <text:p>0.0099517465461196</text:p>
              </table:table-cell>
              <table:table-cell office:value-type="float" office:value="0.00102570576224481">
                <text:p>0.001025705762244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25092873731387">
                <text:p>0.00425092873731387</text:p>
              </table:table-cell>
              <table:table-cell office:value-type="float" office:value="0.00763940317366122">
                <text:p>0.00763940317366122</text:p>
              </table:table-cell>
              <table:table-cell office:value-type="float" office:value="0.000428077410586868">
                <text:p>0.00042807741058686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19578674957364">
                <text:p>0.0019578674957364</text:p>
              </table:table-cell>
              <table:table-cell office:value-type="float" office:value="0.00987367998232721">
                <text:p>0.00987367998232721</text:p>
              </table:table-cell>
              <table:table-cell office:value-type="float" office:value="0.000284383809269504">
                <text:p>0.0002843838092695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714731117878028">
                <text:p>0.000714731117878028</text:p>
              </table:table-cell>
              <table:table-cell office:value-type="float" office:value="0.0122782386356984">
                <text:p>0.0122782386356984</text:p>
              </table:table-cell>
              <table:table-cell office:value-type="float" office:value="0.000135575053626996">
                <text:p>0.00013557505362699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0567102648058135">
                <text:p>0.000567102648058135</text:p>
              </table:table-cell>
              <table:table-cell office:value-type="float" office:value="0.0134005980522596">
                <text:p>0.0134005980522596</text:p>
              </table:table-cell>
              <table:table-cell office:value-type="float" office:value="0.000110140066065268">
                <text:p>0.00011014006606526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0234663164713711">
                <text:p>0.000234663164713711</text:p>
              </table:table-cell>
              <table:table-cell office:value-type="float" office:value="0.00601284314763843">
                <text:p>0.00601284314763843</text:p>
              </table:table-cell>
              <table:table-cell office:value-type="float" office:value="0.0000473973015449174">
                <text:p>0.000047397301544917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0131653747339382">
                <text:p>0.000131653747339382</text:p>
              </table:table-cell>
              <table:table-cell office:value-type="float" office:value="0.00483221633053971">
                <text:p>0.00483221633053971</text:p>
              </table:table-cell>
              <table:table-cell office:value-type="float" office:value="0.0000315356303348361">
                <text:p>0.000031535630334836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00811130305260421">
                <text:p>0.0000811130305260421</text:p>
              </table:table-cell>
              <table:table-cell office:value-type="float" office:value="0.00266393673272309">
                <text:p>0.00266393673272309</text:p>
              </table:table-cell>
              <table:table-cell office:value-type="float" office:value="0.000020836041471231">
                <text:p>0.0000208360414712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00572886599301078">
                <text:p>0.0000572886599301078</text:p>
              </table:table-cell>
              <table:table-cell office:value-type="float" office:value="0.00134711156200164">
                <text:p>0.00134711156200164</text:p>
              </table:table-cell>
              <table:table-cell office:value-type="float" office:value="0.0000204136892792466">
                <text:p>0.000020413689279246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00377333962039653">
                <text:p>0.0000377333962039653</text:p>
              </table:table-cell>
              <table:table-cell office:value-type="float" office:value="0.000647767144843581">
                <text:p>0.000647767144843581</text:p>
              </table:table-cell>
              <table:table-cell office:value-type="float" office:value="0.0000190058486392986">
                <text:p>0.000019005848639298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0027267198716734">
                <text:p>0.000027267198716734</text:p>
              </table:table-cell>
              <table:table-cell office:value-type="float" office:value="0.00011635398679884">
                <text:p>0.00011635398679884</text:p>
              </table:table-cell>
              <table:table-cell office:value-type="float" office:value="0.0000111219410555895">
                <text:p>0.00001112194105558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19810418603831">
                <text:p>0.0000119810418603831</text:p>
              </table:table-cell>
              <table:table-cell office:value-type="float" office:value="0.0000111652815615049">
                <text:p>0.0000111652815615049</text:p>
              </table:table-cell>
              <table:table-cell office:value-type="float" office:value="0.00000567829058112377">
                <text:p>0.0000056782905811237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000027542624966398">
                <text:p>0.00000027542624966398</text:p>
              </table:table-cell>
              <table:table-cell office:value-type="float" office:value="0">
                <text:p>0</text:p>
              </table:table-cell>
              <table:table-cell office:value-type="float" office:value="0.0000000469280213316014">
                <text:p>0.0000000469280213316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56cm" svg:y="3.703cm" style:legend-expansion="high" chart:style-name="ch2"/>
        <chart:plot-area chart:style-name="ch3" table:cell-range-address="'reads lenght'.A2:'reads lenght'.A25 'reads lenght'.H1:'reads lenght'.J25" chart:data-source-has-labels="both" svg:x="0.32cm" svg:y="0.18cm" svg:width="13.116cm" svg:height="8.64cm">
          <chartooo:coordinate-region svg:x="1.232cm" svg:y="0.379cm" svg:width="12.017cm" svg:height="7.794cm"/>
          <chart:axis chart:dimension="x" chart:name="primary-x" chart:style-name="ch4" chartooo:axis-type="auto">
            <chartooo:date-scale/>
            <chart:categories table:cell-range-address="'reads lenght'.A2:'reads lenght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ads lenght'.H2:'reads lenght'.H25" chart:label-cell-address="'reads lenght'.H1:'reads lenght'.H1" chart:class="chart:line">
            <chart:data-point chart:repeated="24"/>
          </chart:series>
          <chart:series chart:style-name="ch7" chart:values-cell-range-address="'reads lenght'.I2:'reads lenght'.I25" chart:label-cell-address="'reads lenght'.I1:'reads lenght'.I1" chart:class="chart:line">
            <chart:data-point chart:repeated="24"/>
          </chart:series>
          <chart:series chart:style-name="ch8" chart:values-cell-range-address="'reads lenght'.J2:'reads lenght'.J25" chart:label-cell-address="'reads lenght'.J1:'reads lenght'.J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_1</text:p>
                <draw:g>
                  <svg:desc>'reads lenght'.H1:'reads lenght'.H1</svg:desc>
                </draw:g>
              </table:table-cell>
              <table:table-cell office:value-type="string">
                <text:p>WT_2</text:p>
                <draw:g>
                  <svg:desc>'reads lenght'.I1:'reads lenght'.I1</svg:desc>
                </draw:g>
              </table:table-cell>
              <table:table-cell office:value-type="string">
                <text:p>WT_3</text:p>
                <draw:g>
                  <svg:desc>'reads lenght'.J1:'reads lenght'.J1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'reads lenght'.A2:'reads lenght'.A25</svg:desc>
                </draw:g>
              </table:table-cell>
              <table:table-cell office:value-type="float" office:value="0.0649131259529976">
                <text:p>0.0649131259529976</text:p>
                <draw:g>
                  <svg:desc>'reads lenght'.H2:'reads lenght'.H25</svg:desc>
                </draw:g>
              </table:table-cell>
              <table:table-cell office:value-type="float" office:value="0.0727458377434826">
                <text:p>0.0727458377434826</text:p>
                <draw:g>
                  <svg:desc>'reads lenght'.I2:'reads lenght'.I25</svg:desc>
                </draw:g>
              </table:table-cell>
              <table:table-cell office:value-type="float" office:value="0.0724115841758961">
                <text:p>0.0724115841758961</text:p>
                <draw:g>
                  <svg:desc>'reads lenght'.J2:'reads lenght'.J25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58843987493042">
                <text:p>0.158843987493042</text:p>
              </table:table-cell>
              <table:table-cell office:value-type="float" office:value="0.188211214706712">
                <text:p>0.188211214706712</text:p>
              </table:table-cell>
              <table:table-cell office:value-type="float" office:value="0.186706915993552">
                <text:p>0.1867069159935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98856837833095">
                <text:p>0.198856837833095</text:p>
              </table:table-cell>
              <table:table-cell office:value-type="float" office:value="0.217053605478462">
                <text:p>0.217053605478462</text:p>
              </table:table-cell>
              <table:table-cell office:value-type="float" office:value="0.221336855783599">
                <text:p>0.2213368557835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72729199693831">
                <text:p>0.172729199693831</text:p>
              </table:table-cell>
              <table:table-cell office:value-type="float" office:value="0.166465430704065">
                <text:p>0.166465430704065</text:p>
              </table:table-cell>
              <table:table-cell office:value-type="float" office:value="0.177714571945179">
                <text:p>0.1777145719451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49223155722826">
                <text:p>0.149223155722826</text:p>
              </table:table-cell>
              <table:table-cell office:value-type="float" office:value="0.140946810079022">
                <text:p>0.140946810079022</text:p>
              </table:table-cell>
              <table:table-cell office:value-type="float" office:value="0.145785573827712">
                <text:p>0.1457855738277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24249987142096">
                <text:p>0.124249987142096</text:p>
              </table:table-cell>
              <table:table-cell office:value-type="float" office:value="0.111814965989523">
                <text:p>0.111814965989523</text:p>
              </table:table-cell>
              <table:table-cell office:value-type="float" office:value="0.110451713321883">
                <text:p>0.1104517133218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20158432061863">
                <text:p>0.0620158432061863</text:p>
              </table:table-cell>
              <table:table-cell office:value-type="float" office:value="0.0531199141985876">
                <text:p>0.0531199141985876</text:p>
              </table:table-cell>
              <table:table-cell office:value-type="float" office:value="0.0507323481205444">
                <text:p>0.05073234812054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303095767178159">
                <text:p>0.0303095767178159</text:p>
              </table:table-cell>
              <table:table-cell office:value-type="float" office:value="0.0188233745624217">
                <text:p>0.0188233745624217</text:p>
              </table:table-cell>
              <table:table-cell office:value-type="float" office:value="0.018712284223991">
                <text:p>0.01871228422399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137622112266137">
                <text:p>0.0137622112266137</text:p>
              </table:table-cell>
              <table:table-cell office:value-type="float" office:value="0.00973674749537527">
                <text:p>0.00973674749537527</text:p>
              </table:table-cell>
              <table:table-cell office:value-type="float" office:value="0.00734352075014527">
                <text:p>0.0073435207501452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111769217271341">
                <text:p>0.0111769217271341</text:p>
              </table:table-cell>
              <table:table-cell office:value-type="float" office:value="0.00778788060797842">
                <text:p>0.00778788060797842</text:p>
              </table:table-cell>
              <table:table-cell office:value-type="float" office:value="0.00428744790563928">
                <text:p>0.0042874479056392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76532889004526">
                <text:p>0.0076532889004526</text:p>
              </table:table-cell>
              <table:table-cell office:value-type="float" office:value="0.00551616636438644">
                <text:p>0.00551616636438644</text:p>
              </table:table-cell>
              <table:table-cell office:value-type="float" office:value="0.00193436567146511">
                <text:p>0.0019343656714651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345168529297868">
                <text:p>0.00345168529297868</text:p>
              </table:table-cell>
              <table:table-cell office:value-type="float" office:value="0.00424184755822619">
                <text:p>0.00424184755822619</text:p>
              </table:table-cell>
              <table:table-cell office:value-type="float" office:value="0.000941520380808847">
                <text:p>0.0009415203808088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159050375753322">
                <text:p>0.00159050375753322</text:p>
              </table:table-cell>
              <table:table-cell office:value-type="float" office:value="0.00171608572439343">
                <text:p>0.00171608572439343</text:p>
              </table:table-cell>
              <table:table-cell office:value-type="float" office:value="0.000445013180439781">
                <text:p>0.00044501318043978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0583994632959799">
                <text:p>0.000583994632959799</text:p>
              </table:table-cell>
              <table:table-cell office:value-type="float" office:value="0.000896581076960614">
                <text:p>0.000896581076960614</text:p>
              </table:table-cell>
              <table:table-cell office:value-type="float" office:value="0.000345069122054863">
                <text:p>0.0003450691220548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241747494977854">
                <text:p>0.000241747494977854</text:p>
              </table:table-cell>
              <table:table-cell office:value-type="float" office:value="0.000336239457671619">
                <text:p>0.000336239457671619</text:p>
              </table:table-cell>
              <table:table-cell office:value-type="float" office:value="0.000227622170196445">
                <text:p>0.00022762217019644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0174243501464288">
                <text:p>0.000174243501464288</text:p>
              </table:table-cell>
              <table:table-cell office:value-type="float" office:value="0.000255197126848203">
                <text:p>0.000255197126848203</text:p>
              </table:table-cell>
              <table:table-cell office:value-type="float" office:value="0.000254003342968098">
                <text:p>0.00025400334296809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00713802732531403">
                <text:p>0.0000713802732531403</text:p>
              </table:table-cell>
              <table:table-cell office:value-type="float" office:value="0.000111562527750532">
                <text:p>0.000111562527750532</text:p>
              </table:table-cell>
              <table:table-cell office:value-type="float" office:value="0.000117108731694679">
                <text:p>0.00011710873169467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00457590096086357">
                <text:p>0.0000457590096086357</text:p>
              </table:table-cell>
              <table:table-cell office:value-type="float" office:value="0.0000797778405552492">
                <text:p>0.0000797778405552492</text:p>
              </table:table-cell>
              <table:table-cell office:value-type="float" office:value="0.0000769450872506556">
                <text:p>0.000076945087250655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00358319517389936">
                <text:p>0.0000358319517389936</text:p>
              </table:table-cell>
              <table:table-cell office:value-type="float" office:value="0.0000486828753244208">
                <text:p>0.0000486828753244208</text:p>
              </table:table-cell>
              <table:table-cell office:value-type="float" office:value="0.0000565673223853721">
                <text:p>0.000056567322385372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00275121318101508">
                <text:p>0.0000275121318101508</text:p>
              </table:table-cell>
              <table:table-cell office:value-type="float" office:value="0.0000406935959028216">
                <text:p>0.0000406935959028216</text:p>
              </table:table-cell>
              <table:table-cell office:value-type="float" office:value="0.00004751993300535">
                <text:p>0.0000475199330053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0020137745964131">
                <text:p>0.000020137745964131</text:p>
              </table:table-cell>
              <table:table-cell office:value-type="float" office:value="0.000031784687195283">
                <text:p>0.000031784687195283</text:p>
              </table:table-cell>
              <table:table-cell office:value-type="float" office:value="0.0000483654834146978">
                <text:p>0.000048365483414697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00137087942009342">
                <text:p>0.0000137087942009342</text:p>
              </table:table-cell>
              <table:table-cell office:value-type="float" office:value="0.000013507055137236">
                <text:p>0.000013507055137236</text:p>
              </table:table-cell>
              <table:table-cell office:value-type="float" office:value="0.0000172492283506964">
                <text:p>0.00001724922835069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91707106033836">
                <text:p>0.0000091707106033836</text:p>
              </table:table-cell>
              <table:table-cell office:value-type="float" office:value="0.00000603506718897778">
                <text:p>0.00000603506718897778</text:p>
              </table:table-cell>
              <table:table-cell office:value-type="float" office:value="0.00000574974278356548">
                <text:p>0.0000057497427835654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000018908681656461">
                <text:p>0.00000018908681656461</text:p>
              </table:table-cell>
              <table:table-cell office:value-type="float" office:value="0.000000057476830371217">
                <text:p>0.000000057476830371217</text:p>
              </table:table-cell>
              <table:table-cell office:value-type="float" office:value="0.0000000845550409347864">
                <text:p>0.00000008455504093478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703cm" style:legend-expansion="high" chart:style-name="ch2"/>
        <chart:plot-area chart:style-name="ch3" table:cell-range-address="adapters.A1:adapters.D47" chart:data-source-has-labels="both" svg:x="0.32cm" svg:y="0.18cm" svg:width="12.905cm" svg:height="8.64cm">
          <chartooo:coordinate-region svg:x="1.232cm" svg:y="0.379cm" svg:width="11.806cm" svg:height="7.396cm"/>
          <chart:axis chart:dimension="x" chart:name="primary-x" chart:style-name="ch4" chartooo:axis-type="auto">
            <chartooo:date-scale/>
            <chart:categories table:cell-range-address="adapters.A2:adapters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dapters.B2:adapters.B47" chart:label-cell-address="adapters.B1:adapters.B1" chart:class="chart:line">
            <chart:data-point chart:repeated="46"/>
          </chart:series>
          <chart:series chart:style-name="ch8" chart:values-cell-range-address="adapters.C2:adapters.C47" chart:label-cell-address="adapters.C1:adapters.C1" chart:class="chart:line">
            <chart:data-point chart:repeated="46"/>
          </chart:series>
          <chart:series chart:style-name="ch9" chart:values-cell-range-address="adapters.D2:adapters.D47" chart:label-cell-address="adapters.D1:adapters.D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5_1</text:p>
                <draw:g>
                  <svg:desc>adapters.B1:adapters.B1</svg:desc>
                </draw:g>
              </table:table-cell>
              <table:table-cell office:value-type="string">
                <text:p>exp5_2</text:p>
                <draw:g>
                  <svg:desc>adapters.C1:adapters.C1</svg:desc>
                </draw:g>
              </table:table-cell>
              <table:table-cell office:value-type="string">
                <text:p>exp5_3</text:p>
                <draw:g>
                  <svg:desc>adapters.D1:adapter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ers.A2:adapters.A47</svg:desc>
                </draw:g>
              </table:table-cell>
              <table:table-cell office:value-type="float" office:value="0.009096">
                <text:p>0.009096</text:p>
                <draw:g>
                  <svg:desc>adapters.B2:adapters.B47</svg:desc>
                </draw:g>
              </table:table-cell>
              <table:table-cell office:value-type="float" office:value="0.008415">
                <text:p>0.008415</text:p>
                <draw:g>
                  <svg:desc>adapters.C2:adapters.C47</svg:desc>
                </draw:g>
              </table:table-cell>
              <table:table-cell office:value-type="float" office:value="0.007841">
                <text:p>0.007841</text:p>
                <draw:g>
                  <svg:desc>adapters.D2:adapters.D4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335">
                <text:p>0.000335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455">
                <text:p>0.000455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287">
                <text:p>0.000287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72">
                <text:p>0.000072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826">
                <text:p>0.000826</text:p>
              </table:table-cell>
              <table:table-cell office:value-type="float" office:value="0.000559">
                <text:p>0.000559</text:p>
              </table:table-cell>
              <table:table-cell office:value-type="float" office:value="0.002202">
                <text:p>0.0022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255">
                <text:p>0.000255</text:p>
              </table:table-cell>
              <table:table-cell office:value-type="float" office:value="0.00014">
                <text:p>0.00014</text:p>
              </table:table-cell>
              <table:table-cell office:value-type="float" office:value="0.005175">
                <text:p>0.0051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34">
                <text:p>0.00034</text:p>
              </table:table-cell>
              <table:table-cell office:value-type="float" office:value="0.000127">
                <text:p>0.000127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527">
                <text:p>0.001527</text:p>
              </table:table-cell>
              <table:table-cell office:value-type="float" office:value="0.000552">
                <text:p>0.000552</text:p>
              </table:table-cell>
              <table:table-cell office:value-type="float" office:value="0.010416">
                <text:p>0.0104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0499">
                <text:p>0.020499</text:p>
              </table:table-cell>
              <table:table-cell office:value-type="float" office:value="0.007861">
                <text:p>0.007861</text:p>
              </table:table-cell>
              <table:table-cell office:value-type="float" office:value="0.170506">
                <text:p>0.1705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99">
                <text:p>0.000299</text:p>
              </table:table-cell>
              <table:table-cell office:value-type="float" office:value="0.000276">
                <text:p>0.000276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319">
                <text:p>0.000319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279">
                <text:p>0.000279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368">
                <text:p>0.000368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406">
                <text:p>0.000406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377">
                <text:p>0.000377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474">
                <text:p>0.000474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434">
                <text:p>0.000434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332">
                <text:p>0.000332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755">
                <text:p>0.000755</text:p>
              </table:table-cell>
              <table:table-cell office:value-type="float" office:value="0.000878">
                <text:p>0.000878</text:p>
              </table:table-cell>
              <table:table-cell office:value-type="float" office:value="0.003694">
                <text:p>0.00369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795">
                <text:p>0.000795</text:p>
              </table:table-cell>
              <table:table-cell office:value-type="float" office:value="0.005097">
                <text:p>0.0050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2554">
                <text:p>0.002554</text:p>
              </table:table-cell>
              <table:table-cell office:value-type="float" office:value="0.001667">
                <text:p>0.001667</text:p>
              </table:table-cell>
              <table:table-cell office:value-type="float" office:value="0.010546">
                <text:p>0.01054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9673">
                <text:p>0.009673</text:p>
              </table:table-cell>
              <table:table-cell office:value-type="float" office:value="0.006207">
                <text:p>0.006207</text:p>
              </table:table-cell>
              <table:table-cell office:value-type="float" office:value="0.018722">
                <text:p>0.0187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48276">
                <text:p>0.048276</text:p>
              </table:table-cell>
              <table:table-cell office:value-type="float" office:value="0.036486">
                <text:p>0.036486</text:p>
              </table:table-cell>
              <table:table-cell office:value-type="float" office:value="0.060628">
                <text:p>0.06062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0243">
                <text:p>0.160243</text:p>
              </table:table-cell>
              <table:table-cell office:value-type="float" office:value="0.136319">
                <text:p>0.136319</text:p>
              </table:table-cell>
              <table:table-cell office:value-type="float" office:value="0.142006">
                <text:p>0.1420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05036">
                <text:p>0.205036</text:p>
              </table:table-cell>
              <table:table-cell office:value-type="float" office:value="0.205064">
                <text:p>0.205064</text:p>
              </table:table-cell>
              <table:table-cell office:value-type="float" office:value="0.164983">
                <text:p>0.1649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5384">
                <text:p>0.165384</text:p>
              </table:table-cell>
              <table:table-cell office:value-type="float" office:value="0.187718">
                <text:p>0.187718</text:p>
              </table:table-cell>
              <table:table-cell office:value-type="float" office:value="0.132297">
                <text:p>0.13229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40556">
                <text:p>0.140556</text:p>
              </table:table-cell>
              <table:table-cell office:value-type="float" office:value="0.167037">
                <text:p>0.167037</text:p>
              </table:table-cell>
              <table:table-cell office:value-type="float" office:value="0.105537">
                <text:p>0.1055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10318">
                <text:p>0.110318</text:p>
              </table:table-cell>
              <table:table-cell office:value-type="float" office:value="0.128778">
                <text:p>0.128778</text:p>
              </table:table-cell>
              <table:table-cell office:value-type="float" office:value="0.082169">
                <text:p>0.08216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54136">
                <text:p>0.054136</text:p>
              </table:table-cell>
              <table:table-cell office:value-type="float" office:value="0.058506">
                <text:p>0.058506</text:p>
              </table:table-cell>
              <table:table-cell office:value-type="float" office:value="0.039731">
                <text:p>0.0397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18277">
                <text:p>0.018277</text:p>
              </table:table-cell>
              <table:table-cell office:value-type="float" office:value="0.017939">
                <text:p>0.017939</text:p>
              </table:table-cell>
              <table:table-cell office:value-type="float" office:value="0.018668">
                <text:p>0.01866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461">
                <text:p>0.008461</text:p>
              </table:table-cell>
              <table:table-cell office:value-type="float" office:value="0.007775">
                <text:p>0.007775</text:p>
              </table:table-cell>
              <table:table-cell office:value-type="float" office:value="0.006502">
                <text:p>0.0065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8009">
                <text:p>0.008009</text:p>
              </table:table-cell>
              <table:table-cell office:value-type="float" office:value="0.005311">
                <text:p>0.005311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6508">
                <text:p>0.006508</text:p>
              </table:table-cell>
              <table:table-cell office:value-type="float" office:value="0.003725">
                <text:p>0.003725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7382">
                <text:p>0.007382</text:p>
              </table:table-cell>
              <table:table-cell office:value-type="float" office:value="0.003693">
                <text:p>0.00369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5492">
                <text:p>0.005492</text:p>
              </table:table-cell>
              <table:table-cell office:value-type="float" office:value="0.002851">
                <text:p>0.00285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878">
                <text:p>0.004878</text:p>
              </table:table-cell>
              <table:table-cell office:value-type="float" office:value="0.00267">
                <text:p>0.00267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2483">
                <text:p>0.002483</text:p>
              </table:table-cell>
              <table:table-cell office:value-type="float" office:value="0.001846">
                <text:p>0.001846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1573">
                <text:p>0.001573</text:p>
              </table:table-cell>
              <table:table-cell office:value-type="float" office:value="0.001558">
                <text:p>0.001558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76">
                <text:p>0.00076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adapters.A2:adapters.A47 adapters.E1:adapters.G47" chart:data-source-has-labels="both" svg:x="0.32cm" svg:y="0.18cm" svg:width="12.799cm" svg:height="8.64cm">
          <chartooo:coordinate-region svg:x="1.232cm" svg:y="0.379cm" svg:width="11.7cm" svg:height="7.396cm"/>
          <chart:axis chart:dimension="x" chart:name="primary-x" chart:style-name="ch4" chartooo:axis-type="auto">
            <chartooo:date-scale/>
            <chart:categories table:cell-range-address="adapters.A2:adapters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apters.E2:adapters.E47" chart:label-cell-address="adapters.E1:adapters.E1" chart:class="chart:line">
            <chart:data-point chart:repeated="46"/>
          </chart:series>
          <chart:series chart:style-name="ch7" chart:values-cell-range-address="adapters.F2:adapters.F47" chart:label-cell-address="adapters.F1:adapters.F1" chart:class="chart:line">
            <chart:data-point chart:repeated="46"/>
          </chart:series>
          <chart:series chart:style-name="ch8" chart:values-cell-range-address="adapters.G2:adapters.G47" chart:label-cell-address="adapters.G1:adapters.G1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p35_1</text:p>
                <draw:g>
                  <svg:desc>adapters.E1:adapters.E1</svg:desc>
                </draw:g>
              </table:table-cell>
              <table:table-cell office:value-type="string">
                <text:p>rbp35_2</text:p>
                <draw:g>
                  <svg:desc>adapters.F1:adapters.F1</svg:desc>
                </draw:g>
              </table:table-cell>
              <table:table-cell office:value-type="string">
                <text:p>rbp35_3</text:p>
                <draw:g>
                  <svg:desc>adapters.G1:adapters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ers.A2:adapters.A47</svg:desc>
                </draw:g>
              </table:table-cell>
              <table:table-cell office:value-type="float" office:value="0.010708">
                <text:p>0.010708</text:p>
                <draw:g>
                  <svg:desc>adapters.E2:adapters.E47</svg:desc>
                </draw:g>
              </table:table-cell>
              <table:table-cell office:value-type="float" office:value="0.011036">
                <text:p>0.011036</text:p>
                <draw:g>
                  <svg:desc>adapters.F2:adapters.F47</svg:desc>
                </draw:g>
              </table:table-cell>
              <table:table-cell office:value-type="float" office:value="0.008054">
                <text:p>0.008054</text:p>
                <draw:g>
                  <svg:desc>adapters.G2:adapters.G4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62">
                <text:p>0.00062</text:p>
              </table:table-cell>
              <table:table-cell office:value-type="float" office:value="0.000482">
                <text:p>0.00048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5">
                <text:p>0.001065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492">
                <text:p>0.000492</text:p>
              </table:table-cell>
              <table:table-cell office:value-type="float" office:value="0.00045">
                <text:p>0.00045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358">
                <text:p>0.000358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3623">
                <text:p>0.003623</text:p>
              </table:table-cell>
              <table:table-cell office:value-type="float" office:value="0.000724">
                <text:p>0.000724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6994">
                <text:p>0.006994</text:p>
              </table:table-cell>
              <table:table-cell office:value-type="float" office:value="0.000535">
                <text:p>0.000535</text:p>
              </table:table-cell>
              <table:table-cell office:value-type="float" office:value="0.004078">
                <text:p>0.004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5447">
                <text:p>0.005447</text:p>
              </table:table-cell>
              <table:table-cell office:value-type="float" office:value="0.000557">
                <text:p>0.000557</text:p>
              </table:table-cell>
              <table:table-cell office:value-type="float" office:value="0.003154">
                <text:p>0.0031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3672">
                <text:p>0.023672</text:p>
              </table:table-cell>
              <table:table-cell office:value-type="float" office:value="0.002297">
                <text:p>0.002297</text:p>
              </table:table-cell>
              <table:table-cell office:value-type="float" office:value="0.010641">
                <text:p>0.01064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42003">
                <text:p>0.342003</text:p>
              </table:table-cell>
              <table:table-cell office:value-type="float" office:value="0.037756">
                <text:p>0.037756</text:p>
              </table:table-cell>
              <table:table-cell office:value-type="float" office:value="0.145129">
                <text:p>0.1451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768">
                <text:p>0.002768</text:p>
              </table:table-cell>
              <table:table-cell office:value-type="float" office:value="0.000434">
                <text:p>0.000434</text:p>
              </table:table-cell>
              <table:table-cell office:value-type="float" office:value="0.001454">
                <text:p>0.0014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19">
                <text:p>0.00019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31">
                <text:p>0.00031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882">
                <text:p>0.00188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347">
                <text:p>0.000347</text:p>
              </table:table-cell>
              <table:table-cell office:value-type="float" office:value="0.000608">
                <text:p>0.000608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809">
                <text:p>0.000809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332">
                <text:p>0.000332</text:p>
              </table:table-cell>
              <table:table-cell office:value-type="float" office:value="0.000574">
                <text:p>0.000574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466">
                <text:p>0.000466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39">
                <text:p>0.0003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963">
                <text:p>0.00196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456">
                <text:p>0.000456</text:p>
              </table:table-cell>
              <table:table-cell office:value-type="float" office:value="0.000896">
                <text:p>0.000896</text:p>
              </table:table-cell>
              <table:table-cell office:value-type="float" office:value="0.003774">
                <text:p>0.0037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51">
                <text:p>0.000751</text:p>
              </table:table-cell>
              <table:table-cell office:value-type="float" office:value="0.001797">
                <text:p>0.001797</text:p>
              </table:table-cell>
              <table:table-cell office:value-type="float" office:value="0.007129">
                <text:p>0.0071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131">
                <text:p>0.00131</text:p>
              </table:table-cell>
              <table:table-cell office:value-type="float" office:value="0.001601">
                <text:p>0.001601</text:p>
              </table:table-cell>
              <table:table-cell office:value-type="float" office:value="0.008708">
                <text:p>0.00870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2755">
                <text:p>0.002755</text:p>
              </table:table-cell>
              <table:table-cell office:value-type="float" office:value="0.003069">
                <text:p>0.003069</text:p>
              </table:table-cell>
              <table:table-cell office:value-type="float" office:value="0.011831">
                <text:p>0.01183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25913">
                <text:p>0.025913</text:p>
              </table:table-cell>
              <table:table-cell office:value-type="float" office:value="0.015392">
                <text:p>0.015392</text:p>
              </table:table-cell>
              <table:table-cell office:value-type="float" office:value="0.033347">
                <text:p>0.03334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814">
                <text:p>0.00814</text:p>
              </table:table-cell>
              <table:table-cell office:value-type="float" office:value="0.007881">
                <text:p>0.007881</text:p>
              </table:table-cell>
              <table:table-cell office:value-type="float" office:value="0.017802">
                <text:p>0.0178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3282">
                <text:p>0.013282</text:p>
              </table:table-cell>
              <table:table-cell office:value-type="float" office:value="0.012795">
                <text:p>0.012795</text:p>
              </table:table-cell>
              <table:table-cell office:value-type="float" office:value="0.02212">
                <text:p>0.022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19675">
                <text:p>0.019675</text:p>
              </table:table-cell>
              <table:table-cell office:value-type="float" office:value="0.024756">
                <text:p>0.024756</text:p>
              </table:table-cell>
              <table:table-cell office:value-type="float" office:value="0.035299">
                <text:p>0.035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49732">
                <text:p>0.049732</text:p>
              </table:table-cell>
              <table:table-cell office:value-type="float" office:value="0.074138">
                <text:p>0.074138</text:p>
              </table:table-cell>
              <table:table-cell office:value-type="float" office:value="0.085869">
                <text:p>0.0858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97757">
                <text:p>0.097757</text:p>
              </table:table-cell>
              <table:table-cell office:value-type="float" office:value="0.193584">
                <text:p>0.19358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99903">
                <text:p>0.099903</text:p>
              </table:table-cell>
              <table:table-cell office:value-type="float" office:value="0.205626">
                <text:p>0.205626</text:p>
              </table:table-cell>
              <table:table-cell office:value-type="float" office:value="0.182995">
                <text:p>0.182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7251">
                <text:p>0.067251</text:p>
              </table:table-cell>
              <table:table-cell office:value-type="float" office:value="0.120346">
                <text:p>0.120346</text:p>
              </table:table-cell>
              <table:table-cell office:value-type="float" office:value="0.084983">
                <text:p>0.08498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5144">
                <text:p>0.05144</text:p>
              </table:table-cell>
              <table:table-cell office:value-type="float" office:value="0.086191">
                <text:p>0.086191</text:p>
              </table:table-cell>
              <table:table-cell office:value-type="float" office:value="0.05274">
                <text:p>0.052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51311">
                <text:p>0.051311</text:p>
              </table:table-cell>
              <table:table-cell office:value-type="float" office:value="0.064911">
                <text:p>0.064911</text:p>
              </table:table-cell>
              <table:table-cell office:value-type="float" office:value="0.037077">
                <text:p>0.03707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31955">
                <text:p>0.031955</text:p>
              </table:table-cell>
              <table:table-cell office:value-type="float" office:value="0.03378">
                <text:p>0.03378</text:p>
              </table:table-cell>
              <table:table-cell office:value-type="float" office:value="0.017891">
                <text:p>0.01789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26185">
                <text:p>0.026185</text:p>
              </table:table-cell>
              <table:table-cell office:value-type="float" office:value="0.01312">
                <text:p>0.01312</text:p>
              </table:table-cell>
              <table:table-cell office:value-type="float" office:value="0.008484">
                <text:p>0.0084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15384">
                <text:p>0.015384</text:p>
              </table:table-cell>
              <table:table-cell office:value-type="float" office:value="0.007484">
                <text:p>0.007484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14924">
                <text:p>0.014924</text:p>
              </table:table-cell>
              <table:table-cell office:value-type="float" office:value="0.008204">
                <text:p>0.008204</text:p>
              </table:table-cell>
              <table:table-cell office:value-type="float" office:value="0.002494">
                <text:p>0.00249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11376">
                <text:p>0.011376</text:p>
              </table:table-cell>
              <table:table-cell office:value-type="float" office:value="0.006849">
                <text:p>0.006849</text:p>
              </table:table-cell>
              <table:table-cell office:value-type="float" office:value="0.001203">
                <text:p>0.00120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5872">
                <text:p>0.005872</text:p>
              </table:table-cell>
              <table:table-cell office:value-type="float" office:value="0.008702">
                <text:p>0.008702</text:p>
              </table:table-cell>
              <table:table-cell office:value-type="float" office:value="0.000702">
                <text:p>0.0007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2163">
                <text:p>0.002163</text:p>
              </table:table-cell>
              <table:table-cell office:value-type="float" office:value="0.006633">
                <text:p>0.006633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023">
                <text:p>0.001023</text:p>
              </table:table-cell>
              <table:table-cell office:value-type="float" office:value="0.008471">
                <text:p>0.008471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0353">
                <text:p>0.000353</text:p>
              </table:table-cell>
              <table:table-cell office:value-type="float" office:value="0.010421">
                <text:p>0.01042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0301">
                <text:p>0.000301</text:p>
              </table:table-cell>
              <table:table-cell office:value-type="float" office:value="0.011719">
                <text:p>0.011719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0124">
                <text:p>0.000124</text:p>
              </table:table-cell>
              <table:table-cell office:value-type="float" office:value="0.005285">
                <text:p>0.005285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006">
                <text:p>0.00006</text:p>
              </table:table-cell>
              <table:table-cell office:value-type="float" office:value="0.004284">
                <text:p>0.00428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0046">
                <text:p>0.000046</text:p>
              </table:table-cell>
              <table:table-cell office:value-type="float" office:value="0.002429">
                <text:p>0.002429</text:p>
              </table:table-cell>
              <table:table-cell office:value-type="float" office:value="0.000017">
                <text:p>0.0000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56cm" svg:y="3.703cm" style:legend-expansion="high" chart:style-name="ch2"/>
        <chart:plot-area chart:style-name="ch3" table:cell-range-address="adapters.A2:adapters.A47 adapters.H1:adapters.J47" chart:data-source-has-labels="both" svg:x="0.32cm" svg:y="0.18cm" svg:width="13.116cm" svg:height="8.64cm">
          <chartooo:coordinate-region svg:x="1.232cm" svg:y="0.379cm" svg:width="12.017cm" svg:height="7.396cm"/>
          <chart:axis chart:dimension="x" chart:name="primary-x" chart:style-name="ch4" chartooo:axis-type="auto">
            <chartooo:date-scale/>
            <chart:categories table:cell-range-address="adapters.A2:adapters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dapters.H2:adapters.H47" chart:label-cell-address="adapters.H1:adapters.H1" chart:class="chart:line">
            <chart:data-point chart:repeated="46"/>
          </chart:series>
          <chart:series chart:style-name="ch8" chart:values-cell-range-address="adapters.I2:adapters.I47" chart:label-cell-address="adapters.I1:adapters.I1" chart:class="chart:line">
            <chart:data-point chart:repeated="46"/>
          </chart:series>
          <chart:series chart:style-name="ch9" chart:values-cell-range-address="adapters.J2:adapters.J47" chart:label-cell-address="adapters.J1:adapters.J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_1</text:p>
                <draw:g>
                  <svg:desc>adapters.H1:adapters.H1</svg:desc>
                </draw:g>
              </table:table-cell>
              <table:table-cell office:value-type="string">
                <text:p>WT_2</text:p>
                <draw:g>
                  <svg:desc>adapters.I1:adapters.I1</svg:desc>
                </draw:g>
              </table:table-cell>
              <table:table-cell office:value-type="string">
                <text:p>WT_3</text:p>
                <draw:g>
                  <svg:desc>adapters.J1:adapters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ers.A2:adapters.A47</svg:desc>
                </draw:g>
              </table:table-cell>
              <table:table-cell office:value-type="float" office:value="0.009693">
                <text:p>0.009693</text:p>
                <draw:g>
                  <svg:desc>adapters.H2:adapters.H47</svg:desc>
                </draw:g>
              </table:table-cell>
              <table:table-cell office:value-type="float" office:value="0.009745">
                <text:p>0.009745</text:p>
                <draw:g>
                  <svg:desc>adapters.I2:adapters.I47</svg:desc>
                </draw:g>
              </table:table-cell>
              <table:table-cell office:value-type="float" office:value="0.008756">
                <text:p>0.008756</text:p>
                <draw:g>
                  <svg:desc>adapters.J2:adapters.J4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213">
                <text:p>0.000213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193">
                <text:p>0.000193</text:p>
              </table:table-cell>
              <table:table-cell office:value-type="float" office:value="0.000276">
                <text:p>0.00027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246">
                <text:p>0.000246</text:p>
              </table:table-cell>
              <table:table-cell office:value-type="float" office:value="0.000223">
                <text:p>0.00022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1">
                <text:p>0.0001</text:p>
              </table:table-cell>
              <table:table-cell office:value-type="float" office:value="0.00009">
                <text:p>0.00009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1288">
                <text:p>0.001288</text:p>
              </table:table-cell>
              <table:table-cell office:value-type="float" office:value="0.001137">
                <text:p>0.001137</text:p>
              </table:table-cell>
              <table:table-cell office:value-type="float" office:value="0.001078">
                <text:p>0.0010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2796">
                <text:p>0.002796</text:p>
              </table:table-cell>
              <table:table-cell office:value-type="float" office:value="0.000671">
                <text:p>0.000671</text:p>
              </table:table-cell>
              <table:table-cell office:value-type="float" office:value="0.001674">
                <text:p>0.0016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2335">
                <text:p>0.002335</text:p>
              </table:table-cell>
              <table:table-cell office:value-type="float" office:value="0.000799">
                <text:p>0.000799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9049">
                <text:p>0.009049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39036">
                <text:p>0.139036</text:p>
              </table:table-cell>
              <table:table-cell office:value-type="float" office:value="0.039692">
                <text:p>0.039692</text:p>
              </table:table-cell>
              <table:table-cell office:value-type="float" office:value="0.047985">
                <text:p>0.0479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203">
                <text:p>0.001203</text:p>
              </table:table-cell>
              <table:table-cell office:value-type="float" office:value="0.000556">
                <text:p>0.000556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201">
                <text:p>0.000201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424">
                <text:p>0.000424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311">
                <text:p>0.00031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306">
                <text:p>0.000306</text:p>
              </table:table-cell>
              <table:table-cell office:value-type="float" office:value="0.000808">
                <text:p>0.000808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243">
                <text:p>0.000243</text:p>
              </table:table-cell>
              <table:table-cell office:value-type="float" office:value="0.001214">
                <text:p>0.001214</text:p>
              </table:table-cell>
              <table:table-cell office:value-type="float" office:value="0.000794">
                <text:p>0.0007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512">
                <text:p>0.000512</text:p>
              </table:table-cell>
              <table:table-cell office:value-type="float" office:value="0.002668">
                <text:p>0.002668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607">
                <text:p>0.000607</text:p>
              </table:table-cell>
              <table:table-cell office:value-type="float" office:value="0.005475">
                <text:p>0.005475</text:p>
              </table:table-cell>
              <table:table-cell office:value-type="float" office:value="0.004741">
                <text:p>0.00474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789">
                <text:p>0.000789</text:p>
              </table:table-cell>
              <table:table-cell office:value-type="float" office:value="0.004973">
                <text:p>0.004973</text:p>
              </table:table-cell>
              <table:table-cell office:value-type="float" office:value="0.005487">
                <text:p>0.00548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156">
                <text:p>0.00156</text:p>
              </table:table-cell>
              <table:table-cell office:value-type="float" office:value="0.006927">
                <text:p>0.006927</text:p>
              </table:table-cell>
              <table:table-cell office:value-type="float" office:value="0.008034">
                <text:p>0.0080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6215">
                <text:p>0.006215</text:p>
              </table:table-cell>
              <table:table-cell office:value-type="float" office:value="0.044012">
                <text:p>0.044012</text:p>
              </table:table-cell>
              <table:table-cell office:value-type="float" office:value="0.015814">
                <text:p>0.0158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8241">
                <text:p>0.008241</text:p>
              </table:table-cell>
              <table:table-cell office:value-type="float" office:value="0.009953">
                <text:p>0.009953</text:p>
              </table:table-cell>
              <table:table-cell office:value-type="float" office:value="0.009865">
                <text:p>0.00986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3569">
                <text:p>0.013569</text:p>
              </table:table-cell>
              <table:table-cell office:value-type="float" office:value="0.013538">
                <text:p>0.013538</text:p>
              </table:table-cell>
              <table:table-cell office:value-type="float" office:value="0.012739">
                <text:p>0.0127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18199">
                <text:p>0.018199</text:p>
              </table:table-cell>
              <table:table-cell office:value-type="float" office:value="0.020725">
                <text:p>0.020725</text:p>
              </table:table-cell>
              <table:table-cell office:value-type="float" office:value="0.020205">
                <text:p>0.02020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50692">
                <text:p>0.050692</text:p>
              </table:table-cell>
              <table:table-cell office:value-type="float" office:value="0.061041">
                <text:p>0.061041</text:p>
              </table:table-cell>
              <table:table-cell office:value-type="float" office:value="0.062405">
                <text:p>0.06240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23435">
                <text:p>0.123435</text:p>
              </table:table-cell>
              <table:table-cell office:value-type="float" office:value="0.155863">
                <text:p>0.155863</text:p>
              </table:table-cell>
              <table:table-cell office:value-type="float" office:value="0.158964">
                <text:p>0.1589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55242">
                <text:p>0.155242</text:p>
              </table:table-cell>
              <table:table-cell office:value-type="float" office:value="0.180646">
                <text:p>0.180646</text:p>
              </table:table-cell>
              <table:table-cell office:value-type="float" office:value="0.189047">
                <text:p>0.189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5272">
                <text:p>0.135272</text:p>
              </table:table-cell>
              <table:table-cell office:value-type="float" office:value="0.138701">
                <text:p>0.138701</text:p>
              </table:table-cell>
              <table:table-cell office:value-type="float" office:value="0.152477">
                <text:p>0.1524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16285">
                <text:p>0.116285</text:p>
              </table:table-cell>
              <table:table-cell office:value-type="float" office:value="0.116583">
                <text:p>0.116583</text:p>
              </table:table-cell>
              <table:table-cell office:value-type="float" office:value="0.123966">
                <text:p>0.1239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96743">
                <text:p>0.096743</text:p>
              </table:table-cell>
              <table:table-cell office:value-type="float" office:value="0.093223">
                <text:p>0.093223</text:p>
              </table:table-cell>
              <table:table-cell office:value-type="float" office:value="0.093912">
                <text:p>0.0939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483">
                <text:p>0.0483</text:p>
              </table:table-cell>
              <table:table-cell office:value-type="float" office:value="0.044051">
                <text:p>0.044051</text:p>
              </table:table-cell>
              <table:table-cell office:value-type="float" office:value="0.043091">
                <text:p>0.04309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2375">
                <text:p>0.02375</text:p>
              </table:table-cell>
              <table:table-cell office:value-type="float" office:value="0.01555">
                <text:p>0.01555</text:p>
              </table:table-cell>
              <table:table-cell office:value-type="float" office:value="0.015937">
                <text:p>0.01593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1077">
                <text:p>0.01077</text:p>
              </table:table-cell>
              <table:table-cell office:value-type="float" office:value="0.008072">
                <text:p>0.008072</text:p>
              </table:table-cell>
              <table:table-cell office:value-type="float" office:value="0.006346">
                <text:p>0.0063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9635">
                <text:p>0.009635</text:p>
              </table:table-cell>
              <table:table-cell office:value-type="float" office:value="0.006535">
                <text:p>0.006535</text:p>
              </table:table-cell>
              <table:table-cell office:value-type="float" office:value="0.003845">
                <text:p>0.0038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6959">
                <text:p>0.006959</text:p>
              </table:table-cell>
              <table:table-cell office:value-type="float" office:value="0.004674">
                <text:p>0.004674</text:p>
              </table:table-cell>
              <table:table-cell office:value-type="float" office:value="0.001739">
                <text:p>0.00173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3017">
                <text:p>0.003017</text:p>
              </table:table-cell>
              <table:table-cell office:value-type="float" office:value="0.003461">
                <text:p>0.003461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127">
                <text:p>0.00127</text:p>
              </table:table-cell>
              <table:table-cell office:value-type="float" office:value="0.001409">
                <text:p>0.001409</text:p>
              </table:table-cell>
              <table:table-cell office:value-type="float" office:value="0.000368">
                <text:p>0.0003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232">
                <text:p>0.000232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1">
                <text:p>0.0001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41">
                <text:p>0.0000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8cm" svg:y="3.454cm" style:legend-expansion="high" chart:style-name="ch2"/>
        <chart:plot-area chart:style-name="ch3" table:cell-range-address="'first nucleotide preference'.Q1:'first nucleotide preference'.T1 'first nucleotide preference'.A2:'first nucleotide preference'.E10 'first nucleotide preference'.E1:'first nucleotide preference'.E1" chart:data-source-has-labels="both" svg:x="0.32cm" svg:y="0.18cm" svg:width="14.34cm" svg:height="8.64cm">
          <chartooo:coordinate-region svg:x="2.661cm" svg:y="0.18cm" svg:width="11.759cm" svg:height="7.994cm"/>
          <chart:axis chart:dimension="x" chart:name="primary-x" chart:style-name="ch4" chartooo:axis-type="auto">
            <chartooo:date-scale/>
            <chart:categories table:cell-range-address="'first nucleotide preference'.A2:'first nucleotide preference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 nucleotide preference'.B2:'first nucleotide preference'.B10" chart:label-cell-address="'first nucleotide preference'.R1:'first nucleotide preference'.R1" chart:class="chart:bar">
            <chart:data-point chart:repeated="9"/>
          </chart:series>
          <chart:series chart:style-name="ch8" chart:values-cell-range-address="'first nucleotide preference'.C2:'first nucleotide preference'.C10" chart:label-cell-address="'first nucleotide preference'.S1:'first nucleotide preference'.S1" chart:class="chart:bar">
            <chart:data-point chart:repeated="9"/>
          </chart:series>
          <chart:series chart:style-name="ch9" chart:values-cell-range-address="'first nucleotide preference'.D2:'first nucleotide preference'.D10" chart:label-cell-address="'first nucleotide preference'.T1:'first nucleotide preference'.T1" chart:class="chart:bar">
            <chart:data-point chart:repeated="9"/>
          </chart:series>
          <chart:series chart:style-name="ch10" chart:values-cell-range-address="'first nucleotide preference'.E2:'first nucleotide preference'.E10" chart:label-cell-address="'first nucleotide preference'.E1:'first nucleotide preference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first nucleotide preference'.R1:'first nucleotide preference'.R1</svg:desc>
                </draw:g>
              </table:table-cell>
              <table:table-cell office:value-type="string">
                <text:p>G</text:p>
                <draw:g>
                  <svg:desc>'first nucleotide preference'.S1:'first nucleotide preference'.S1</svg:desc>
                </draw:g>
              </table:table-cell>
              <table:table-cell office:value-type="string">
                <text:p>T</text:p>
                <draw:g>
                  <svg:desc>'first nucleotide preference'.T1:'first nucleotide preference'.T1</svg:desc>
                </draw:g>
              </table:table-cell>
              <table:table-cell office:value-type="string">
                <text:p>T</text:p>
                <draw:g>
                  <svg:desc>'first nucleotide preference'.E1:'first nucleotide preferenc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5_1.fastq</text:p>
                <draw:g>
                  <svg:desc>'first nucleotide preference'.A2:'first nucleotide preference'.A10</svg:desc>
                </draw:g>
              </table:table-cell>
              <table:table-cell office:value-type="float" office:value="0.238910323574418">
                <text:p>0.238910323574418</text:p>
                <draw:g>
                  <svg:desc>'first nucleotide preference'.B2:'first nucleotide preference'.B10</svg:desc>
                </draw:g>
              </table:table-cell>
              <table:table-cell office:value-type="float" office:value="0.127574326345683">
                <text:p>0.127574326345683</text:p>
                <draw:g>
                  <svg:desc>'first nucleotide preference'.C2:'first nucleotide preference'.C10</svg:desc>
                </draw:g>
              </table:table-cell>
              <table:table-cell office:value-type="float" office:value="0.138926724817193">
                <text:p>0.138926724817193</text:p>
                <draw:g>
                  <svg:desc>'first nucleotide preference'.D2:'first nucleotide preference'.D10</svg:desc>
                </draw:g>
              </table:table-cell>
              <table:table-cell office:value-type="float" office:value="0.494588625262706">
                <text:p>0.494588625262706</text:p>
                <draw:g>
                  <svg:desc>'first nucleotide preference'.E2:'first nucleotide preference'.E10</svg:desc>
                </draw:g>
              </table:table-cell>
            </table:table-row>
            <table:table-row>
              <table:table-cell office:value-type="string">
                <text:p>exp5_2.fastq</text:p>
              </table:table-cell>
              <table:table-cell office:value-type="float" office:value="0.27591089632739">
                <text:p>0.27591089632739</text:p>
              </table:table-cell>
              <table:table-cell office:value-type="float" office:value="0.117529387896293">
                <text:p>0.117529387896293</text:p>
              </table:table-cell>
              <table:table-cell office:value-type="float" office:value="0.135018834081726">
                <text:p>0.135018834081726</text:p>
              </table:table-cell>
              <table:table-cell office:value-type="float" office:value="0.471540881694591">
                <text:p>0.471540881694591</text:p>
              </table:table-cell>
            </table:table-row>
            <table:table-row>
              <table:table-cell office:value-type="string">
                <text:p>exp5_3.fastq</text:p>
              </table:table-cell>
              <table:table-cell office:value-type="float" office:value="0.238962583196895">
                <text:p>0.238962583196895</text:p>
              </table:table-cell>
              <table:table-cell office:value-type="float" office:value="0.120055120790048">
                <text:p>0.120055120790048</text:p>
              </table:table-cell>
              <table:table-cell office:value-type="float" office:value="0.162572736276579">
                <text:p>0.162572736276579</text:p>
              </table:table-cell>
              <table:table-cell office:value-type="float" office:value="0.478409559736477">
                <text:p>0.478409559736477</text:p>
              </table:table-cell>
            </table:table-row>
            <table:table-row>
              <table:table-cell office:value-type="string">
                <text:p>rbp35_1.fastq</text:p>
              </table:table-cell>
              <table:table-cell office:value-type="float" office:value="0.220742984342569">
                <text:p>0.220742984342569</text:p>
              </table:table-cell>
              <table:table-cell office:value-type="float" office:value="0.129943212615844">
                <text:p>0.129943212615844</text:p>
              </table:table-cell>
              <table:table-cell office:value-type="float" office:value="0.17686854676297">
                <text:p>0.17686854676297</text:p>
              </table:table-cell>
              <table:table-cell office:value-type="float" office:value="0.472445256278617">
                <text:p>0.472445256278617</text:p>
              </table:table-cell>
            </table:table-row>
            <table:table-row>
              <table:table-cell office:value-type="string">
                <text:p>rbp35_2.fastq</text:p>
              </table:table-cell>
              <table:table-cell office:value-type="float" office:value="0.216208264053213">
                <text:p>0.216208264053213</text:p>
              </table:table-cell>
              <table:table-cell office:value-type="float" office:value="0.109097503058813">
                <text:p>0.109097503058813</text:p>
              </table:table-cell>
              <table:table-cell office:value-type="float" office:value="0.141949196884009">
                <text:p>0.141949196884009</text:p>
              </table:table-cell>
              <table:table-cell office:value-type="float" office:value="0.532745036003965">
                <text:p>0.532745036003965</text:p>
              </table:table-cell>
            </table:table-row>
            <table:table-row>
              <table:table-cell office:value-type="string">
                <text:p>rbp35_3.fastq</text:p>
              </table:table-cell>
              <table:table-cell office:value-type="float" office:value="0.186196779517608">
                <text:p>0.186196779517608</text:p>
              </table:table-cell>
              <table:table-cell office:value-type="float" office:value="0.0955734674598754">
                <text:p>0.0955734674598754</text:p>
              </table:table-cell>
              <table:table-cell office:value-type="float" office:value="0.107500787217558">
                <text:p>0.107500787217558</text:p>
              </table:table-cell>
              <table:table-cell office:value-type="float" office:value="0.610728965804959">
                <text:p>0.610728965804959</text:p>
              </table:table-cell>
            </table:table-row>
            <table:table-row>
              <table:table-cell office:value-type="string">
                <text:p>WT_1.fastq</text:p>
              </table:table-cell>
              <table:table-cell office:value-type="float" office:value="0.2581058681959">
                <text:p>0.2581058681959</text:p>
              </table:table-cell>
              <table:table-cell office:value-type="float" office:value="0.126904671503255">
                <text:p>0.126904671503255</text:p>
              </table:table-cell>
              <table:table-cell office:value-type="float" office:value="0.158571418846964">
                <text:p>0.158571418846964</text:p>
              </table:table-cell>
              <table:table-cell office:value-type="float" office:value="0.456418041453881">
                <text:p>0.456418041453881</text:p>
              </table:table-cell>
            </table:table-row>
            <table:table-row>
              <table:table-cell office:value-type="string">
                <text:p>WT_2.fastq</text:p>
              </table:table-cell>
              <table:table-cell office:value-type="float" office:value="0.245111265085153">
                <text:p>0.245111265085153</text:p>
              </table:table-cell>
              <table:table-cell office:value-type="float" office:value="0.122610206793014">
                <text:p>0.122610206793014</text:p>
              </table:table-cell>
              <table:table-cell office:value-type="float" office:value="0.139521384685816">
                <text:p>0.139521384685816</text:p>
              </table:table-cell>
              <table:table-cell office:value-type="float" office:value="0.492757143436017">
                <text:p>0.492757143436017</text:p>
              </table:table-cell>
            </table:table-row>
            <table:table-row>
              <table:table-cell office:value-type="string">
                <text:p>WT_3.fastq</text:p>
              </table:table-cell>
              <table:table-cell office:value-type="float" office:value="0.247961631628185">
                <text:p>0.247961631628185</text:p>
              </table:table-cell>
              <table:table-cell office:value-type="float" office:value="0.118825114470614">
                <text:p>0.118825114470614</text:p>
              </table:table-cell>
              <table:table-cell office:value-type="float" office:value="0.143824657873393">
                <text:p>0.143824657873393</text:p>
              </table:table-cell>
              <table:table-cell office:value-type="float" office:value="0.489388596027807">
                <text:p>0.489388596027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205cm" style:legend-expansion="high" chart:style-name="ch2"/>
        <chart:plot-area chart:style-name="ch3" table:cell-range-address="'reads lenght'.Z1:'reads lenght'.AE22" chart:data-source-has-labels="both" svg:x="0.32cm" svg:y="0.18cm" svg:width="12.296cm" svg:height="8.64cm">
          <chartooo:coordinate-region svg:x="1.232cm" svg:y="0.379cm" svg:width="11.198cm" svg:height="7.794cm"/>
          <chart:axis chart:dimension="x" chart:name="primary-x" chart:style-name="ch4" chartooo:axis-type="auto">
            <chartooo:date-scale/>
            <chart:categories table:cell-range-address="'reads lenght'.Z2:'reads lenght'.Z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ads lenght'.AA2:'reads lenght'.AA22" chart:label-cell-address="'reads lenght'.AA1:'reads lenght'.AA1" chart:class="chart:line">
            <chart:data-point chart:repeated="21"/>
          </chart:series>
          <chart:series chart:style-name="ch7" chart:values-cell-range-address="'reads lenght'.AB2:'reads lenght'.AB22" chart:label-cell-address="'reads lenght'.AB1:'reads lenght'.AB1" chart:class="chart:line">
            <chart:data-point chart:repeated="21"/>
          </chart:series>
          <chart:series chart:style-name="ch8" chart:values-cell-range-address="'reads lenght'.AC2:'reads lenght'.AC22" chart:label-cell-address="'reads lenght'.AC1:'reads lenght'.AC1" chart:class="chart:line">
            <chart:data-point chart:repeated="21"/>
          </chart:series>
          <chart:series chart:style-name="ch9" chart:values-cell-range-address="'reads lenght'.AD2:'reads lenght'.AD22" chart:label-cell-address="'reads lenght'.AD1:'reads lenght'.AD1" chart:class="chart:line">
            <chart:data-point chart:repeated="21"/>
          </chart:series>
          <chart:series chart:style-name="ch10" chart:values-cell-range-address="'reads lenght'.AE2:'reads lenght'.AE22" chart:label-cell-address="'reads lenght'.AE1:'reads lenght'.A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exp_down</text:p>
                <draw:g>
                  <svg:desc>'reads lenght'.AA1:'reads lenght'.AA1</svg:desc>
                </draw:g>
              </table:table-cell>
              <table:table-cell office:value-type="string">
                <text:p>_exp_up</text:p>
                <draw:g>
                  <svg:desc>'reads lenght'.AB1:'reads lenght'.AB1</svg:desc>
                </draw:g>
              </table:table-cell>
              <table:table-cell office:value-type="string">
                <text:p>_rbp_down</text:p>
                <draw:g>
                  <svg:desc>'reads lenght'.AC1:'reads lenght'.AC1</svg:desc>
                </draw:g>
              </table:table-cell>
              <table:table-cell office:value-type="string">
                <text:p>_rbp_up</text:p>
                <draw:g>
                  <svg:desc>'reads lenght'.AD1:'reads lenght'.AD1</svg:desc>
                </draw:g>
              </table:table-cell>
              <table:table-cell office:value-type="string">
                <text:p>WT</text:p>
                <draw:g>
                  <svg:desc>'reads lenght'.AE1:'reads lenght'.AE1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'reads lenght'.Z2:'reads lenght'.Z22</svg:desc>
                </draw:g>
              </table:table-cell>
              <table:table-cell office:value-type="float" office:value="0.0982619170538634">
                <text:p>0.0982619170538634</text:p>
                <draw:g>
                  <svg:desc>'reads lenght'.AA2:'reads lenght'.AA22</svg:desc>
                </draw:g>
              </table:table-cell>
              <table:table-cell office:value-type="float" office:value="0.0615212527964206">
                <text:p>0.0615212527964206</text:p>
                <draw:g>
                  <svg:desc>'reads lenght'.AB2:'reads lenght'.AB22</svg:desc>
                </draw:g>
              </table:table-cell>
              <table:table-cell office:value-type="float" office:value="0.0824876998769988">
                <text:p>0.0824876998769988</text:p>
                <draw:g>
                  <svg:desc>'reads lenght'.AC2:'reads lenght'.AC22</svg:desc>
                </draw:g>
              </table:table-cell>
              <table:table-cell office:value-type="float" office:value="0.173300485025791">
                <text:p>0.173300485025791</text:p>
                <draw:g>
                  <svg:desc>'reads lenght'.AD2:'reads lenght'.AD22</svg:desc>
                </draw:g>
              </table:table-cell>
              <table:table-cell office:value-type="float" office:value="0.0649131259529976">
                <text:p>0.0649131259529976</text:p>
                <draw:g>
                  <svg:desc>'reads lenght'.AE2:'reads lenght'.AE22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68473584580967">
                <text:p>0.168473584580967</text:p>
              </table:table-cell>
              <table:table-cell office:value-type="float" office:value="0.154362416107383">
                <text:p>0.154362416107383</text:p>
              </table:table-cell>
              <table:table-cell office:value-type="float" office:value="0.14539770397704">
                <text:p>0.14539770397704</text:p>
              </table:table-cell>
              <table:table-cell office:value-type="float" office:value="0.376549387943645">
                <text:p>0.376549387943645</text:p>
              </table:table-cell>
              <table:table-cell office:value-type="float" office:value="0.158843987493042">
                <text:p>0.1588439874930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86370676303562">
                <text:p>0.186370676303562</text:p>
              </table:table-cell>
              <table:table-cell office:value-type="float" office:value="0.208612975391499">
                <text:p>0.208612975391499</text:p>
              </table:table-cell>
              <table:table-cell office:value-type="float" office:value="0.172124846248462">
                <text:p>0.172124846248462</text:p>
              </table:table-cell>
              <table:table-cell office:value-type="float" office:value="0.288397875125106">
                <text:p>0.288397875125106</text:p>
              </table:table-cell>
              <table:table-cell office:value-type="float" office:value="0.198856837833095">
                <text:p>0.19885683783309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58492514197212">
                <text:p>0.158492514197212</text:p>
              </table:table-cell>
              <table:table-cell office:value-type="float" office:value="0.200223713646532">
                <text:p>0.200223713646532</text:p>
              </table:table-cell>
              <table:table-cell office:value-type="float" office:value="0.168076055760558">
                <text:p>0.168076055760558</text:p>
              </table:table-cell>
              <table:table-cell office:value-type="float" office:value="0.065901917006698">
                <text:p>0.065901917006698</text:p>
              </table:table-cell>
              <table:table-cell office:value-type="float" office:value="0.172729199693831">
                <text:p>0.1727291996938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40079160213388">
                <text:p>0.140079160213388</text:p>
              </table:table-cell>
              <table:table-cell office:value-type="float" office:value="0.158836689038031">
                <text:p>0.158836689038031</text:p>
              </table:table-cell>
              <table:table-cell office:value-type="float" office:value="0.157390323903239">
                <text:p>0.157390323903239</text:p>
              </table:table-cell>
              <table:table-cell office:value-type="float" office:value="0.0228655015782585">
                <text:p>0.0228655015782585</text:p>
              </table:table-cell>
              <table:table-cell office:value-type="float" office:value="0.149223155722826">
                <text:p>0.14922315572282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2338668043366">
                <text:p>0.12338668043366</text:p>
              </table:table-cell>
              <table:table-cell office:value-type="float" office:value="0.13255033557047">
                <text:p>0.13255033557047</text:p>
              </table:table-cell>
              <table:table-cell office:value-type="float" office:value="0.14229704797048">
                <text:p>0.14229704797048</text:p>
              </table:table-cell>
              <table:table-cell office:value-type="float" office:value="0.0197089845253676">
                <text:p>0.0197089845253676</text:p>
              </table:table-cell>
              <table:table-cell office:value-type="float" office:value="0.124249987142096">
                <text:p>0.12424998714209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801927379108587">
                <text:p>0.0801927379108587</text:p>
              </table:table-cell>
              <table:table-cell office:value-type="float" office:value="0.0626398210290828">
                <text:p>0.0626398210290828</text:p>
              </table:table-cell>
              <table:table-cell office:value-type="float" office:value="0.0880227552275523">
                <text:p>0.0880227552275523</text:p>
              </table:table-cell>
              <table:table-cell office:value-type="float" office:value="0.0127030564323659">
                <text:p>0.0127030564323659</text:p>
              </table:table-cell>
              <table:table-cell office:value-type="float" office:value="0.0620158432061863">
                <text:p>0.062015843206186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65014627430735">
                <text:p>0.0265014627430735</text:p>
              </table:table-cell>
              <table:table-cell office:value-type="float" office:value="0.0156599552572707">
                <text:p>0.0156599552572707</text:p>
              </table:table-cell>
              <table:table-cell office:value-type="float" office:value="0.0288027880278803">
                <text:p>0.0288027880278803</text:p>
              </table:table-cell>
              <table:table-cell office:value-type="float" office:value="0.00739086919701286">
                <text:p>0.00739086919701286</text:p>
              </table:table-cell>
              <table:table-cell office:value-type="float" office:value="0.0303095767178159">
                <text:p>0.03030957671781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877645844088797">
                <text:p>0.00877645844088797</text:p>
              </table:table-cell>
              <table:table-cell office:value-type="float" office:value="0.00223713646532438">
                <text:p>0.00223713646532438</text:p>
              </table:table-cell>
              <table:table-cell office:value-type="float" office:value="0.00822570725707257">
                <text:p>0.00822570725707257</text:p>
              </table:table-cell>
              <table:table-cell office:value-type="float" office:value="0.00438832858572638">
                <text:p>0.00438832858572638</text:p>
              </table:table-cell>
              <table:table-cell office:value-type="float" office:value="0.0137622112266137">
                <text:p>0.013762211226613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413009808982963">
                <text:p>0.00413009808982963</text:p>
              </table:table-cell>
              <table:table-cell office:value-type="float" office:value="0.000559284116331096">
                <text:p>0.000559284116331096</text:p>
              </table:table-cell>
              <table:table-cell office:value-type="float" office:value="0.00325440754407544">
                <text:p>0.00325440754407544</text:p>
              </table:table-cell>
              <table:table-cell office:value-type="float" office:value="0.00384941104011086">
                <text:p>0.00384941104011086</text:p>
              </table:table-cell>
              <table:table-cell office:value-type="float" office:value="0.0111769217271341">
                <text:p>0.011176921727134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344174840819136">
                <text:p>0.00344174840819136</text:p>
              </table:table-cell>
              <table:table-cell office:value-type="float" office:value="0">
                <text:p>0</text:p>
              </table:table-cell>
              <table:table-cell office:value-type="float" office:value="0.00194751947519475">
                <text:p>0.00194751947519475</text:p>
              </table:table-cell>
              <table:table-cell office:value-type="float" office:value="0.00315651705289091">
                <text:p>0.00315651705289091</text:p>
              </table:table-cell>
              <table:table-cell office:value-type="float" office:value="0.0076532889004526">
                <text:p>0.00765328890045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137669936327654">
                <text:p>0.00137669936327654</text:p>
              </table:table-cell>
              <table:table-cell office:value-type="float" office:value="0">
                <text:p>0</text:p>
              </table:table-cell>
              <table:table-cell office:value-type="float" office:value="0.00128126281262813">
                <text:p>0.00128126281262813</text:p>
              </table:table-cell>
              <table:table-cell office:value-type="float" office:value="0.00323350527369312">
                <text:p>0.00323350527369312</text:p>
              </table:table-cell>
              <table:table-cell office:value-type="float" office:value="0.00345168529297868">
                <text:p>0.003451685292978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344174840819136">
                <text:p>0.000344174840819136</text:p>
              </table:table-cell>
              <table:table-cell office:value-type="float" office:value="0.000559284116331096">
                <text:p>0.000559284116331096</text:p>
              </table:table-cell>
              <table:table-cell office:value-type="float" office:value="0.000486879868798688">
                <text:p>0.000486879868798688</text:p>
              </table:table-cell>
              <table:table-cell office:value-type="float" office:value="0.00477326968973747">
                <text:p>0.00477326968973747</text:p>
              </table:table-cell>
              <table:table-cell office:value-type="float" office:value="0.00159050375753322">
                <text:p>0.001590503757533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559284116331096">
                <text:p>0.000559284116331096</text:p>
              </table:table-cell>
              <table:table-cell office:value-type="float" office:value="0.000153751537515375">
                <text:p>0.000153751537515375</text:p>
              </table:table-cell>
              <table:table-cell office:value-type="float" office:value="0.00454230502733082">
                <text:p>0.00454230502733082</text:p>
              </table:table-cell>
              <table:table-cell office:value-type="float" office:value="0.000583994632959799">
                <text:p>0.0005839946329597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559284116331096">
                <text:p>0.000559284116331096</text:p>
              </table:table-cell>
              <table:table-cell office:value-type="float" office:value="0">
                <text:p>0</text:p>
              </table:table-cell>
              <table:table-cell office:value-type="float" office:value="0.00354145815690199">
                <text:p>0.00354145815690199</text:p>
              </table:table-cell>
              <table:table-cell office:value-type="float" office:value="0.000241747494977854">
                <text:p>0.00024174749497785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0172087420409568">
                <text:p>0.000172087420409568</text:p>
              </table:table-cell>
              <table:table-cell office:value-type="float" office:value="0.000559284116331096">
                <text:p>0.000559284116331096</text:p>
              </table:table-cell>
              <table:table-cell office:value-type="float" office:value="0.000051250512505125">
                <text:p>0.000051250512505125</text:p>
              </table:table-cell>
              <table:table-cell office:value-type="float" office:value="0.00292555239048426">
                <text:p>0.00292555239048426</text:p>
              </table:table-cell>
              <table:table-cell office:value-type="float" office:value="0.000174243501464288">
                <text:p>0.00017424350146428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559284116331096">
                <text:p>0.000559284116331096</text:p>
              </table:table-cell>
              <table:table-cell office:value-type="float" office:value="0">
                <text:p>0</text:p>
              </table:table-cell>
              <table:table-cell office:value-type="float" office:value="0.00146277619524213">
                <text:p>0.00146277619524213</text:p>
              </table:table-cell>
              <table:table-cell office:value-type="float" office:value="0.0000713802732531403">
                <text:p>0.00007138027325314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15905766417738">
                <text:p>0.000615905766417738</text:p>
              </table:table-cell>
              <table:table-cell office:value-type="float" office:value="0.0000457590096086357">
                <text:p>0.000045759009608635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38917545615521">
                <text:p>0.000538917545615521</text:p>
              </table:table-cell>
              <table:table-cell office:value-type="float" office:value="0.0000358319517389936">
                <text:p>0.000035831951738993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769882208022173">
                <text:p>0.0000769882208022173</text:p>
              </table:table-cell>
              <table:table-cell office:value-type="float" office:value="0.0000275121318101508">
                <text:p>0.00002751213181015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769882208022173">
                <text:p>0.0000769882208022173</text:p>
              </table:table-cell>
              <table:table-cell office:value-type="float" office:value="0.000020137745964131">
                <text:p>0.0000201377459641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8cm" svg:y="3.454cm" style:legend-expansion="high" chart:style-name="ch2"/>
        <chart:plot-area chart:style-name="ch3" table:cell-range-address="'first nucleotide preference'.H1:'first nucleotide preference'.L6" chart:data-source-has-labels="both" svg:x="0.32cm" svg:y="0.18cm" svg:width="14.34cm" svg:height="8.64cm">
          <chartooo:coordinate-region svg:x="2.291cm" svg:y="0.18cm" svg:width="12.129cm" svg:height="7.993cm"/>
          <chart:axis chart:dimension="x" chart:name="primary-x" chart:style-name="ch4" chartooo:axis-type="auto">
            <chartooo:date-scale/>
            <chart:categories table:cell-range-address="'first nucleotide preference'.H2:'first nucleotide preference'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 nucleotide preference'.I2:'first nucleotide preference'.I6" chart:label-cell-address="'first nucleotide preference'.I1:'first nucleotide preference'.I1" chart:class="chart:bar">
            <chart:data-point chart:repeated="5"/>
          </chart:series>
          <chart:series chart:style-name="ch8" chart:values-cell-range-address="'first nucleotide preference'.J2:'first nucleotide preference'.J6" chart:label-cell-address="'first nucleotide preference'.J1:'first nucleotide preference'.J1" chart:class="chart:bar">
            <chart:data-point chart:repeated="5"/>
          </chart:series>
          <chart:series chart:style-name="ch9" chart:values-cell-range-address="'first nucleotide preference'.K2:'first nucleotide preference'.K6" chart:label-cell-address="'first nucleotide preference'.K1:'first nucleotide preference'.K1" chart:class="chart:bar">
            <chart:data-point chart:repeated="5"/>
          </chart:series>
          <chart:series chart:style-name="ch10" chart:values-cell-range-address="'first nucleotide preference'.L2:'first nucleotide preference'.L6" chart:label-cell-address="'first nucleotide preference'.L1:'first nucleotide preference'.L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'first nucleotide preference'.I1:'first nucleotide preference'.I1</svg:desc>
                </draw:g>
              </table:table-cell>
              <table:table-cell office:value-type="string">
                <text:p>C</text:p>
                <draw:g>
                  <svg:desc>'first nucleotide preference'.J1:'first nucleotide preference'.J1</svg:desc>
                </draw:g>
              </table:table-cell>
              <table:table-cell office:value-type="string">
                <text:p>G</text:p>
                <draw:g>
                  <svg:desc>'first nucleotide preference'.K1:'first nucleotide preference'.K1</svg:desc>
                </draw:g>
              </table:table-cell>
              <table:table-cell office:value-type="string">
                <text:p>T</text:p>
                <draw:g>
                  <svg:desc>'first nucleotide preference'.L1:'first nucleotide preferen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_exp_down</text:p>
                <draw:g>
                  <svg:desc>'first nucleotide preference'.H2:'first nucleotide preference'.H6</svg:desc>
                </draw:g>
              </table:table-cell>
              <table:table-cell office:value-type="float" office:value="0.230769230769231">
                <text:p>0.230769230769231</text:p>
                <draw:g>
                  <svg:desc>'first nucleotide preference'.I2:'first nucleotide preference'.I6</svg:desc>
                </draw:g>
              </table:table-cell>
              <table:table-cell office:value-type="float" office:value="0.172603682670797">
                <text:p>0.172603682670797</text:p>
                <draw:g>
                  <svg:desc>'first nucleotide preference'.J2:'first nucleotide preference'.J6</svg:desc>
                </draw:g>
              </table:table-cell>
              <table:table-cell office:value-type="float" office:value="0.183617277577009">
                <text:p>0.183617277577009</text:p>
                <draw:g>
                  <svg:desc>'first nucleotide preference'.K2:'first nucleotide preference'.K6</svg:desc>
                </draw:g>
              </table:table-cell>
              <table:table-cell office:value-type="float" office:value="0.413009808982963">
                <text:p>0.413009808982963</text:p>
                <draw:g>
                  <svg:desc>'first nucleotide preference'.L2:'first nucleotide preference'.L6</svg:desc>
                </draw:g>
              </table:table-cell>
            </table:table-row>
            <table:table-row>
              <table:table-cell office:value-type="string">
                <text:p>_exp_up</text:p>
              </table:table-cell>
              <table:table-cell office:value-type="float" office:value="0.210850111856823">
                <text:p>0.210850111856823</text:p>
              </table:table-cell>
              <table:table-cell office:value-type="float" office:value="0.139821029082774">
                <text:p>0.139821029082774</text:p>
              </table:table-cell>
              <table:table-cell office:value-type="float" office:value="0.143176733780761">
                <text:p>0.143176733780761</text:p>
              </table:table-cell>
              <table:table-cell office:value-type="float" office:value="0.506152125279642">
                <text:p>0.506152125279642</text:p>
              </table:table-cell>
            </table:table-row>
            <table:table-row>
              <table:table-cell office:value-type="string">
                <text:p>_rbp_down</text:p>
              </table:table-cell>
              <table:table-cell office:value-type="float" office:value="0.256329438294383">
                <text:p>0.256329438294383</text:p>
              </table:table-cell>
              <table:table-cell office:value-type="float" office:value="0.166128536285363">
                <text:p>0.166128536285363</text:p>
              </table:table-cell>
              <table:table-cell office:value-type="float" office:value="0.174046740467405">
                <text:p>0.174046740467405</text:p>
              </table:table-cell>
              <table:table-cell office:value-type="float" office:value="0.40349528495285">
                <text:p>0.40349528495285</text:p>
              </table:table-cell>
            </table:table-row>
            <table:table-row>
              <table:table-cell office:value-type="string">
                <text:p>_rbp_up</text:p>
              </table:table-cell>
              <table:table-cell office:value-type="float" office:value="0.0879975363769343">
                <text:p>0.0879975363769343</text:p>
              </table:table-cell>
              <table:table-cell office:value-type="float" office:value="0.0552005543151898">
                <text:p>0.0552005543151898</text:p>
              </table:table-cell>
              <table:table-cell office:value-type="float" office:value="0.0431134036492417">
                <text:p>0.0431134036492417</text:p>
              </table:table-cell>
              <table:table-cell office:value-type="float" office:value="0.813688505658634">
                <text:p>0.813688505658634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0.2581058681959">
                <text:p>0.2581058681959</text:p>
              </table:table-cell>
              <table:table-cell office:value-type="float" office:value="0.126904671503255">
                <text:p>0.126904671503255</text:p>
              </table:table-cell>
              <table:table-cell office:value-type="float" office:value="0.158571418846964">
                <text:p>0.158571418846964</text:p>
              </table:table-cell>
              <table:table-cell office:value-type="float" office:value="0.456418041453881">
                <text:p>0.45641804145388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